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angle_r_e_f_1</text:p>
          </table:table-cell>
          <table:table-cell office:value-type="string" calcext:value-type="string">
            <text:p>zmp_r_e_f_1</text:p>
          </table:table-cell>
          <table:table-cell office:value-type="string" calcext:value-type="string">
            <text:p>zmp_f_t_1</text:p>
          </table:table-cell>
          <table:table-cell office:value-type="string" calcext:value-type="string">
            <text:p>angle_r_e_f_2</text:p>
          </table:table-cell>
          <table:table-cell office:value-type="string" calcext:value-type="string">
            <text:p>zmp_r_e_f_2</text:p>
          </table:table-cell>
          <table:table-cell office:value-type="string" calcext:value-type="string">
            <text:p>zmp_f_t_2</text:p>
          </table:table-cell>
          <table:table-cell office:value-type="string" calcext:value-type="string">
            <text:p>angle_r_e_f_3</text:p>
          </table:table-cell>
          <table:table-cell office:value-type="string" calcext:value-type="string">
            <text:p>zmp_r_e_f_3</text:p>
          </table:table-cell>
          <table:table-cell office:value-type="string" calcext:value-type="string">
            <text:p>zmp_f_t_3</text:p>
          </table:table-cell>
          <table:table-cell office:value-type="string" calcext:value-type="string">
            <text:p>angle_r_e_f_4</text:p>
          </table:table-cell>
          <table:table-cell office:value-type="string" calcext:value-type="string">
            <text:p>zmp_r_e_f_4</text:p>
          </table:table-cell>
          <table:table-cell office:value-type="string" calcext:value-type="string">
            <text:p>zmp_f_t_4</text:p>
          </table:table-cell>
          <table:table-cell office:value-type="string" calcext:value-type="string">
            <text:p>angle_r_e_f_5</text:p>
          </table:table-cell>
          <table:table-cell office:value-type="string" calcext:value-type="string">
            <text:p>zmp_r_e_f_5</text:p>
          </table:table-cell>
          <table:table-cell office:value-type="string" calcext:value-type="string">
            <text:p>zmp_f_t_5</text:p>
          </table:table-cell>
          <table:table-cell office:value-type="string" calcext:value-type="string">
            <text:p>angle_r_e_f_6</text:p>
          </table:table-cell>
          <table:table-cell office:value-type="string" calcext:value-type="string">
            <text:p>zmp_r_e_f_6</text:p>
          </table:table-cell>
          <table:table-cell office:value-type="string" calcext:value-type="string">
            <text:p>zmp_f_t_6</text:p>
          </table:table-cell>
          <table:table-cell office:value-type="string" calcext:value-type="string">
            <text:p>angle_r_e_f_7</text:p>
          </table:table-cell>
          <table:table-cell office:value-type="string" calcext:value-type="string">
            <text:p>zmp_r_e_f_7</text:p>
          </table:table-cell>
          <table:table-cell office:value-type="string" calcext:value-type="string">
            <text:p>zmp_f_t_7</text:p>
          </table:table-cell>
          <table:table-cell office:value-type="string" calcext:value-type="string">
            <text:p>angle_r_e_f_8</text:p>
          </table:table-cell>
          <table:table-cell office:value-type="string" calcext:value-type="string">
            <text:p>zmp_r_e_f_8</text:p>
          </table:table-cell>
          <table:table-cell office:value-type="string" calcext:value-type="string">
            <text:p>zmp_f_t_8</text:p>
          </table:table-cell>
          <table:table-cell office:value-type="string" calcext:value-type="string">
            <text:p>angle_r_e_f_9</text:p>
          </table:table-cell>
          <table:table-cell office:value-type="string" calcext:value-type="string">
            <text:p>zmp_r_e_f_9</text:p>
          </table:table-cell>
          <table:table-cell office:value-type="string" calcext:value-type="string">
            <text:p>zmp_f_t_9</text:p>
          </table:table-cell>
          <table:table-cell office:value-type="string" calcext:value-type="string">
            <text:p>angle_r_e_f_1_0</text:p>
          </table:table-cell>
          <table:table-cell office:value-type="string" calcext:value-type="string">
            <text:p>zmp_r_e_f_1_0</text:p>
          </table:table-cell>
          <table:table-cell office:value-type="string" calcext:value-type="string">
            <text:p>zmp_f_t_1_0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878" calcext:value-type="float">
            <text:p>0.000098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1" calcext:value-type="float">
            <text:p>-0.00007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77" calcext:value-type="float">
            <text:p>-0.000000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32114" calcext:value-type="float">
            <text:p>-0.000321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83" calcext:value-type="float">
            <text:p>-0.000029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13" calcext:value-type="float">
            <text:p>0.000074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684" calcext:value-type="float">
            <text:p>-0.000096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55" calcext:value-type="float">
            <text:p>0.000013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21" calcext:value-type="float">
            <text:p>-0.000043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52" calcext:value-type="float">
            <text:p>0.0000585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62" calcext:value-type="float">
            <text:p>0.000044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48" calcext:value-type="float">
            <text:p>-0.000033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51" calcext:value-type="float">
            <text:p>0.000063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868" calcext:value-type="float">
            <text:p>-0.000238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4" calcext:value-type="float">
            <text:p>-0.0000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15" calcext:value-type="float">
            <text:p>0.000018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94" calcext:value-type="float">
            <text:p>0.000048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75" calcext:value-type="float">
            <text:p>-0.000020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18" calcext:value-type="float">
            <text:p>0.00003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76" calcext:value-type="float">
            <text:p>-0.00001076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27" calcext:value-type="float">
            <text:p>-0.00006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28" calcext:value-type="float">
            <text:p>-0.000085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81" calcext:value-type="float">
            <text:p>-0.000020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92" calcext:value-type="float">
            <text:p>-0.0002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95" calcext:value-type="float">
            <text:p>-0.000005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14" calcext:value-type="float">
            <text:p>-0.000021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49" calcext:value-type="float">
            <text:p>0.000016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" calcext:value-type="float">
            <text:p>-0.000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" calcext:value-type="float">
            <text:p>-0.000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63" calcext:value-type="float">
            <text:p>0.00003163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91" calcext:value-type="float">
            <text:p>0.000036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6" calcext:value-type="float">
            <text:p>-0.00004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54" calcext:value-type="float">
            <text:p>-0.00009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4" calcext:value-type="float">
            <text:p>-0.00012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56" calcext:value-type="float">
            <text:p>-0.000014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106" calcext:value-type="float">
            <text:p>-0.000101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34" calcext:value-type="float">
            <text:p>0.000005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26" calcext:value-type="float">
            <text:p>-0.00000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19" calcext:value-type="float">
            <text:p>-0.00004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37" calcext:value-type="float">
            <text:p>0.00002937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34" calcext:value-type="float">
            <text:p>-0.00001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81" calcext:value-type="float">
            <text:p>-0.000019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852" calcext:value-type="float">
            <text:p>-0.000108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358" calcext:value-type="float">
            <text:p>-0.000173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09" calcext:value-type="float">
            <text:p>0.00003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5" calcext:value-type="float">
            <text:p>0.0000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68" calcext:value-type="float">
            <text:p>-0.000024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41" calcext:value-type="float">
            <text:p>0.00000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4" calcext:value-type="float">
            <text:p>-0.00001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966" calcext:value-type="float">
            <text:p>0.00004966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02" calcext:value-type="float">
            <text:p>0.00001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54" calcext:value-type="float">
            <text:p>-0.00007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41" calcext:value-type="float">
            <text:p>0.000000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852" calcext:value-type="float">
            <text:p>-0.000148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78" calcext:value-type="float">
            <text:p>-0.000064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9" calcext:value-type="float">
            <text:p>-0.00008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65" calcext:value-type="float">
            <text:p>-0.000039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7" calcext:value-type="float">
            <text:p>-0.00012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64" calcext:value-type="float">
            <text:p>-0.000062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28" calcext:value-type="float">
            <text:p>-0.0000202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89" calcext:value-type="float">
            <text:p>0.00004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87" calcext:value-type="float">
            <text:p>-0.000109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74" calcext:value-type="float">
            <text:p>-0.000013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481" calcext:value-type="float">
            <text:p>-0.00020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62" calcext:value-type="float">
            <text:p>-0.000091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04" calcext:value-type="float">
            <text:p>-0.000089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5" calcext:value-type="float">
            <text:p>-0.00002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46" calcext:value-type="float">
            <text:p>0.00002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12" calcext:value-type="float">
            <text:p>-0.00010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092" calcext:value-type="float">
            <text:p>0.00008092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24" calcext:value-type="float">
            <text:p>0.000065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75" calcext:value-type="float">
            <text:p>-0.000073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18" calcext:value-type="float">
            <text:p>-0.000023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744" calcext:value-type="float">
            <text:p>-0.000087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41" calcext:value-type="float">
            <text:p>-0.00001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238" calcext:value-type="float">
            <text:p>0.00010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34" calcext:value-type="float">
            <text:p>0.00004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874" calcext:value-type="float">
            <text:p>-0.00013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4" calcext:value-type="float">
            <text:p>-0.00005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33" calcext:value-type="float">
            <text:p>0.00000733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32" calcext:value-type="float">
            <text:p>0.000034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01" calcext:value-type="float">
            <text:p>-0.000072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81" calcext:value-type="float">
            <text:p>-0.000011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115" calcext:value-type="float">
            <text:p>-0.00012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57" calcext:value-type="float">
            <text:p>0.000002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28" calcext:value-type="float">
            <text:p>0.000018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14" calcext:value-type="float">
            <text:p>0.000008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11" calcext:value-type="float">
            <text:p>-0.00001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57" calcext:value-type="float">
            <text:p>-0.000019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28" calcext:value-type="float">
            <text:p>-0.00002328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56" calcext:value-type="float">
            <text:p>-0.000031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81" calcext:value-type="float">
            <text:p>-0.000073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22" calcext:value-type="float">
            <text:p>0.000006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487" calcext:value-type="float">
            <text:p>-0.000144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01" calcext:value-type="float">
            <text:p>0.000057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47" calcext:value-type="float">
            <text:p>-0.000047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928" calcext:value-type="float">
            <text:p>0.000089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673" calcext:value-type="float">
            <text:p>0.000086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46" calcext:value-type="float">
            <text:p>-0.000044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33" calcext:value-type="float">
            <text:p>0.00001933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86" calcext:value-type="float">
            <text:p>-0.00005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61" calcext:value-type="float">
            <text:p>-0.00002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95" calcext:value-type="float">
            <text:p>-0.000045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111" calcext:value-type="float">
            <text:p>-0.00016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49" calcext:value-type="float">
            <text:p>0.000074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89" calcext:value-type="float">
            <text:p>-0.000033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87" calcext:value-type="float">
            <text:p>-0.000082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18" calcext:value-type="float">
            <text:p>0.000016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58" calcext:value-type="float">
            <text:p>-0.00009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32" calcext:value-type="float">
            <text:p>0.00002232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96" calcext:value-type="float">
            <text:p>0.000009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22" calcext:value-type="float">
            <text:p>-0.000014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86" calcext:value-type="float">
            <text:p>-0.00003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238" calcext:value-type="float">
            <text:p>-0.00015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05" calcext:value-type="float">
            <text:p>0.00000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47" calcext:value-type="float">
            <text:p>0.00002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2" calcext:value-type="float">
            <text:p>-0.000027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05" calcext:value-type="float">
            <text:p>-0.000048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77" calcext:value-type="float">
            <text:p>-0.00008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8" calcext:value-type="float">
            <text:p>0.0000698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26" calcext:value-type="float">
            <text:p>0.00006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47" calcext:value-type="float">
            <text:p>-0.00007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99" calcext:value-type="float">
            <text:p>0.000022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79" calcext:value-type="float">
            <text:p>-0.000055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68" calcext:value-type="float">
            <text:p>-0.000100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1" calcext:value-type="float">
            <text:p>-0.00000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98" calcext:value-type="float">
            <text:p>0.00004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55" calcext:value-type="float">
            <text:p>-0.000047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17" calcext:value-type="float">
            <text:p>-0.00007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07" calcext:value-type="float">
            <text:p>-0.0000760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57" calcext:value-type="float">
            <text:p>0.000009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27" calcext:value-type="float">
            <text:p>-0.000017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28" calcext:value-type="float">
            <text:p>-0.00004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301" calcext:value-type="float">
            <text:p>-0.000203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28" calcext:value-type="float">
            <text:p>-0.000074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27" calcext:value-type="float">
            <text:p>0.00001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55" calcext:value-type="float">
            <text:p>-0.000027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98" calcext:value-type="float">
            <text:p>-0.000012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65" calcext:value-type="float">
            <text:p>-0.000078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06" calcext:value-type="float">
            <text:p>-0.0001106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94" calcext:value-type="float">
            <text:p>0.00003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95" calcext:value-type="float">
            <text:p>-0.000092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76" calcext:value-type="float">
            <text:p>-0.00005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38155" calcext:value-type="float">
            <text:p>-0.000381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35" calcext:value-type="float">
            <text:p>-0.000047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625" calcext:value-type="float">
            <text:p>0.000066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09" calcext:value-type="float">
            <text:p>0.000024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39" calcext:value-type="float">
            <text:p>-0.000055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1" calcext:value-type="float">
            <text:p>-0.00005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94" calcext:value-type="float">
            <text:p>0.0000159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28" calcext:value-type="float">
            <text:p>-0.000017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19" calcext:value-type="float">
            <text:p>-0.000050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46" calcext:value-type="float">
            <text:p>-0.00003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395" calcext:value-type="float">
            <text:p>-0.000153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83" calcext:value-type="float">
            <text:p>-0.000084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54" calcext:value-type="float">
            <text:p>-0.000014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1" calcext:value-type="float">
            <text:p>0.000011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83" calcext:value-type="float">
            <text:p>0.000024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87" calcext:value-type="float">
            <text:p>-0.00001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442" calcext:value-type="float">
            <text:p>-0.0000944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94" calcext:value-type="float">
            <text:p>0.000024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19" calcext:value-type="float">
            <text:p>-0.00003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16" calcext:value-type="float">
            <text:p>-0.000036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8289" calcext:value-type="float">
            <text:p>-0.000282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1" calcext:value-type="float">
            <text:p>-0.0001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36" calcext:value-type="float">
            <text:p>-0.000016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89" calcext:value-type="float">
            <text:p>-0.0001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44" calcext:value-type="float">
            <text:p>0.000014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14" calcext:value-type="float">
            <text:p>-0.000063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56" calcext:value-type="float">
            <text:p>0.00000756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99" calcext:value-type="float">
            <text:p>0.000009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55" calcext:value-type="float">
            <text:p>-0.000026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54" calcext:value-type="float">
            <text:p>0.000011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355" calcext:value-type="float">
            <text:p>-0.000233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78" calcext:value-type="float">
            <text:p>0.000039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07" calcext:value-type="float">
            <text:p>0.000017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38" calcext:value-type="float">
            <text:p>-0.00004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93" calcext:value-type="float">
            <text:p>0.00002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98" calcext:value-type="float">
            <text:p>-0.00008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64" calcext:value-type="float">
            <text:p>-0.00000164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933" calcext:value-type="float">
            <text:p>0.000049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26" calcext:value-type="float">
            <text:p>-0.000015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3" calcext:value-type="float">
            <text:p>-0.0000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2921" calcext:value-type="float">
            <text:p>-0.00022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6" calcext:value-type="float">
            <text:p>0.00002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7" calcext:value-type="float">
            <text:p>-0.00008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37" calcext:value-type="float">
            <text:p>0.00001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2" calcext:value-type="float">
            <text:p>-0.00002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676" calcext:value-type="float">
            <text:p>-0.000096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36" calcext:value-type="float">
            <text:p>-0.00002136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72" calcext:value-type="float">
            <text:p>0.000023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03" calcext:value-type="float">
            <text:p>-0.00007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32" calcext:value-type="float">
            <text:p>-0.000095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78" calcext:value-type="float">
            <text:p>-0.00018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283" calcext:value-type="float">
            <text:p>-0.00010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756" calcext:value-type="float">
            <text:p>0.000087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55" calcext:value-type="float">
            <text:p>0.000056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61" calcext:value-type="float">
            <text:p>-0.00000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09" calcext:value-type="float">
            <text:p>-0.00005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8" calcext:value-type="float">
            <text:p>0.0000018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14" calcext:value-type="float">
            <text:p>-0.000016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88" calcext:value-type="float">
            <text:p>-0.000031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53" calcext:value-type="float">
            <text:p>-0.000003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349" calcext:value-type="float">
            <text:p>-0.000153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86" calcext:value-type="float">
            <text:p>0.000000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85" calcext:value-type="float">
            <text:p>-0.000038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9" calcext:value-type="float">
            <text:p>0.00004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82" calcext:value-type="float">
            <text:p>-0.000055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79" calcext:value-type="float">
            <text:p>-0.000000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23" calcext:value-type="float">
            <text:p>-0.00005223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86" calcext:value-type="float">
            <text:p>0.00002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54" calcext:value-type="float">
            <text:p>-0.000048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13" calcext:value-type="float">
            <text:p>-0.000080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73" calcext:value-type="float">
            <text:p>-0.00013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68" calcext:value-type="float">
            <text:p>0.000077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1" calcext:value-type="float">
            <text:p>-0.00004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26" calcext:value-type="float">
            <text:p>0.000028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7" calcext:value-type="float">
            <text:p>-0.000010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47" calcext:value-type="float">
            <text:p>-0.00003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5" calcext:value-type="float">
            <text:p>-0.0000905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03" calcext:value-type="float">
            <text:p>0.0000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69" calcext:value-type="float">
            <text:p>0.00001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88" calcext:value-type="float">
            <text:p>0.000006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126" calcext:value-type="float">
            <text:p>-0.00021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04" calcext:value-type="float">
            <text:p>-0.000027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76" calcext:value-type="float">
            <text:p>0.000019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03" calcext:value-type="float">
            <text:p>-0.000057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09" calcext:value-type="float">
            <text:p>-0.000039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74" calcext:value-type="float">
            <text:p>-0.000084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63" calcext:value-type="float">
            <text:p>-0.00003463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334" calcext:value-type="float">
            <text:p>0.000093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4" calcext:value-type="float">
            <text:p>-0.00000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74" calcext:value-type="float">
            <text:p>-0.00010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513" calcext:value-type="float">
            <text:p>-0.00025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77" calcext:value-type="float">
            <text:p>-0.00001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21" calcext:value-type="float">
            <text:p>-0.000016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48" calcext:value-type="float">
            <text:p>-0.000029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55" calcext:value-type="float">
            <text:p>-0.000049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6" calcext:value-type="float">
            <text:p>-0.0000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792" calcext:value-type="float">
            <text:p>-0.00012792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13" calcext:value-type="float">
            <text:p>-0.000056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8" calcext:value-type="float">
            <text:p>-0.00005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01" calcext:value-type="float">
            <text:p>-0.000105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166" calcext:value-type="float">
            <text:p>-0.000151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66" calcext:value-type="float">
            <text:p>-0.000016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8" calcext:value-type="float">
            <text:p>0.000011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21" calcext:value-type="float">
            <text:p>0.00000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18" calcext:value-type="float">
            <text:p>-0.000009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04" calcext:value-type="float">
            <text:p>-0.00002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59" calcext:value-type="float">
            <text:p>0.00002559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65" calcext:value-type="float">
            <text:p>0.000028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28" calcext:value-type="float">
            <text:p>-0.00000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34" calcext:value-type="float">
            <text:p>-0.000024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795" calcext:value-type="float">
            <text:p>-0.000177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18" calcext:value-type="float">
            <text:p>-0.000086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668" calcext:value-type="float">
            <text:p>0.000066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94" calcext:value-type="float">
            <text:p>-0.000007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04" calcext:value-type="float">
            <text:p>-0.00000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11" calcext:value-type="float">
            <text:p>-0.00005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13" calcext:value-type="float">
            <text:p>0.00000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14" calcext:value-type="float">
            <text:p>0.000065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5" calcext:value-type="float">
            <text:p>-0.00007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04" calcext:value-type="float">
            <text:p>-0.00000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2827" calcext:value-type="float">
            <text:p>-0.00022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98" calcext:value-type="float">
            <text:p>-0.000033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74" calcext:value-type="float">
            <text:p>-0.00004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02" calcext:value-type="float">
            <text:p>0.000063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34" calcext:value-type="float">
            <text:p>-0.000015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02" calcext:value-type="float">
            <text:p>-0.000041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413" calcext:value-type="float">
            <text:p>-0.00009413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67" calcext:value-type="float">
            <text:p>0.00002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58" calcext:value-type="float">
            <text:p>-0.00005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46" calcext:value-type="float">
            <text:p>-0.00005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44" calcext:value-type="float">
            <text:p>-0.00019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1" calcext:value-type="float">
            <text:p>0.0000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56" calcext:value-type="float">
            <text:p>-0.000029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19" calcext:value-type="float">
            <text:p>-0.00003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24" calcext:value-type="float">
            <text:p>-0.000033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86" calcext:value-type="float">
            <text:p>-0.000069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07" calcext:value-type="float">
            <text:p>-0.0000170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34" calcext:value-type="float">
            <text:p>0.000031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9" calcext:value-type="float">
            <text:p>-0.000037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48" calcext:value-type="float">
            <text:p>-0.000059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866" calcext:value-type="float">
            <text:p>-0.000148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57" calcext:value-type="float">
            <text:p>-0.00001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91" calcext:value-type="float">
            <text:p>0.000025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6" calcext:value-type="float">
            <text:p>-0.00005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17" calcext:value-type="float">
            <text:p>-0.000055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8" calcext:value-type="float">
            <text:p>-0.0001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55" calcext:value-type="float">
            <text:p>0.0000375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5" calcext:value-type="float">
            <text:p>-0.00002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003" calcext:value-type="float">
            <text:p>0.00007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34" calcext:value-type="float">
            <text:p>-0.000104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865" calcext:value-type="float">
            <text:p>-0.000148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98" calcext:value-type="float">
            <text:p>0.00001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82" calcext:value-type="float">
            <text:p>0.000045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732" calcext:value-type="float">
            <text:p>-0.000087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26" calcext:value-type="float">
            <text:p>-0.00007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25" calcext:value-type="float">
            <text:p>0.000005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201" calcext:value-type="float">
            <text:p>0.00006201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6" calcext:value-type="float">
            <text:p>0.00001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56" calcext:value-type="float">
            <text:p>-0.000047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521" calcext:value-type="float">
            <text:p>-0.000265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5" calcext:value-type="float">
            <text:p>-0.00005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56" calcext:value-type="float">
            <text:p>-0.000054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61" calcext:value-type="float">
            <text:p>0.000005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03" calcext:value-type="float">
            <text:p>0.00005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418" calcext:value-type="float">
            <text:p>-0.00009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26" calcext:value-type="float">
            <text:p>0.0000042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259" calcext:value-type="float">
            <text:p>0.000072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498" calcext:value-type="float">
            <text:p>-0.000164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94" calcext:value-type="float">
            <text:p>-0.00010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5325" calcext:value-type="float">
            <text:p>-0.000253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56" calcext:value-type="float">
            <text:p>-0.00008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18" calcext:value-type="float">
            <text:p>0.000069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413" calcext:value-type="float">
            <text:p>-0.000134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68" calcext:value-type="float">
            <text:p>-0.000054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22" calcext:value-type="float">
            <text:p>0.000030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41" calcext:value-type="float">
            <text:p>-0.00000941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57" calcext:value-type="float">
            <text:p>0.00006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47" calcext:value-type="float">
            <text:p>-0.000046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84" calcext:value-type="float">
            <text:p>-0.00006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09" calcext:value-type="float">
            <text:p>-0.00018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48" calcext:value-type="float">
            <text:p>0.000003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36" calcext:value-type="float">
            <text:p>-0.00001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01" calcext:value-type="float">
            <text:p>0.000012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68" calcext:value-type="float">
            <text:p>-0.000017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1" calcext:value-type="float">
            <text:p>-0.00008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6" calcext:value-type="float">
            <text:p>-0.0000706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88" calcext:value-type="float">
            <text:p>0.000046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82" calcext:value-type="float">
            <text:p>-0.000103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55" calcext:value-type="float">
            <text:p>-0.000037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797" calcext:value-type="float">
            <text:p>-0.000207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01" calcext:value-type="float">
            <text:p>-0.000010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39" calcext:value-type="float">
            <text:p>-0.000062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83" calcext:value-type="float">
            <text:p>-0.000021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07" calcext:value-type="float">
            <text:p>-0.00008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56" calcext:value-type="float">
            <text:p>-0.00002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18" calcext:value-type="float">
            <text:p>0.00002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27" calcext:value-type="float">
            <text:p>-0.000064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01" calcext:value-type="float">
            <text:p>-0.000068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29" calcext:value-type="float">
            <text:p>-0.00026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245" calcext:value-type="float">
            <text:p>0.00006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06" calcext:value-type="float">
            <text:p>0.000033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3163" calcext:value-type="float">
            <text:p>0.000131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01" calcext:value-type="float">
            <text:p>-0.000018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01" calcext:value-type="float">
            <text:p>-0.000060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32" calcext:value-type="float">
            <text:p>0.00000832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52" calcext:value-type="float">
            <text:p>0.000022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24" calcext:value-type="float">
            <text:p>-0.000048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92" calcext:value-type="float">
            <text:p>-0.000049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613" calcext:value-type="float">
            <text:p>-0.000116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87" calcext:value-type="float">
            <text:p>-0.00001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52" calcext:value-type="float">
            <text:p>0.000064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88" calcext:value-type="float">
            <text:p>-0.000067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6" calcext:value-type="float">
            <text:p>-0.0000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56" calcext:value-type="float">
            <text:p>-0.00008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91" calcext:value-type="float">
            <text:p>0.00004191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39" calcext:value-type="float">
            <text:p>-0.000013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53" calcext:value-type="float">
            <text:p>-0.000124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03" calcext:value-type="float">
            <text:p>-0.000033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558" calcext:value-type="float">
            <text:p>-0.000155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034" calcext:value-type="float">
            <text:p>-0.000140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25" calcext:value-type="float">
            <text:p>0.000035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212" calcext:value-type="float">
            <text:p>-0.00016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02" calcext:value-type="float">
            <text:p>-0.000052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54" calcext:value-type="float">
            <text:p>-0.000078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79" calcext:value-type="float">
            <text:p>-0.00004479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41" calcext:value-type="float">
            <text:p>0.00004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34" calcext:value-type="float">
            <text:p>-0.000053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02" calcext:value-type="float">
            <text:p>-0.00003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35" calcext:value-type="float">
            <text:p>-0.000080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96" calcext:value-type="float">
            <text:p>-0.000067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552" calcext:value-type="float">
            <text:p>-0.000115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6" calcext:value-type="float">
            <text:p>-0.0000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5" calcext:value-type="float">
            <text:p>-0.00003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14" calcext:value-type="float">
            <text:p>-0.000008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63" calcext:value-type="float">
            <text:p>-0.00008263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34" calcext:value-type="float">
            <text:p>0.000040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27" calcext:value-type="float">
            <text:p>-0.000067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9" calcext:value-type="float">
            <text:p>-0.00004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4" calcext:value-type="float">
            <text:p>-0.00006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861" calcext:value-type="float">
            <text:p>0.0001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8" calcext:value-type="float">
            <text:p>-0.00008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76" calcext:value-type="float">
            <text:p>-0.000005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34" calcext:value-type="float">
            <text:p>-0.000066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58" calcext:value-type="float">
            <text:p>0.000004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82" calcext:value-type="float">
            <text:p>-0.0000218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31" calcext:value-type="float">
            <text:p>0.000016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229" calcext:value-type="float">
            <text:p>-0.00010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32" calcext:value-type="float">
            <text:p>-0.000037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447" calcext:value-type="float">
            <text:p>-0.000174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54" calcext:value-type="float">
            <text:p>-0.00004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1" calcext:value-type="float">
            <text:p>-0.00006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98" calcext:value-type="float">
            <text:p>-0.000069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6" calcext:value-type="float">
            <text:p>-0.000027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89" calcext:value-type="float">
            <text:p>-0.000086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017" calcext:value-type="float">
            <text:p>0.00007017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68" calcext:value-type="float">
            <text:p>-0.00000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37" calcext:value-type="float">
            <text:p>-0.0001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8" calcext:value-type="float">
            <text:p>-0.00001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604" calcext:value-type="float">
            <text:p>-0.000156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89" calcext:value-type="float">
            <text:p>0.000033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7" calcext:value-type="float">
            <text:p>-0.000082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39" calcext:value-type="float">
            <text:p>-0.00007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66" calcext:value-type="float">
            <text:p>-0.000019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" calcext:value-type="float">
            <text:p>-0.0000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78" calcext:value-type="float">
            <text:p>-0.00004978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13" calcext:value-type="float">
            <text:p>0.000030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68" calcext:value-type="float">
            <text:p>-0.00009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28" calcext:value-type="float">
            <text:p>-0.000089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241" calcext:value-type="float">
            <text:p>-0.00015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32" calcext:value-type="float">
            <text:p>0.000064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45" calcext:value-type="float">
            <text:p>0.000036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385" calcext:value-type="float">
            <text:p>0.000093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46" calcext:value-type="float">
            <text:p>-0.00006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21" calcext:value-type="float">
            <text:p>-0.00000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8" calcext:value-type="float">
            <text:p>-0.0000378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37" calcext:value-type="float">
            <text:p>0.00005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73" calcext:value-type="float">
            <text:p>-0.000052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32" calcext:value-type="float">
            <text:p>-0.000085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906" calcext:value-type="float">
            <text:p>-0.000129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22" calcext:value-type="float">
            <text:p>-0.000040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61" calcext:value-type="float">
            <text:p>-0.000041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12" calcext:value-type="float">
            <text:p>-0.000009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9" calcext:value-type="float">
            <text:p>-0.00003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6" calcext:value-type="float">
            <text:p>-0.0000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6" calcext:value-type="float">
            <text:p>-0.0000896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56" calcext:value-type="float">
            <text:p>0.000029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81" calcext:value-type="float">
            <text:p>-0.000023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89" calcext:value-type="float">
            <text:p>-0.000053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414" calcext:value-type="float">
            <text:p>-0.000174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53" calcext:value-type="float">
            <text:p>-0.000010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87" calcext:value-type="float">
            <text:p>-0.000038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32" calcext:value-type="float">
            <text:p>-0.000032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61" calcext:value-type="float">
            <text:p>-0.000053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93" calcext:value-type="float">
            <text:p>-0.00009093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43" calcext:value-type="float">
            <text:p>-0.000025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97" calcext:value-type="float">
            <text:p>-0.000022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92" calcext:value-type="float">
            <text:p>0.000039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02" calcext:value-type="float">
            <text:p>-0.000106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36" calcext:value-type="float">
            <text:p>-0.000048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87" calcext:value-type="float">
            <text:p>0.000056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87" calcext:value-type="float">
            <text:p>-0.000024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03" calcext:value-type="float">
            <text:p>0.00003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96" calcext:value-type="float">
            <text:p>-0.000090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68" calcext:value-type="float">
            <text:p>-0.00000668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02" calcext:value-type="float">
            <text:p>0.000021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4" calcext:value-type="float">
            <text:p>-0.0000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14" calcext:value-type="float">
            <text:p>0.000007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309" calcext:value-type="float">
            <text:p>-0.000173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07" calcext:value-type="float">
            <text:p>-0.00003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5023" calcext:value-type="float">
            <text:p>-0.000250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51" calcext:value-type="float">
            <text:p>0.000028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89" calcext:value-type="float">
            <text:p>0.000004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39" calcext:value-type="float">
            <text:p>0.00004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9" calcext:value-type="float">
            <text:p>-0.0000639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04" calcext:value-type="float">
            <text:p>0.000023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03" calcext:value-type="float">
            <text:p>-0.000057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43" calcext:value-type="float">
            <text:p>0.00000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833" calcext:value-type="float">
            <text:p>-0.000158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17" calcext:value-type="float">
            <text:p>0.00003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93" calcext:value-type="float">
            <text:p>0.000018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93" calcext:value-type="float">
            <text:p>0.000006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82" calcext:value-type="float">
            <text:p>-0.000065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19" calcext:value-type="float">
            <text:p>-0.000045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76" calcext:value-type="float">
            <text:p>0.00000576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36" calcext:value-type="float">
            <text:p>0.000057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23" calcext:value-type="float">
            <text:p>-0.00009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1" calcext:value-type="float">
            <text:p>-0.000027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8929" calcext:value-type="float">
            <text:p>-0.000289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871" calcext:value-type="float">
            <text:p>-0.000108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04" calcext:value-type="float">
            <text:p>-0.000065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34" calcext:value-type="float">
            <text:p>-0.000059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69" calcext:value-type="float">
            <text:p>-0.00010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69" calcext:value-type="float">
            <text:p>0.00000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6" calcext:value-type="float">
            <text:p>0.0000296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62" calcext:value-type="float">
            <text:p>0.000003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35" calcext:value-type="float">
            <text:p>-0.00002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936" calcext:value-type="float">
            <text:p>-0.000149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144" calcext:value-type="float">
            <text:p>-0.00024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6" calcext:value-type="float">
            <text:p>-0.0000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12" calcext:value-type="float">
            <text:p>-0.00002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24" calcext:value-type="float">
            <text:p>-0.000069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66" calcext:value-type="float">
            <text:p>-0.000023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705" calcext:value-type="float">
            <text:p>-0.000127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276" calcext:value-type="float">
            <text:p>0.0000527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13" calcext:value-type="float">
            <text:p>0.000005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11" calcext:value-type="float">
            <text:p>0.00003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63" calcext:value-type="float">
            <text:p>-0.000103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956" calcext:value-type="float">
            <text:p>-0.000219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223" calcext:value-type="float">
            <text:p>-0.00016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16" calcext:value-type="float">
            <text:p>-0.000070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26" calcext:value-type="float">
            <text:p>0.000012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65" calcext:value-type="float">
            <text:p>0.000010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21" calcext:value-type="float">
            <text:p>-0.00003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1" calcext:value-type="float">
            <text:p>-0.0000191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46" calcext:value-type="float">
            <text:p>0.00000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49" calcext:value-type="float">
            <text:p>-0.000045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13" calcext:value-type="float">
            <text:p>-0.000017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58" calcext:value-type="float">
            <text:p>-0.0001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35" calcext:value-type="float">
            <text:p>-0.000047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89" calcext:value-type="float">
            <text:p>-0.000088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21" calcext:value-type="float">
            <text:p>-0.00006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18" calcext:value-type="float">
            <text:p>0.00004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34" calcext:value-type="float">
            <text:p>-0.000111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47" calcext:value-type="float">
            <text:p>-0.00009247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85" calcext:value-type="float">
            <text:p>0.00003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38" calcext:value-type="float">
            <text:p>-0.000028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581" calcext:value-type="float">
            <text:p>-0.000125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84" calcext:value-type="float">
            <text:p>-0.00023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371" calcext:value-type="float">
            <text:p>0.000053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98" calcext:value-type="float">
            <text:p>-0.00003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31" calcext:value-type="float">
            <text:p>-0.000018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84" calcext:value-type="float">
            <text:p>0.000037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38" calcext:value-type="float">
            <text:p>0.00002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59" calcext:value-type="float">
            <text:p>0.00002759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23" calcext:value-type="float">
            <text:p>-0.000033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52" calcext:value-type="float">
            <text:p>-0.000046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82" calcext:value-type="float">
            <text:p>-0.000016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976" calcext:value-type="float">
            <text:p>-0.000149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4" calcext:value-type="float">
            <text:p>0.00000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85" calcext:value-type="float">
            <text:p>-0.000024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4" calcext:value-type="float">
            <text:p>-0.00003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94" calcext:value-type="float">
            <text:p>0.000004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29" calcext:value-type="float">
            <text:p>-0.000055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91" calcext:value-type="float">
            <text:p>0.00001491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95" calcext:value-type="float">
            <text:p>0.000042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86" calcext:value-type="float">
            <text:p>-0.000059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165" calcext:value-type="float">
            <text:p>-0.000171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87" calcext:value-type="float">
            <text:p>-0.00024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47" calcext:value-type="float">
            <text:p>-0.000047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04" calcext:value-type="float">
            <text:p>-0.000135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73" calcext:value-type="float">
            <text:p>0.000057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66" calcext:value-type="float">
            <text:p>-0.000007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73" calcext:value-type="float">
            <text:p>-0.000047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8" calcext:value-type="float">
            <text:p>-0.0000738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18" calcext:value-type="float">
            <text:p>-0.000030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59" calcext:value-type="float">
            <text:p>-0.000061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17" calcext:value-type="float">
            <text:p>-0.00012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617" calcext:value-type="float">
            <text:p>-0.00019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31" calcext:value-type="float">
            <text:p>0.000046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93" calcext:value-type="float">
            <text:p>-0.00001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56" calcext:value-type="float">
            <text:p>-0.000006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79" calcext:value-type="float">
            <text:p>0.000000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52" calcext:value-type="float">
            <text:p>-0.000016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68" calcext:value-type="float">
            <text:p>-0.00001968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21" calcext:value-type="float">
            <text:p>0.000008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337" calcext:value-type="float">
            <text:p>-0.000093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499" calcext:value-type="float">
            <text:p>-0.000164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228" calcext:value-type="float">
            <text:p>-0.000162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5" calcext:value-type="float">
            <text:p>-0.00005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97" calcext:value-type="float">
            <text:p>0.000020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98" calcext:value-type="float">
            <text:p>0.000003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47" calcext:value-type="float">
            <text:p>-0.000069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91" calcext:value-type="float">
            <text:p>-0.000003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66" calcext:value-type="float">
            <text:p>0.00004666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907" calcext:value-type="float">
            <text:p>0.000059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26" calcext:value-type="float">
            <text:p>-0.000135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06" calcext:value-type="float">
            <text:p>-0.00001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644" calcext:value-type="float">
            <text:p>-0.000146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91" calcext:value-type="float">
            <text:p>-0.000013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1" calcext:value-type="float">
            <text:p>-0.00007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74" calcext:value-type="float">
            <text:p>-0.000086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47" calcext:value-type="float">
            <text:p>-0.000090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7" calcext:value-type="float">
            <text:p>-0.00007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29" calcext:value-type="float">
            <text:p>-0.00007029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14" calcext:value-type="float">
            <text:p>-0.000018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36" calcext:value-type="float">
            <text:p>-0.000013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26" calcext:value-type="float">
            <text:p>-0.000059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326" calcext:value-type="float">
            <text:p>-0.00019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38" calcext:value-type="float">
            <text:p>-0.00004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67" calcext:value-type="float">
            <text:p>0.000077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173" calcext:value-type="float">
            <text:p>0.000051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99" calcext:value-type="float">
            <text:p>-0.000004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42" calcext:value-type="float">
            <text:p>-0.00005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047" calcext:value-type="float">
            <text:p>0.00012047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14" calcext:value-type="float">
            <text:p>-0.000012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35" calcext:value-type="float">
            <text:p>-0.00006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315" calcext:value-type="float">
            <text:p>-0.000093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743" calcext:value-type="float">
            <text:p>-0.000157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92" calcext:value-type="float">
            <text:p>-0.00000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84" calcext:value-type="float">
            <text:p>0.00004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11" calcext:value-type="float">
            <text:p>-0.000033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05" calcext:value-type="float">
            <text:p>-0.000065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13" calcext:value-type="float">
            <text:p>-0.000100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75" calcext:value-type="float">
            <text:p>-0.00003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47" calcext:value-type="float">
            <text:p>0.00002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47" calcext:value-type="float">
            <text:p>-0.00004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11" calcext:value-type="float">
            <text:p>-0.00006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264" calcext:value-type="float">
            <text:p>-0.000182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77" calcext:value-type="float">
            <text:p>-0.000065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7" calcext:value-type="float">
            <text:p>0.0000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32" calcext:value-type="float">
            <text:p>-0.000056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51" calcext:value-type="float">
            <text:p>0.000002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01" calcext:value-type="float">
            <text:p>-0.000095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66" calcext:value-type="float">
            <text:p>-0.00001466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58" calcext:value-type="float">
            <text:p>0.000035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81" calcext:value-type="float">
            <text:p>-0.00007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14" calcext:value-type="float">
            <text:p>-0.000046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151" calcext:value-type="float">
            <text:p>-0.00018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1" calcext:value-type="float">
            <text:p>0.00000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2" calcext:value-type="float">
            <text:p>-0.000010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38" calcext:value-type="float">
            <text:p>-0.00006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32" calcext:value-type="float">
            <text:p>-0.000068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84" calcext:value-type="float">
            <text:p>-0.00005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32" calcext:value-type="float">
            <text:p>0.00000532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88" calcext:value-type="float">
            <text:p>-0.000025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43" calcext:value-type="float">
            <text:p>-0.000055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03" calcext:value-type="float">
            <text:p>-0.000064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7617" calcext:value-type="float">
            <text:p>-0.00027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04" calcext:value-type="float">
            <text:p>-0.00004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45" calcext:value-type="float">
            <text:p>-0.000034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18" calcext:value-type="float">
            <text:p>-0.00006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42" calcext:value-type="float">
            <text:p>-0.000053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51" calcext:value-type="float">
            <text:p>-0.00007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2" calcext:value-type="float">
            <text:p>0.00001182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47" calcext:value-type="float">
            <text:p>-0.00000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35" calcext:value-type="float">
            <text:p>-0.00002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71" calcext:value-type="float">
            <text:p>-0.000039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211" calcext:value-type="float">
            <text:p>-0.0002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26" calcext:value-type="float">
            <text:p>-0.00000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91" calcext:value-type="float">
            <text:p>0.000041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813" calcext:value-type="float">
            <text:p>-0.000118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17" calcext:value-type="float">
            <text:p>-0.000109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1" calcext:value-type="float">
            <text:p>-0.0000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69" calcext:value-type="float">
            <text:p>-0.00005869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86" calcext:value-type="float">
            <text:p>-0.00007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8" calcext:value-type="float">
            <text:p>-0.00001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19" calcext:value-type="float">
            <text:p>-0.00005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5" calcext:value-type="float">
            <text:p>-0.00007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92" calcext:value-type="float">
            <text:p>0.000034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017" calcext:value-type="float">
            <text:p>-0.000120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319" calcext:value-type="float">
            <text:p>0.00007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91" calcext:value-type="float">
            <text:p>-0.000021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37" calcext:value-type="float">
            <text:p>-0.000092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12" calcext:value-type="float">
            <text:p>0.00000812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86" calcext:value-type="float">
            <text:p>0.00006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72" calcext:value-type="float">
            <text:p>-0.000000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2" calcext:value-type="float">
            <text:p>-0.00000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252" calcext:value-type="float">
            <text:p>-0.000232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94" calcext:value-type="float">
            <text:p>0.00001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26" calcext:value-type="float">
            <text:p>-0.000105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91" calcext:value-type="float">
            <text:p>0.000027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04" calcext:value-type="float">
            <text:p>0.000007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95" calcext:value-type="float">
            <text:p>-0.000054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49" calcext:value-type="float">
            <text:p>-0.00007949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64" calcext:value-type="float">
            <text:p>-0.00001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26" calcext:value-type="float">
            <text:p>-0.00003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71" calcext:value-type="float">
            <text:p>0.000006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721" calcext:value-type="float">
            <text:p>-0.000147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89" calcext:value-type="float">
            <text:p>0.000004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91" calcext:value-type="float">
            <text:p>-0.000018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82" calcext:value-type="float">
            <text:p>0.00000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82" calcext:value-type="float">
            <text:p>0.000017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759" calcext:value-type="float">
            <text:p>-0.000147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17" calcext:value-type="float">
            <text:p>-0.0000731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98" calcext:value-type="float">
            <text:p>0.000027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776" calcext:value-type="float">
            <text:p>-0.000167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26" calcext:value-type="float">
            <text:p>-0.000038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95" calcext:value-type="float">
            <text:p>-0.000081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11" calcext:value-type="float">
            <text:p>-0.00000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43" calcext:value-type="float">
            <text:p>-0.000031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75" calcext:value-type="float">
            <text:p>-0.000001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26" calcext:value-type="float">
            <text:p>-0.00003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3" calcext:value-type="float">
            <text:p>-0.00000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55" calcext:value-type="float">
            <text:p>-0.00004155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508" calcext:value-type="float">
            <text:p>0.000055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69" calcext:value-type="float">
            <text:p>-0.000111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57" calcext:value-type="float">
            <text:p>0.00001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663" calcext:value-type="float">
            <text:p>-0.000236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87" calcext:value-type="float">
            <text:p>-0.000053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83" calcext:value-type="float">
            <text:p>-0.000084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93" calcext:value-type="float">
            <text:p>-0.000017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68" calcext:value-type="float">
            <text:p>-0.000035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63" calcext:value-type="float">
            <text:p>-0.000104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13" calcext:value-type="float">
            <text:p>-0.00005013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11" calcext:value-type="float">
            <text:p>-0.00002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72" calcext:value-type="float">
            <text:p>-0.000046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47" calcext:value-type="float">
            <text:p>-0.00012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756" calcext:value-type="float">
            <text:p>-0.000187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32" calcext:value-type="float">
            <text:p>-0.000035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71" calcext:value-type="float">
            <text:p>-0.000028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87" calcext:value-type="float">
            <text:p>-0.00000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55" calcext:value-type="float">
            <text:p>-0.000075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11" calcext:value-type="float">
            <text:p>-0.00003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43" calcext:value-type="float">
            <text:p>-0.0000784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12" calcext:value-type="float">
            <text:p>0.000069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57" calcext:value-type="float">
            <text:p>-0.00004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06" calcext:value-type="float">
            <text:p>-0.000065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403" calcext:value-type="float">
            <text:p>-0.000184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41" calcext:value-type="float">
            <text:p>-0.000007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497" calcext:value-type="float">
            <text:p>0.000094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9" calcext:value-type="float">
            <text:p>-0.00000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5" calcext:value-type="float">
            <text:p>-0.00000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17" calcext:value-type="float">
            <text:p>-0.000099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19" calcext:value-type="float">
            <text:p>-0.00004219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93" calcext:value-type="float">
            <text:p>0.000046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61" calcext:value-type="float">
            <text:p>-0.000059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17" calcext:value-type="float">
            <text:p>-0.00007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7319" calcext:value-type="float">
            <text:p>-0.00027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51" calcext:value-type="float">
            <text:p>-0.000049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46" calcext:value-type="float">
            <text:p>-0.000025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22" calcext:value-type="float">
            <text:p>-0.000058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03" calcext:value-type="float">
            <text:p>0.00003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07" calcext:value-type="float">
            <text:p>-0.00009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12" calcext:value-type="float">
            <text:p>-0.00001612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889" calcext:value-type="float">
            <text:p>0.000068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63" calcext:value-type="float">
            <text:p>-0.000028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35" calcext:value-type="float">
            <text:p>-0.000068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12" calcext:value-type="float">
            <text:p>-0.000089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68" calcext:value-type="float">
            <text:p>0.000032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75" calcext:value-type="float">
            <text:p>0.000004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7" calcext:value-type="float">
            <text:p>-0.00000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44" calcext:value-type="float">
            <text:p>0.000007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67" calcext:value-type="float">
            <text:p>-0.000069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57" calcext:value-type="float">
            <text:p>-0.00007257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88" calcext:value-type="float">
            <text:p>0.000061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29" calcext:value-type="float">
            <text:p>0.000009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37" calcext:value-type="float">
            <text:p>-0.000002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301" calcext:value-type="float">
            <text:p>-0.000183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49" calcext:value-type="float">
            <text:p>-0.000056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58" calcext:value-type="float">
            <text:p>-0.00006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657" calcext:value-type="float">
            <text:p>-0.000136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42" calcext:value-type="float">
            <text:p>0.000012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68" calcext:value-type="float">
            <text:p>-0.00003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53" calcext:value-type="float">
            <text:p>0.00002553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37" calcext:value-type="float">
            <text:p>0.00004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31" calcext:value-type="float">
            <text:p>-0.000039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99" calcext:value-type="float">
            <text:p>-0.000077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32" calcext:value-type="float">
            <text:p>-0.000104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27" calcext:value-type="float">
            <text:p>-0.00007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96" calcext:value-type="float">
            <text:p>-0.000074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35" calcext:value-type="float">
            <text:p>-0.000000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23" calcext:value-type="float">
            <text:p>-0.00002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36" calcext:value-type="float">
            <text:p>-0.000063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69" calcext:value-type="float">
            <text:p>-0.00001569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22" calcext:value-type="float">
            <text:p>0.000014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85" calcext:value-type="float">
            <text:p>-0.000008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72" calcext:value-type="float">
            <text:p>-0.000075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82" calcext:value-type="float">
            <text:p>-0.000075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14" calcext:value-type="float">
            <text:p>0.000019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286" calcext:value-type="float">
            <text:p>-0.00010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96" calcext:value-type="float">
            <text:p>-0.000003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35" calcext:value-type="float">
            <text:p>-0.000038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16" calcext:value-type="float">
            <text:p>-0.000031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9" calcext:value-type="float">
            <text:p>0.0000429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37" calcext:value-type="float">
            <text:p>-0.00000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3" calcext:value-type="float">
            <text:p>-0.0000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24" calcext:value-type="float">
            <text:p>-0.000013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511" calcext:value-type="float">
            <text:p>-0.000235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4" calcext:value-type="float">
            <text:p>-0.00005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04" calcext:value-type="float">
            <text:p>-0.000073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07" calcext:value-type="float">
            <text:p>-0.00001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11" calcext:value-type="float">
            <text:p>-0.000065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65" calcext:value-type="float">
            <text:p>0.000037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9" calcext:value-type="float">
            <text:p>-0.0000459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88" calcext:value-type="float">
            <text:p>-0.000054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96" calcext:value-type="float">
            <text:p>-0.000070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74" calcext:value-type="float">
            <text:p>-0.000059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884" calcext:value-type="float">
            <text:p>-0.000188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83" calcext:value-type="float">
            <text:p>0.000013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71" calcext:value-type="float">
            <text:p>0.000013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22" calcext:value-type="float">
            <text:p>0.000003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89" calcext:value-type="float">
            <text:p>-0.00007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48" calcext:value-type="float">
            <text:p>-0.00006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09" calcext:value-type="float">
            <text:p>0.00004409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81" calcext:value-type="float">
            <text:p>-0.000000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82" calcext:value-type="float">
            <text:p>-0.000000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44" calcext:value-type="float">
            <text:p>-0.000049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711" calcext:value-type="float">
            <text:p>-0.00018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66" calcext:value-type="float">
            <text:p>-0.000054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74" calcext:value-type="float">
            <text:p>-0.00010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23" calcext:value-type="float">
            <text:p>-0.00003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071" calcext:value-type="float">
            <text:p>0.000060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03" calcext:value-type="float">
            <text:p>0.00004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67" calcext:value-type="float">
            <text:p>-0.00007467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34" calcext:value-type="float">
            <text:p>-0.00001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56" calcext:value-type="float">
            <text:p>-0.00006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344" calcext:value-type="float">
            <text:p>-0.000083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468" calcext:value-type="float">
            <text:p>-0.000114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87" calcext:value-type="float">
            <text:p>0.000001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16" calcext:value-type="float">
            <text:p>-0.000091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64" calcext:value-type="float">
            <text:p>0.000077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56" calcext:value-type="float">
            <text:p>-0.000041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419" calcext:value-type="float">
            <text:p>-0.00014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77" calcext:value-type="float">
            <text:p>0.0000087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69" calcext:value-type="float">
            <text:p>0.000012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66" calcext:value-type="float">
            <text:p>-0.000072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3" calcext:value-type="float">
            <text:p>-0.000037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668" calcext:value-type="float">
            <text:p>-0.000186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817" calcext:value-type="float">
            <text:p>0.00008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15" calcext:value-type="float">
            <text:p>-0.00008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94" calcext:value-type="float">
            <text:p>0.000020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53" calcext:value-type="float">
            <text:p>-0.000038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36" calcext:value-type="float">
            <text:p>-0.00006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62" calcext:value-type="float">
            <text:p>0.00000862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56" calcext:value-type="float">
            <text:p>0.00003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85" calcext:value-type="float">
            <text:p>-0.000041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932" calcext:value-type="float">
            <text:p>-0.000119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035" calcext:value-type="float">
            <text:p>-0.000150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62" calcext:value-type="float">
            <text:p>-0.00005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62" calcext:value-type="float">
            <text:p>-0.000088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53" calcext:value-type="float">
            <text:p>-0.000018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02" calcext:value-type="float">
            <text:p>-0.00006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63" calcext:value-type="float">
            <text:p>-0.000065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35" calcext:value-type="float">
            <text:p>-0.0000533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175" calcext:value-type="float">
            <text:p>0.000081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71" calcext:value-type="float">
            <text:p>-0.000135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35" calcext:value-type="float">
            <text:p>-0.000032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877" calcext:value-type="float">
            <text:p>-0.000178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33" calcext:value-type="float">
            <text:p>-0.000043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25" calcext:value-type="float">
            <text:p>-0.000027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12" calcext:value-type="float">
            <text:p>-0.000100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94" calcext:value-type="float">
            <text:p>-0.000089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62" calcext:value-type="float">
            <text:p>-0.000009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49" calcext:value-type="float">
            <text:p>-0.00000549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1" calcext:value-type="float">
            <text:p>0.00004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245" calcext:value-type="float">
            <text:p>-0.00011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37" calcext:value-type="float">
            <text:p>-0.000095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02" calcext:value-type="float">
            <text:p>-0.0002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39" calcext:value-type="float">
            <text:p>0.000043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34" calcext:value-type="float">
            <text:p>0.000024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55" calcext:value-type="float">
            <text:p>0.00002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85" calcext:value-type="float">
            <text:p>-0.000055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06" calcext:value-type="float">
            <text:p>0.00007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898" calcext:value-type="float">
            <text:p>0.00007898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62" calcext:value-type="float">
            <text:p>0.000000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47" calcext:value-type="float">
            <text:p>-0.000068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055" calcext:value-type="float">
            <text:p>-0.00012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739" calcext:value-type="float">
            <text:p>-0.000267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96" calcext:value-type="float">
            <text:p>-0.000018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85" calcext:value-type="float">
            <text:p>-0.00002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78" calcext:value-type="float">
            <text:p>0.000001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653" calcext:value-type="float">
            <text:p>-0.000156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92" calcext:value-type="float">
            <text:p>-0.00000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46" calcext:value-type="float">
            <text:p>-0.00010746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16" calcext:value-type="float">
            <text:p>0.000069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7" calcext:value-type="float">
            <text:p>-0.00004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31" calcext:value-type="float">
            <text:p>-0.000051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174" calcext:value-type="float">
            <text:p>-0.000211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5" calcext:value-type="float">
            <text:p>-0.0000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67" calcext:value-type="float">
            <text:p>0.00000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66" calcext:value-type="float">
            <text:p>-0.000111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6" calcext:value-type="float">
            <text:p>-0.0000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47" calcext:value-type="float">
            <text:p>-0.00005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78" calcext:value-type="float">
            <text:p>-0.00001178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36" calcext:value-type="float">
            <text:p>0.00005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28" calcext:value-type="float">
            <text:p>-0.00006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03" calcext:value-type="float">
            <text:p>-0.000013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816" calcext:value-type="float">
            <text:p>-0.000248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37" calcext:value-type="float">
            <text:p>-0.00010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35" calcext:value-type="float">
            <text:p>-0.00009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11" calcext:value-type="float">
            <text:p>0.000003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81" calcext:value-type="float">
            <text:p>-0.000106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473" calcext:value-type="float">
            <text:p>0.000114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86" calcext:value-type="float">
            <text:p>-0.00001786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63" calcext:value-type="float">
            <text:p>-0.000000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65" calcext:value-type="float">
            <text:p>0.000006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16" calcext:value-type="float">
            <text:p>-0.000009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203" calcext:value-type="float">
            <text:p>-0.00017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89" calcext:value-type="float">
            <text:p>-0.000059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747" calcext:value-type="float">
            <text:p>0.000067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2" calcext:value-type="float">
            <text:p>0.000011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87" calcext:value-type="float">
            <text:p>-0.000016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05" calcext:value-type="float">
            <text:p>-0.000048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64" calcext:value-type="float">
            <text:p>-0.00010364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92" calcext:value-type="float">
            <text:p>0.000005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7" calcext:value-type="float">
            <text:p>-0.0000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8" calcext:value-type="float">
            <text:p>-0.00001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875" calcext:value-type="float">
            <text:p>-0.00011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83" calcext:value-type="float">
            <text:p>0.000001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98" calcext:value-type="float">
            <text:p>0.000063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1" calcext:value-type="float">
            <text:p>-0.00005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084" calcext:value-type="float">
            <text:p>-0.00013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4" calcext:value-type="float">
            <text:p>-0.00010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61" calcext:value-type="float">
            <text:p>-0.00007661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96" calcext:value-type="float">
            <text:p>0.000029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48" calcext:value-type="float">
            <text:p>-0.00003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57" calcext:value-type="float">
            <text:p>-0.00003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465" calcext:value-type="float">
            <text:p>-0.000184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48" calcext:value-type="float">
            <text:p>-0.000063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91" calcext:value-type="float">
            <text:p>0.000077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24" calcext:value-type="float">
            <text:p>-0.000012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46" calcext:value-type="float">
            <text:p>-0.000003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06" calcext:value-type="float">
            <text:p>-0.00001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03" calcext:value-type="float">
            <text:p>-0.0000430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57" calcext:value-type="float">
            <text:p>-0.000020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06" calcext:value-type="float">
            <text:p>-0.000106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75" calcext:value-type="float">
            <text:p>-0.000065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498" calcext:value-type="float">
            <text:p>-0.000154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732" calcext:value-type="float">
            <text:p>-0.000097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13" calcext:value-type="float">
            <text:p>0.000034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11" calcext:value-type="float">
            <text:p>0.000004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495" calcext:value-type="float">
            <text:p>-0.000164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3" calcext:value-type="float">
            <text:p>-0.00004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23" calcext:value-type="float">
            <text:p>-0.00006723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762" calcext:value-type="float">
            <text:p>0.00009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43" calcext:value-type="float">
            <text:p>-0.000068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69" calcext:value-type="float">
            <text:p>-0.000063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947" calcext:value-type="float">
            <text:p>-0.000179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45" calcext:value-type="float">
            <text:p>-0.000009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54" calcext:value-type="float">
            <text:p>0.000057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954" calcext:value-type="float">
            <text:p>-0.00011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12" calcext:value-type="float">
            <text:p>-0.000041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06" calcext:value-type="float">
            <text:p>-0.00005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43" calcext:value-type="float">
            <text:p>0.00000343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63" calcext:value-type="float">
            <text:p>0.000015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637" calcext:value-type="float">
            <text:p>-0.00011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07" calcext:value-type="float">
            <text:p>-0.000060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376" calcext:value-type="float">
            <text:p>-0.000163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41" calcext:value-type="float">
            <text:p>-0.00011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73" calcext:value-type="float">
            <text:p>-0.000124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61" calcext:value-type="float">
            <text:p>-0.000063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51" calcext:value-type="float">
            <text:p>0.00004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95" calcext:value-type="float">
            <text:p>-0.000075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7" calcext:value-type="float">
            <text:p>-0.00002797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53" calcext:value-type="float">
            <text:p>0.000015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53" calcext:value-type="float">
            <text:p>-0.000067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47" calcext:value-type="float">
            <text:p>0.00001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911" calcext:value-type="float">
            <text:p>-0.00026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13" calcext:value-type="float">
            <text:p>-0.000080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81" calcext:value-type="float">
            <text:p>0.000045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19" calcext:value-type="float">
            <text:p>-0.000071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7" calcext:value-type="float">
            <text:p>0.00000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38" calcext:value-type="float">
            <text:p>-0.00001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69" calcext:value-type="float">
            <text:p>0.00001769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56" calcext:value-type="float">
            <text:p>-0.00002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87" calcext:value-type="float">
            <text:p>-0.000105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49" calcext:value-type="float">
            <text:p>-0.000057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88" calcext:value-type="float">
            <text:p>-0.000107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17" calcext:value-type="float">
            <text:p>-0.000040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46" calcext:value-type="float">
            <text:p>-0.000049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43" calcext:value-type="float">
            <text:p>0.000037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56" calcext:value-type="float">
            <text:p>-0.00006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3" calcext:value-type="float">
            <text:p>-0.00004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16" calcext:value-type="float">
            <text:p>-0.00001516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35" calcext:value-type="float">
            <text:p>-0.00004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8" calcext:value-type="float">
            <text:p>-0.00008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17" calcext:value-type="float">
            <text:p>0.00003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857" calcext:value-type="float">
            <text:p>-0.000248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94" calcext:value-type="float">
            <text:p>0.00006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289" calcext:value-type="float">
            <text:p>0.000122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11" calcext:value-type="float">
            <text:p>-0.00006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877" calcext:value-type="float">
            <text:p>0.000078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23" calcext:value-type="float">
            <text:p>-0.00007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08" calcext:value-type="float">
            <text:p>-0.00002008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37" calcext:value-type="float">
            <text:p>0.000019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34" calcext:value-type="float">
            <text:p>-0.000046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82" calcext:value-type="float">
            <text:p>-0.00006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695" calcext:value-type="float">
            <text:p>-0.000156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391" calcext:value-type="float">
            <text:p>0.000083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75" calcext:value-type="float">
            <text:p>-0.000099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18" calcext:value-type="float">
            <text:p>-0.00002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09" calcext:value-type="float">
            <text:p>-0.00004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965" calcext:value-type="float">
            <text:p>-0.000129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24" calcext:value-type="float">
            <text:p>-0.00004824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85" calcext:value-type="float">
            <text:p>-0.00000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844" calcext:value-type="float">
            <text:p>-0.000098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69" calcext:value-type="float">
            <text:p>-0.000055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34808" calcext:value-type="float">
            <text:p>-0.000348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95" calcext:value-type="float">
            <text:p>0.000058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05" calcext:value-type="float">
            <text:p>-0.000047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34" calcext:value-type="float">
            <text:p>-0.000092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348" calcext:value-type="float">
            <text:p>0.000103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95" calcext:value-type="float">
            <text:p>-0.000048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17" calcext:value-type="float">
            <text:p>-0.00010417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95" calcext:value-type="float">
            <text:p>0.000000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81" calcext:value-type="float">
            <text:p>-0.000058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282" calcext:value-type="float">
            <text:p>-0.00013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875" calcext:value-type="float">
            <text:p>-0.00026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25" calcext:value-type="float">
            <text:p>-0.000053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49" calcext:value-type="float">
            <text:p>-0.000010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93" calcext:value-type="float">
            <text:p>-0.000013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12" calcext:value-type="float">
            <text:p>-0.00005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78" calcext:value-type="float">
            <text:p>-0.000017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36" calcext:value-type="float">
            <text:p>-0.00004836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76" calcext:value-type="float">
            <text:p>0.000034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57" calcext:value-type="float">
            <text:p>-0.000029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64" calcext:value-type="float">
            <text:p>-0.000033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704" calcext:value-type="float">
            <text:p>-0.000247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6" calcext:value-type="float">
            <text:p>0.00001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23" calcext:value-type="float">
            <text:p>0.00003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138" calcext:value-type="float">
            <text:p>-0.000141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64" calcext:value-type="float">
            <text:p>-0.00004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28" calcext:value-type="float">
            <text:p>-0.000111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56" calcext:value-type="float">
            <text:p>0.0000245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62" calcext:value-type="float">
            <text:p>-0.000018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363" calcext:value-type="float">
            <text:p>-0.000083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04" calcext:value-type="float">
            <text:p>-0.00006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765" calcext:value-type="float">
            <text:p>-0.000237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12" calcext:value-type="float">
            <text:p>0.00001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06" calcext:value-type="float">
            <text:p>-0.000051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76" calcext:value-type="float">
            <text:p>-0.000052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86" calcext:value-type="float">
            <text:p>-0.000071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02" calcext:value-type="float">
            <text:p>-0.000107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93" calcext:value-type="float">
            <text:p>-0.00003693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56" calcext:value-type="float">
            <text:p>0.000045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41" calcext:value-type="float">
            <text:p>-0.00006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92" calcext:value-type="float">
            <text:p>-0.000007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98" calcext:value-type="float">
            <text:p>-0.00026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01" calcext:value-type="float">
            <text:p>-0.000045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87" calcext:value-type="float">
            <text:p>-0.00008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53" calcext:value-type="float">
            <text:p>-0.000030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59" calcext:value-type="float">
            <text:p>-0.000064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25" calcext:value-type="float">
            <text:p>-0.000054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63" calcext:value-type="float">
            <text:p>-0.00004763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301" calcext:value-type="float">
            <text:p>301</text:p>
          </table:table-cell>
          <table:table-cell office:value-type="float" office:value="-0.0213941894" calcext:value-type="float">
            <text:p>-0.0213941894</text:p>
          </table:table-cell>
          <table:table-cell office:value-type="float" office:value="0.0003333333" calcext:value-type="float">
            <text:p>0.0003333333</text:p>
          </table:table-cell>
          <table:table-cell office:value-type="float" office:value="0.00001389" calcext:value-type="float">
            <text:p>0.00001389</text:p>
          </table:table-cell>
          <table:table-cell office:value-type="float" office:value="-0.0427883826" calcext:value-type="float">
            <text:p>-0.042788382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-0.00001815" calcext:value-type="float">
            <text:p>-0.00001815</text:p>
          </table:table-cell>
          <table:table-cell office:value-type="float" office:value="-0.064182587" calcext:value-type="float">
            <text:p>-0.064182587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1355" calcext:value-type="float">
            <text:p>-0.00001355</text:p>
          </table:table-cell>
          <table:table-cell office:value-type="float" office:value="-0.0855767876" calcext:value-type="float">
            <text:p>-0.0855767876</text:p>
          </table:table-cell>
          <table:table-cell office:value-type="float" office:value="0.0013333333" calcext:value-type="float">
            <text:p>0.0013333333</text:p>
          </table:table-cell>
          <table:table-cell office:value-type="float" office:value="-0.00020701" calcext:value-type="float">
            <text:p>-0.00020701</text:p>
          </table:table-cell>
          <table:table-cell office:value-type="float" office:value="-0.1069710106" calcext:value-type="float">
            <text:p>-0.1069710106</text:p>
          </table:table-cell>
          <table:table-cell office:value-type="float" office:value="0.0016666667" calcext:value-type="float">
            <text:p>0.0016666667</text:p>
          </table:table-cell>
          <table:table-cell office:value-type="float" office:value="-0.00011111" calcext:value-type="float">
            <text:p>-0.00011111</text:p>
          </table:table-cell>
          <table:table-cell office:value-type="float" office:value="-0.1283652484" calcext:value-type="float">
            <text:p>-0.1283652484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004354" calcext:value-type="float">
            <text:p>-0.00004354</text:p>
          </table:table-cell>
          <table:table-cell office:value-type="float" office:value="-0.1497594863" calcext:value-type="float">
            <text:p>-0.1497594863</text:p>
          </table:table-cell>
          <table:table-cell office:value-type="float" office:value="0.0023333333" calcext:value-type="float">
            <text:p>0.0023333333</text:p>
          </table:table-cell>
          <table:table-cell office:value-type="float" office:value="-0.00003835" calcext:value-type="float">
            <text:p>-0.00003835</text:p>
          </table:table-cell>
          <table:table-cell office:value-type="float" office:value="-0.1711537689" calcext:value-type="float">
            <text:p>-0.1711537689</text:p>
          </table:table-cell>
          <table:table-cell office:value-type="float" office:value="0.0026666666" calcext:value-type="float">
            <text:p>0.0026666666</text:p>
          </table:table-cell>
          <table:table-cell office:value-type="float" office:value="0.00002665" calcext:value-type="float">
            <text:p>0.00002665</text:p>
          </table:table-cell>
          <table:table-cell office:value-type="float" office:value="-0.1925480664" calcext:value-type="float">
            <text:p>-0.192548066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00802" calcext:value-type="float">
            <text:p>-0.00000802</text:p>
          </table:table-cell>
          <table:table-cell office:value-type="float" office:value="-0.2139423937" calcext:value-type="float">
            <text:p>-0.2139423937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0.0000469" calcext:value-type="float">
            <text:p>0.0000469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302" calcext:value-type="float">
            <text:p>302</text:p>
          </table:table-cell>
          <table:table-cell office:value-type="float" office:value="-0.0427883826" calcext:value-type="float">
            <text:p>-0.042788382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06521" calcext:value-type="float">
            <text:p>0.00006521</text:p>
          </table:table-cell>
          <table:table-cell office:value-type="float" office:value="-0.0855767876" calcext:value-type="float">
            <text:p>-0.0855767876</text:p>
          </table:table-cell>
          <table:table-cell office:value-type="float" office:value="0.0013333333" calcext:value-type="float">
            <text:p>0.0013333333</text:p>
          </table:table-cell>
          <table:table-cell office:value-type="float" office:value="-0.0000305" calcext:value-type="float">
            <text:p>-0.0000305</text:p>
          </table:table-cell>
          <table:table-cell office:value-type="float" office:value="-0.1283652484" calcext:value-type="float">
            <text:p>-0.1283652484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004964" calcext:value-type="float">
            <text:p>-0.00004964</text:p>
          </table:table-cell>
          <table:table-cell office:value-type="float" office:value="-0.1711537689" calcext:value-type="float">
            <text:p>-0.1711537689</text:p>
          </table:table-cell>
          <table:table-cell office:value-type="float" office:value="0.0026666666" calcext:value-type="float">
            <text:p>0.0026666666</text:p>
          </table:table-cell>
          <table:table-cell office:value-type="float" office:value="-0.00026252" calcext:value-type="float">
            <text:p>-0.00026252</text:p>
          </table:table-cell>
          <table:table-cell office:value-type="float" office:value="-0.2139423937" calcext:value-type="float">
            <text:p>-0.2139423937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-0.00007156" calcext:value-type="float">
            <text:p>-0.00007156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003725" calcext:value-type="float">
            <text:p>-0.00003725</text:p>
          </table:table-cell>
          <table:table-cell office:value-type="float" office:value="-0.2995200157" calcext:value-type="float">
            <text:p>-0.2995200157</text:p>
          </table:table-cell>
          <table:table-cell office:value-type="float" office:value="0.0046666665" calcext:value-type="float">
            <text:p>0.0046666665</text:p>
          </table:table-cell>
          <table:table-cell office:value-type="float" office:value="0.00000581" calcext:value-type="float">
            <text:p>0.00000581</text:p>
          </table:table-cell>
          <table:table-cell office:value-type="float" office:value="-0.3423090577" calcext:value-type="float">
            <text:p>-0.3423090577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-0.00007493" calcext:value-type="float">
            <text:p>-0.00007493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004855" calcext:value-type="float">
            <text:p>-0.00004855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0.00002025" calcext:value-type="float">
            <text:p>0.00002025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303" calcext:value-type="float">
            <text:p>303</text:p>
          </table:table-cell>
          <table:table-cell office:value-type="float" office:value="-0.064182587" calcext:value-type="float">
            <text:p>-0.064182587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49337" calcext:value-type="float">
            <text:p>-0.00049337</text:p>
          </table:table-cell>
          <table:table-cell office:value-type="float" office:value="-0.1283652484" calcext:value-type="float">
            <text:p>-0.1283652484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012673" calcext:value-type="float">
            <text:p>-0.00012673</text:p>
          </table:table-cell>
          <table:table-cell office:value-type="float" office:value="-0.1925480664" calcext:value-type="float">
            <text:p>-0.192548066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14903" calcext:value-type="float">
            <text:p>-0.00114903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068361" calcext:value-type="float">
            <text:p>-0.00068361</text:p>
          </table:table-cell>
          <table:table-cell office:value-type="float" office:value="-0.3209145069" calcext:value-type="float">
            <text:p>-0.3209145069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095958" calcext:value-type="float">
            <text:p>-0.00095958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076011" calcext:value-type="float">
            <text:p>-0.00076011</text:p>
          </table:table-cell>
          <table:table-cell office:value-type="float" office:value="-0.4492826164" calcext:value-type="float">
            <text:p>-0.4492826164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-0.00023201" calcext:value-type="float">
            <text:p>-0.00023201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112291" calcext:value-type="float">
            <text:p>-0.00112291</text:p>
          </table:table-cell>
          <table:table-cell office:value-type="float" office:value="-0.5776528716" calcext:value-type="float">
            <text:p>-0.5776528716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-0.00095292" calcext:value-type="float">
            <text:p>-0.000952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10522" calcext:value-type="float">
            <text:p>-0.0010522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304" calcext:value-type="float">
            <text:p>304</text:p>
          </table:table-cell>
          <table:table-cell office:value-type="float" office:value="-0.0855767876" calcext:value-type="float">
            <text:p>-0.0855767876</text:p>
          </table:table-cell>
          <table:table-cell office:value-type="float" office:value="0.0013333333" calcext:value-type="float">
            <text:p>0.0013333333</text:p>
          </table:table-cell>
          <table:table-cell office:value-type="float" office:value="-0.00123775" calcext:value-type="float">
            <text:p>-0.00123775</text:p>
          </table:table-cell>
          <table:table-cell office:value-type="float" office:value="-0.1711537689" calcext:value-type="float">
            <text:p>-0.1711537689</text:p>
          </table:table-cell>
          <table:table-cell office:value-type="float" office:value="0.0026666666" calcext:value-type="float">
            <text:p>0.0026666666</text:p>
          </table:table-cell>
          <table:table-cell office:value-type="float" office:value="-0.00192165" calcext:value-type="float">
            <text:p>-0.00192165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291525" calcext:value-type="float">
            <text:p>-0.00291525</text:p>
          </table:table-cell>
          <table:table-cell office:value-type="float" office:value="-0.3423090577" calcext:value-type="float">
            <text:p>-0.3423090577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-0.00226404" calcext:value-type="float">
            <text:p>-0.00226404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-0.00252526" calcext:value-type="float">
            <text:p>-0.00252526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210479" calcext:value-type="float">
            <text:p>-0.00210479</text:p>
          </table:table-cell>
          <table:table-cell office:value-type="float" office:value="-0.5990481973" calcext:value-type="float">
            <text:p>-0.5990481973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-0.00305847" calcext:value-type="float">
            <text:p>-0.00305847</text:p>
          </table:table-cell>
          <table:table-cell office:value-type="float" office:value="-0.6846303344" calcext:value-type="float">
            <text:p>-0.6846303344</text:p>
          </table:table-cell>
          <table:table-cell office:value-type="float" office:value="0.0106666666" calcext:value-type="float">
            <text:p>0.0106666666</text:p>
          </table:table-cell>
          <table:table-cell office:value-type="float" office:value="-0.00275856" calcext:value-type="float">
            <text:p>-0.00275856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0245115" calcext:value-type="float">
            <text:p>-0.00245115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0288502" calcext:value-type="float">
            <text:p>-0.00288502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305" calcext:value-type="float">
            <text:p>305</text:p>
          </table:table-cell>
          <table:table-cell office:value-type="float" office:value="-0.1069710106" calcext:value-type="float">
            <text:p>-0.1069710106</text:p>
          </table:table-cell>
          <table:table-cell office:value-type="float" office:value="0.0016666667" calcext:value-type="float">
            <text:p>0.0016666667</text:p>
          </table:table-cell>
          <table:table-cell office:value-type="float" office:value="-0.00151998" calcext:value-type="float">
            <text:p>-0.00151998</text:p>
          </table:table-cell>
          <table:table-cell office:value-type="float" office:value="-0.2139423937" calcext:value-type="float">
            <text:p>-0.2139423937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-0.00380027" calcext:value-type="float">
            <text:p>-0.00380027</text:p>
          </table:table-cell>
          <table:table-cell office:value-type="float" office:value="-0.3209145069" calcext:value-type="float">
            <text:p>-0.3209145069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654189" calcext:value-type="float">
            <text:p>-0.00654189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-0.00532129" calcext:value-type="float">
            <text:p>-0.00532129</text:p>
          </table:table-cell>
          <table:table-cell office:value-type="float" office:value="-0.5348625183" calcext:value-type="float">
            <text:p>-0.5348625183</text:p>
          </table:table-cell>
          <table:table-cell office:value-type="float" office:value="0.0083333338" calcext:value-type="float">
            <text:p>0.0083333338</text:p>
          </table:table-cell>
          <table:table-cell office:value-type="float" office:value="-0.00634083" calcext:value-type="float">
            <text:p>-0.006340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628482" calcext:value-type="float">
            <text:p>-0.00628482</text:p>
          </table:table-cell>
          <table:table-cell office:value-type="float" office:value="-0.7488179803" calcext:value-type="float">
            <text:p>-0.7488179803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-0.00519754" calcext:value-type="float">
            <text:p>-0.00519754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0749624" calcext:value-type="float">
            <text:p>-0.00749624</text:p>
          </table:table-cell>
          <table:table-cell office:value-type="float" office:value="-0.9627838135" calcext:value-type="float">
            <text:p>-0.9627838135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0968483" calcext:value-type="float">
            <text:p>-0.00968483</text:p>
          </table:table-cell>
          <table:table-cell office:value-type="float" office:value="-1.0697716475" calcext:value-type="float">
            <text:p>-1.0697716475</text:p>
          </table:table-cell>
          <table:table-cell office:value-type="float" office:value="0.0166666675" calcext:value-type="float">
            <text:p>0.0166666675</text:p>
          </table:table-cell>
          <table:table-cell office:value-type="float" office:value="-0.0074564" calcext:value-type="float">
            <text:p>-0.0074564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306" calcext:value-type="float">
            <text:p>306</text:p>
          </table:table-cell>
          <table:table-cell office:value-type="float" office:value="-0.1283652484" calcext:value-type="float">
            <text:p>-0.1283652484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428059" calcext:value-type="float">
            <text:p>-0.00428059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617234" calcext:value-type="float">
            <text:p>-0.00617234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792142" calcext:value-type="float">
            <text:p>-0.00792142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665531" calcext:value-type="float">
            <text:p>-0.006655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1165843" calcext:value-type="float">
            <text:p>-0.01165843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0953667" calcext:value-type="float">
            <text:p>-0.00953667</text:p>
          </table:table-cell>
          <table:table-cell office:value-type="float" office:value="-0.8985928297" calcext:value-type="float">
            <text:p>-0.8985928297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-0.01147944" calcext:value-type="float">
            <text:p>-0.01147944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106735" calcext:value-type="float">
            <text:p>-0.0106735</text:p>
          </table:table-cell>
          <table:table-cell office:value-type="float" office:value="-1.1553645134" calcext:value-type="float">
            <text:p>-1.1553645134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-0.01276236" calcext:value-type="float">
            <text:p>-0.012762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1053823" calcext:value-type="float">
            <text:p>-0.01053823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307" calcext:value-type="float">
            <text:p>307</text:p>
          </table:table-cell>
          <table:table-cell office:value-type="float" office:value="-0.1497594863" calcext:value-type="float">
            <text:p>-0.1497594863</text:p>
          </table:table-cell>
          <table:table-cell office:value-type="float" office:value="0.0023333333" calcext:value-type="float">
            <text:p>0.0023333333</text:p>
          </table:table-cell>
          <table:table-cell office:value-type="float" office:value="-0.00425271" calcext:value-type="float">
            <text:p>-0.00425271</text:p>
          </table:table-cell>
          <table:table-cell office:value-type="float" office:value="-0.2995200157" calcext:value-type="float">
            <text:p>-0.2995200157</text:p>
          </table:table-cell>
          <table:table-cell office:value-type="float" office:value="0.0046666665" calcext:value-type="float">
            <text:p>0.0046666665</text:p>
          </table:table-cell>
          <table:table-cell office:value-type="float" office:value="-0.00737861" calcext:value-type="float">
            <text:p>-0.00737861</text:p>
          </table:table-cell>
          <table:table-cell office:value-type="float" office:value="-0.4492826164" calcext:value-type="float">
            <text:p>-0.4492826164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-0.01055317" calcext:value-type="float">
            <text:p>-0.01055317</text:p>
          </table:table-cell>
          <table:table-cell office:value-type="float" office:value="-0.5990481973" calcext:value-type="float">
            <text:p>-0.5990481973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-0.01065567" calcext:value-type="float">
            <text:p>-0.01065567</text:p>
          </table:table-cell>
          <table:table-cell office:value-type="float" office:value="-0.7488179803" calcext:value-type="float">
            <text:p>-0.7488179803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-0.01329223" calcext:value-type="float">
            <text:p>-0.01329223</text:p>
          </table:table-cell>
          <table:table-cell office:value-type="float" office:value="-0.8985928297" calcext:value-type="float">
            <text:p>-0.8985928297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-0.01535529" calcext:value-type="float">
            <text:p>-0.01535529</text:p>
          </table:table-cell>
          <table:table-cell office:value-type="float" office:value="-1.0483738184" calcext:value-type="float">
            <text:p>-1.0483738184</text:p>
          </table:table-cell>
          <table:table-cell office:value-type="float" office:value="0.0163333341" calcext:value-type="float">
            <text:p>0.0163333341</text:p>
          </table:table-cell>
          <table:table-cell office:value-type="float" office:value="-0.01481397" calcext:value-type="float">
            <text:p>-0.01481397</text:p>
          </table:table-cell>
          <table:table-cell office:value-type="float" office:value="-1.1981619596" calcext:value-type="float">
            <text:p>-1.1981619596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-0.01746788" calcext:value-type="float">
            <text:p>-0.01746788</text:p>
          </table:table-cell>
          <table:table-cell office:value-type="float" office:value="-1.3479583263" calcext:value-type="float">
            <text:p>-1.3479583263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-0.01586711" calcext:value-type="float">
            <text:p>-0.01586711</text:p>
          </table:table-cell>
          <table:table-cell office:value-type="float" office:value="-1.4977638721" calcext:value-type="float">
            <text:p>-1.4977638721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-0.01751294" calcext:value-type="float">
            <text:p>-0.01751294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308" calcext:value-type="float">
            <text:p>308</text:p>
          </table:table-cell>
          <table:table-cell office:value-type="float" office:value="-0.1711537689" calcext:value-type="float">
            <text:p>-0.1711537689</text:p>
          </table:table-cell>
          <table:table-cell office:value-type="float" office:value="0.0026666666" calcext:value-type="float">
            <text:p>0.0026666666</text:p>
          </table:table-cell>
          <table:table-cell office:value-type="float" office:value="-0.00445908" calcext:value-type="float">
            <text:p>-0.00445908</text:p>
          </table:table-cell>
          <table:table-cell office:value-type="float" office:value="-0.3423090577" calcext:value-type="float">
            <text:p>-0.3423090577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-0.0079482" calcext:value-type="float">
            <text:p>-0.0079482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1145761" calcext:value-type="float">
            <text:p>-0.01145761</text:p>
          </table:table-cell>
          <table:table-cell office:value-type="float" office:value="-0.6846303344" calcext:value-type="float">
            <text:p>-0.6846303344</text:p>
          </table:table-cell>
          <table:table-cell office:value-type="float" office:value="0.0106666666" calcext:value-type="float">
            <text:p>0.0106666666</text:p>
          </table:table-cell>
          <table:table-cell office:value-type="float" office:value="-0.01169052" calcext:value-type="float">
            <text:p>-0.01169052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1621119" calcext:value-type="float">
            <text:p>-0.01621119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1753353" calcext:value-type="float">
            <text:p>-0.01753353</text:p>
          </table:table-cell>
          <table:table-cell office:value-type="float" office:value="-1.1981619596" calcext:value-type="float">
            <text:p>-1.1981619596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-0.01997175" calcext:value-type="float">
            <text:p>-0.01997175</text:p>
          </table:table-cell>
          <table:table-cell office:value-type="float" office:value="-1.3693585396" calcext:value-type="float">
            <text:p>-1.3693585396</text:p>
          </table:table-cell>
          <table:table-cell office:value-type="float" office:value="0.0213333331" calcext:value-type="float">
            <text:p>0.0213333331</text:p>
          </table:table-cell>
          <table:table-cell office:value-type="float" office:value="-0.0201268" calcext:value-type="float">
            <text:p>-0.0201268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2170508" calcext:value-type="float">
            <text:p>-0.02170508</text:p>
          </table:table-cell>
          <table:table-cell office:value-type="float" office:value="-1.7117898464" calcext:value-type="float">
            <text:p>-1.7117898464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-0.02096677" calcext:value-type="float">
            <text:p>-0.0209667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09" calcext:value-type="float">
            <text:p>309</text:p>
          </table:table-cell>
          <table:table-cell office:value-type="float" office:value="-0.1925480664" calcext:value-type="float">
            <text:p>-0.192548066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48892" calcext:value-type="float">
            <text:p>-0.00448892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778978" calcext:value-type="float">
            <text:p>-0.00778978</text:p>
          </table:table-cell>
          <table:table-cell office:value-type="float" office:value="-0.5776528716" calcext:value-type="float">
            <text:p>-0.5776528716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-0.01113661" calcext:value-type="float">
            <text:p>-0.01113661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1455512" calcext:value-type="float">
            <text:p>-0.01455512</text:p>
          </table:table-cell>
          <table:table-cell office:value-type="float" office:value="-0.9627838135" calcext:value-type="float">
            <text:p>-0.9627838135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1752398" calcext:value-type="float">
            <text:p>-0.01752398</text:p>
          </table:table-cell>
          <table:table-cell office:value-type="float" office:value="-1.1553645134" calcext:value-type="float">
            <text:p>-1.1553645134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-0.02020398" calcext:value-type="float">
            <text:p>-0.02020398</text:p>
          </table:table-cell>
          <table:table-cell office:value-type="float" office:value="-1.3479583263" calcext:value-type="float">
            <text:p>-1.3479583263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-0.02169684" calcext:value-type="float">
            <text:p>-0.02169684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2391282" calcext:value-type="float">
            <text:p>-0.02391282</text:p>
          </table:table-cell>
          <table:table-cell office:value-type="float" office:value="-1.7331937551" calcext:value-type="float">
            <text:p>-1.7331937551</text:p>
          </table:table-cell>
          <table:table-cell office:value-type="float" office:value="0.0270000007" calcext:value-type="float">
            <text:p>0.0270000007</text:p>
          </table:table-cell>
          <table:table-cell office:value-type="float" office:value="-0.02407051" calcext:value-type="float">
            <text:p>-0.024070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2631407" calcext:value-type="float">
            <text:p>-0.02631407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310" calcext:value-type="float">
            <text:p>310</text:p>
          </table:table-cell>
          <table:table-cell office:value-type="float" office:value="-0.2139423937" calcext:value-type="float">
            <text:p>-0.2139423937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-0.00423037" calcext:value-type="float">
            <text:p>-0.00423037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-0.00658649" calcext:value-type="float">
            <text:p>-0.006586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1088942" calcext:value-type="float">
            <text:p>-0.01088942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153946" calcext:value-type="float">
            <text:p>-0.0153946</text:p>
          </table:table-cell>
          <table:table-cell office:value-type="float" office:value="-1.0697716475" calcext:value-type="float">
            <text:p>-1.0697716475</text:p>
          </table:table-cell>
          <table:table-cell office:value-type="float" office:value="0.0166666675" calcext:value-type="float">
            <text:p>0.0166666675</text:p>
          </table:table-cell>
          <table:table-cell office:value-type="float" office:value="-0.01800737" calcext:value-type="float">
            <text:p>-0.0180073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2091932" calcext:value-type="float">
            <text:p>-0.02091932</text:p>
          </table:table-cell>
          <table:table-cell office:value-type="float" office:value="-1.4977638721" calcext:value-type="float">
            <text:p>-1.4977638721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-0.02346208" calcext:value-type="float">
            <text:p>-0.02346208</text:p>
          </table:table-cell>
          <table:table-cell office:value-type="float" office:value="-1.7117898464" calcext:value-type="float">
            <text:p>-1.7117898464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-0.02518891" calcext:value-type="float">
            <text:p>-0.025188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2565039" calcext:value-type="float">
            <text:p>-0.02565039</text:p>
          </table:table-cell>
          <table:table-cell office:value-type="float" office:value="-2.1399166584" calcext:value-type="float">
            <text:p>-2.1399166584</text:p>
          </table:table-cell>
          <table:table-cell office:value-type="float" office:value="0.0333333351" calcext:value-type="float">
            <text:p>0.0333333351</text:p>
          </table:table-cell>
          <table:table-cell office:value-type="float" office:value="-0.02701874" calcext:value-type="float">
            <text:p>-0.02701874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311" calcext:value-type="float">
            <text:p>311</text:p>
          </table:table-cell>
          <table:table-cell office:value-type="float" office:value="-0.2353367358" calcext:value-type="float">
            <text:p>-0.2353367358</text:p>
          </table:table-cell>
          <table:table-cell office:value-type="float" office:value="0.0036666666" calcext:value-type="float">
            <text:p>0.0036666666</text:p>
          </table:table-cell>
          <table:table-cell office:value-type="float" office:value="-0.00333402" calcext:value-type="float">
            <text:p>-0.00333402</text:p>
          </table:table-cell>
          <table:table-cell office:value-type="float" office:value="-0.4706774652" calcext:value-type="float">
            <text:p>-0.4706774652</text:p>
          </table:table-cell>
          <table:table-cell office:value-type="float" office:value="0.0073333331" calcext:value-type="float">
            <text:p>0.0073333331</text:p>
          </table:table-cell>
          <table:table-cell office:value-type="float" office:value="-0.00451015" calcext:value-type="float">
            <text:p>-0.00451015</text:p>
          </table:table-cell>
          <table:table-cell office:value-type="float" office:value="-0.7060261369" calcext:value-type="float">
            <text:p>-0.7060261369</text:p>
          </table:table-cell>
          <table:table-cell office:value-type="float" office:value="0.0109999999" calcext:value-type="float">
            <text:p>0.0109999999</text:p>
          </table:table-cell>
          <table:table-cell office:value-type="float" office:value="-0.01121051" calcext:value-type="float">
            <text:p>-0.01121051</text:p>
          </table:table-cell>
          <table:table-cell office:value-type="float" office:value="-0.9413866997" calcext:value-type="float">
            <text:p>-0.9413866997</text:p>
          </table:table-cell>
          <table:table-cell office:value-type="float" office:value="0.0146666663" calcext:value-type="float">
            <text:p>0.0146666663</text:p>
          </table:table-cell>
          <table:table-cell office:value-type="float" office:value="-0.01560042" calcext:value-type="float">
            <text:p>-0.01560042</text:p>
          </table:table-cell>
          <table:table-cell office:value-type="float" office:value="-1.1767631769" calcext:value-type="float">
            <text:p>-1.1767631769</text:p>
          </table:table-cell>
          <table:table-cell office:value-type="float" office:value="0.0183333326" calcext:value-type="float">
            <text:p>0.0183333326</text:p>
          </table:table-cell>
          <table:table-cell office:value-type="float" office:value="-0.01784814" calcext:value-type="float">
            <text:p>-0.01784814</text:p>
          </table:table-cell>
          <table:table-cell office:value-type="float" office:value="-1.4121594429" calcext:value-type="float">
            <text:p>-1.4121594429</text:p>
          </table:table-cell>
          <table:table-cell office:value-type="float" office:value="0.0219999999" calcext:value-type="float">
            <text:p>0.0219999999</text:p>
          </table:table-cell>
          <table:table-cell office:value-type="float" office:value="-0.02099391" calcext:value-type="float">
            <text:p>-0.02099391</text:p>
          </table:table-cell>
          <table:table-cell office:value-type="float" office:value="-1.64757967" calcext:value-type="float">
            <text:p>-1.64757967</text:p>
          </table:table-cell>
          <table:table-cell office:value-type="float" office:value="0.0256666671" calcext:value-type="float">
            <text:p>0.0256666671</text:p>
          </table:table-cell>
          <table:table-cell office:value-type="float" office:value="-0.02393284" calcext:value-type="float">
            <text:p>-0.02393284</text:p>
          </table:table-cell>
          <table:table-cell office:value-type="float" office:value="-1.8830275536" calcext:value-type="float">
            <text:p>-1.8830275536</text:p>
          </table:table-cell>
          <table:table-cell office:value-type="float" office:value="0.0293333326" calcext:value-type="float">
            <text:p>0.0293333326</text:p>
          </table:table-cell>
          <table:table-cell office:value-type="float" office:value="-0.02530805" calcext:value-type="float">
            <text:p>-0.02530805</text:p>
          </table:table-cell>
          <table:table-cell office:value-type="float" office:value="-2.1185073853" calcext:value-type="float">
            <text:p>-2.1185073853</text:p>
          </table:table-cell>
          <table:table-cell office:value-type="float" office:value="0.0329999998" calcext:value-type="float">
            <text:p>0.0329999998</text:p>
          </table:table-cell>
          <table:table-cell office:value-type="float" office:value="-0.02617931" calcext:value-type="float">
            <text:p>-0.02617931</text:p>
          </table:table-cell>
          <table:table-cell office:value-type="float" office:value="-2.3540229797" calcext:value-type="float">
            <text:p>-2.3540229797</text:p>
          </table:table-cell>
          <table:table-cell office:value-type="float" office:value="0.0366666652" calcext:value-type="float">
            <text:p>0.0366666652</text:p>
          </table:table-cell>
          <table:table-cell office:value-type="float" office:value="-0.02893775" calcext:value-type="float">
            <text:p>-0.02893775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312" calcext:value-type="float">
            <text:p>312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259219" calcext:value-type="float">
            <text:p>-0.00259219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441513" calcext:value-type="float">
            <text:p>-0.00441513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1095781" calcext:value-type="float">
            <text:p>-0.01095781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1538085" calcext:value-type="float">
            <text:p>-0.0153808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1621493" calcext:value-type="float">
            <text:p>-0.01621493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2044029" calcext:value-type="float">
            <text:p>-0.02044029</text:p>
          </table:table-cell>
          <table:table-cell office:value-type="float" office:value="-1.7974067926" calcext:value-type="float">
            <text:p>-1.797406792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-0.02344104" calcext:value-type="float">
            <text:p>-0.02344104</text:p>
          </table:table-cell>
          <table:table-cell office:value-type="float" office:value="-2.0542824268" calcext:value-type="float">
            <text:p>-2.0542824268</text:p>
          </table:table-cell>
          <table:table-cell office:value-type="float" office:value="0.0320000015" calcext:value-type="float">
            <text:p>0.0320000015</text:p>
          </table:table-cell>
          <table:table-cell office:value-type="float" office:value="-0.02578631" calcext:value-type="float">
            <text:p>-0.02578631</text:p>
          </table:table-cell>
          <table:table-cell office:value-type="float" office:value="-2.3111991882" calcext:value-type="float">
            <text:p>-2.3111991882</text:p>
          </table:table-cell>
          <table:table-cell office:value-type="float" office:value="0.0359999985" calcext:value-type="float">
            <text:p>0.0359999985</text:p>
          </table:table-cell>
          <table:table-cell office:value-type="float" office:value="-0.02719157" calcext:value-type="float">
            <text:p>-0.027191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-0.02976623" calcext:value-type="float">
            <text:p>-0.02976623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313" calcext:value-type="float">
            <text:p>313</text:p>
          </table:table-cell>
          <table:table-cell office:value-type="float" office:value="-0.2781255543" calcext:value-type="float">
            <text:p>-0.2781255543</text:p>
          </table:table-cell>
          <table:table-cell office:value-type="float" office:value="0.0043333331" calcext:value-type="float">
            <text:p>0.0043333331</text:p>
          </table:table-cell>
          <table:table-cell office:value-type="float" office:value="-0.00320676" calcext:value-type="float">
            <text:p>-0.00320676</text:p>
          </table:table-cell>
          <table:table-cell office:value-type="float" office:value="-0.5562576652" calcext:value-type="float">
            <text:p>-0.5562576652</text:p>
          </table:table-cell>
          <table:table-cell office:value-type="float" office:value="0.0086666662" calcext:value-type="float">
            <text:p>0.0086666662</text:p>
          </table:table-cell>
          <table:table-cell office:value-type="float" office:value="-0.00300704" calcext:value-type="float">
            <text:p>-0.00300704</text:p>
          </table:table-cell>
          <table:table-cell office:value-type="float" office:value="-0.8344029188" calcext:value-type="float">
            <text:p>-0.8344029188</text:p>
          </table:table-cell>
          <table:table-cell office:value-type="float" office:value="0.0130000003" calcext:value-type="float">
            <text:p>0.0130000003</text:p>
          </table:table-cell>
          <table:table-cell office:value-type="float" office:value="-0.00980194" calcext:value-type="float">
            <text:p>-0.00980194</text:p>
          </table:table-cell>
          <table:table-cell office:value-type="float" office:value="-1.1125677824" calcext:value-type="float">
            <text:p>-1.1125677824</text:p>
          </table:table-cell>
          <table:table-cell office:value-type="float" office:value="0.0173333324" calcext:value-type="float">
            <text:p>0.0173333324</text:p>
          </table:table-cell>
          <table:table-cell office:value-type="float" office:value="-0.01422532" calcext:value-type="float">
            <text:p>-0.01422532</text:p>
          </table:table-cell>
          <table:table-cell office:value-type="float" office:value="-1.390758872" calcext:value-type="float">
            <text:p>-1.390758872</text:p>
          </table:table-cell>
          <table:table-cell office:value-type="float" office:value="0.0216666665" calcext:value-type="float">
            <text:p>0.0216666665</text:p>
          </table:table-cell>
          <table:table-cell office:value-type="float" office:value="-0.01568873" calcext:value-type="float">
            <text:p>-0.01568873</text:p>
          </table:table-cell>
          <table:table-cell office:value-type="float" office:value="-1.6689828634" calcext:value-type="float">
            <text:p>-1.6689828634</text:p>
          </table:table-cell>
          <table:table-cell office:value-type="float" office:value="0.0260000005" calcext:value-type="float">
            <text:p>0.0260000005</text:p>
          </table:table-cell>
          <table:table-cell office:value-type="float" office:value="-0.01882892" calcext:value-type="float">
            <text:p>-0.01882892</text:p>
          </table:table-cell>
          <table:table-cell office:value-type="float" office:value="-1.9472460747" calcext:value-type="float">
            <text:p>-1.9472460747</text:p>
          </table:table-cell>
          <table:table-cell office:value-type="float" office:value="0.0303333327" calcext:value-type="float">
            <text:p>0.0303333327</text:p>
          </table:table-cell>
          <table:table-cell office:value-type="float" office:value="-0.02195725" calcext:value-type="float">
            <text:p>-0.02195725</text:p>
          </table:table-cell>
          <table:table-cell office:value-type="float" office:value="-2.2255551815" calcext:value-type="float">
            <text:p>-2.2255551815</text:p>
          </table:table-cell>
          <table:table-cell office:value-type="float" office:value="0.0346666649" calcext:value-type="float">
            <text:p>0.0346666649</text:p>
          </table:table-cell>
          <table:table-cell office:value-type="float" office:value="-0.02462965" calcext:value-type="float">
            <text:p>-0.02462965</text:p>
          </table:table-cell>
          <table:table-cell office:value-type="float" office:value="-2.5039172173" calcext:value-type="float">
            <text:p>-2.5039172173</text:p>
          </table:table-cell>
          <table:table-cell office:value-type="float" office:value="0.0390000008" calcext:value-type="float">
            <text:p>0.0390000008</text:p>
          </table:table-cell>
          <table:table-cell office:value-type="float" office:value="-0.02725286" calcext:value-type="float">
            <text:p>-0.02725286</text:p>
          </table:table-cell>
          <table:table-cell office:value-type="float" office:value="-2.7823381424" calcext:value-type="float">
            <text:p>-2.7823381424</text:p>
          </table:table-cell>
          <table:table-cell office:value-type="float" office:value="0.043333333" calcext:value-type="float">
            <text:p>0.043333333</text:p>
          </table:table-cell>
          <table:table-cell office:value-type="float" office:value="-0.02921219" calcext:value-type="float">
            <text:p>-0.02921219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314" calcext:value-type="float">
            <text:p>314</text:p>
          </table:table-cell>
          <table:table-cell office:value-type="float" office:value="-0.2995200157" calcext:value-type="float">
            <text:p>-0.2995200157</text:p>
          </table:table-cell>
          <table:table-cell office:value-type="float" office:value="0.0046666665" calcext:value-type="float">
            <text:p>0.0046666665</text:p>
          </table:table-cell>
          <table:table-cell office:value-type="float" office:value="-0.00180188" calcext:value-type="float">
            <text:p>-0.00180188</text:p>
          </table:table-cell>
          <table:table-cell office:value-type="float" office:value="-0.5990481973" calcext:value-type="float">
            <text:p>-0.5990481973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-0.00266903" calcext:value-type="float">
            <text:p>-0.00266903</text:p>
          </table:table-cell>
          <table:table-cell office:value-type="float" office:value="-0.8985928297" calcext:value-type="float">
            <text:p>-0.8985928297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-0.00899145" calcext:value-type="float">
            <text:p>-0.00899145</text:p>
          </table:table-cell>
          <table:table-cell office:value-type="float" office:value="-1.1981619596" calcext:value-type="float">
            <text:p>-1.1981619596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-0.01341028" calcext:value-type="float">
            <text:p>-0.01341028</text:p>
          </table:table-cell>
          <table:table-cell office:value-type="float" office:value="-1.4977638721" calcext:value-type="float">
            <text:p>-1.4977638721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-0.01405747" calcext:value-type="float">
            <text:p>-0.01405747</text:p>
          </table:table-cell>
          <table:table-cell office:value-type="float" office:value="-1.7974067926" calcext:value-type="float">
            <text:p>-1.797406792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-0.01796955" calcext:value-type="float">
            <text:p>-0.01796955</text:p>
          </table:table-cell>
          <table:table-cell office:value-type="float" office:value="-2.0970988274" calcext:value-type="float">
            <text:p>-2.0970988274</text:p>
          </table:table-cell>
          <table:table-cell office:value-type="float" office:value="0.0326666683" calcext:value-type="float">
            <text:p>0.0326666683</text:p>
          </table:table-cell>
          <table:table-cell office:value-type="float" office:value="-0.02108384" calcext:value-type="float">
            <text:p>-0.02108384</text:p>
          </table:table-cell>
          <table:table-cell office:value-type="float" office:value="-2.3968482018" calcext:value-type="float">
            <text:p>-2.3968482018</text:p>
          </table:table-cell>
          <table:table-cell office:value-type="float" office:value="0.037333332" calcext:value-type="float">
            <text:p>0.037333332</text:p>
          </table:table-cell>
          <table:table-cell office:value-type="float" office:value="-0.02376518" calcext:value-type="float">
            <text:p>-0.02376518</text:p>
          </table:table-cell>
          <table:table-cell office:value-type="float" office:value="-2.6966633797" calcext:value-type="float">
            <text:p>-2.6966633797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-0.02518884" calcext:value-type="float">
            <text:p>-0.02518884</text:p>
          </table:table-cell>
          <table:table-cell office:value-type="float" office:value="-2.9965524673" calcext:value-type="float">
            <text:p>-2.9965524673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-0.02878543" calcext:value-type="float">
            <text:p>-0.02878543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315" calcext:value-type="float">
            <text:p>315</text:p>
          </table:table-cell>
          <table:table-cell office:value-type="float" office:value="-0.3209145069" calcext:value-type="float">
            <text:p>-0.3209145069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141101" calcext:value-type="float">
            <text:p>-0.0014110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082342" calcext:value-type="float">
            <text:p>-0.00082342</text:p>
          </table:table-cell>
          <table:table-cell office:value-type="float" office:value="-0.9627838135" calcext:value-type="float">
            <text:p>-0.9627838135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0681154" calcext:value-type="float">
            <text:p>-0.006811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1050901" calcext:value-type="float">
            <text:p>-0.01050901</text:p>
          </table:table-cell>
          <table:table-cell office:value-type="float" office:value="-1.6047741175" calcext:value-type="float">
            <text:p>-1.604774117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-0.01305671" calcext:value-type="float">
            <text:p>-0.013056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1601267" calcext:value-type="float">
            <text:p>-0.01601267</text:p>
          </table:table-cell>
          <table:table-cell office:value-type="float" office:value="-2.2469658852" calcext:value-type="float">
            <text:p>-2.2469658852</text:p>
          </table:table-cell>
          <table:table-cell office:value-type="float" office:value="0.0350000001" calcext:value-type="float">
            <text:p>0.0350000001</text:p>
          </table:table-cell>
          <table:table-cell office:value-type="float" office:value="-0.01996554" calcext:value-type="float">
            <text:p>-0.019965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-0.02155466" calcext:value-type="float">
            <text:p>-0.02155466</text:p>
          </table:table-cell>
          <table:table-cell office:value-type="float" office:value="-2.8894402981" calcext:value-type="float">
            <text:p>-2.8894402981</text:p>
          </table:table-cell>
          <table:table-cell office:value-type="float" office:value="0.0450000018" calcext:value-type="float">
            <text:p>0.0450000018</text:p>
          </table:table-cell>
          <table:table-cell office:value-type="float" office:value="-0.02406118" calcext:value-type="float">
            <text:p>-0.024061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2637072" calcext:value-type="float">
            <text:p>-0.02637072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316" calcext:value-type="float">
            <text:p>316</text:p>
          </table:table-cell>
          <table:table-cell office:value-type="float" office:value="-0.3423090577" calcext:value-type="float">
            <text:p>-0.3423090577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-0.00033965" calcext:value-type="float">
            <text:p>-0.00033965</text:p>
          </table:table-cell>
          <table:table-cell office:value-type="float" office:value="-0.6846303344" calcext:value-type="float">
            <text:p>-0.6846303344</text:p>
          </table:table-cell>
          <table:table-cell office:value-type="float" office:value="0.0106666666" calcext:value-type="float">
            <text:p>0.0106666666</text:p>
          </table:table-cell>
          <table:table-cell office:value-type="float" office:value="0.00270651" calcext:value-type="float">
            <text:p>0.00270651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0552065" calcext:value-type="float">
            <text:p>-0.00552065</text:p>
          </table:table-cell>
          <table:table-cell office:value-type="float" office:value="-1.3693585396" calcext:value-type="float">
            <text:p>-1.3693585396</text:p>
          </table:table-cell>
          <table:table-cell office:value-type="float" office:value="0.0213333331" calcext:value-type="float">
            <text:p>0.0213333331</text:p>
          </table:table-cell>
          <table:table-cell office:value-type="float" office:value="-0.00782039" calcext:value-type="float">
            <text:p>-0.00782039</text:p>
          </table:table-cell>
          <table:table-cell office:value-type="float" office:value="-1.7117898464" calcext:value-type="float">
            <text:p>-1.7117898464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-0.00921351" calcext:value-type="float">
            <text:p>-0.00921351</text:p>
          </table:table-cell>
          <table:table-cell office:value-type="float" office:value="-2.0542824268" calcext:value-type="float">
            <text:p>-2.0542824268</text:p>
          </table:table-cell>
          <table:table-cell office:value-type="float" office:value="0.0320000015" calcext:value-type="float">
            <text:p>0.0320000015</text:p>
          </table:table-cell>
          <table:table-cell office:value-type="float" office:value="-0.01496228" calcext:value-type="float">
            <text:p>-0.01496228</text:p>
          </table:table-cell>
          <table:table-cell office:value-type="float" office:value="-2.3968482018" calcext:value-type="float">
            <text:p>-2.3968482018</text:p>
          </table:table-cell>
          <table:table-cell office:value-type="float" office:value="0.037333332" calcext:value-type="float">
            <text:p>0.037333332</text:p>
          </table:table-cell>
          <table:table-cell office:value-type="float" office:value="-0.01735795" calcext:value-type="float">
            <text:p>-0.01735795</text:p>
          </table:table-cell>
          <table:table-cell office:value-type="float" office:value="-2.7395000458" calcext:value-type="float">
            <text:p>-2.7395000458</text:p>
          </table:table-cell>
          <table:table-cell office:value-type="float" office:value="0.0426666662" calcext:value-type="float">
            <text:p>0.0426666662</text:p>
          </table:table-cell>
          <table:table-cell office:value-type="float" office:value="-0.02008369" calcext:value-type="float">
            <text:p>-0.02008369</text:p>
          </table:table-cell>
          <table:table-cell office:value-type="float" office:value="-3.0822498798" calcext:value-type="float">
            <text:p>-3.0822498798</text:p>
          </table:table-cell>
          <table:table-cell office:value-type="float" office:value="0.0480000004" calcext:value-type="float">
            <text:p>0.0480000004</text:p>
          </table:table-cell>
          <table:table-cell office:value-type="float" office:value="-0.02055913" calcext:value-type="float">
            <text:p>-0.02055913</text:p>
          </table:table-cell>
          <table:table-cell office:value-type="float" office:value="-3.4251101017" calcext:value-type="float">
            <text:p>-3.4251101017</text:p>
          </table:table-cell>
          <table:table-cell office:value-type="float" office:value="0.0533333346" calcext:value-type="float">
            <text:p>0.0533333346</text:p>
          </table:table-cell>
          <table:table-cell office:value-type="float" office:value="-0.02457229" calcext:value-type="float">
            <text:p>-0.02457229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317" calcext:value-type="float">
            <text:p>317</text:p>
          </table:table-cell>
          <table:table-cell office:value-type="float" office:value="-0.3637036681" calcext:value-type="float">
            <text:p>-0.3637036681</text:p>
          </table:table-cell>
          <table:table-cell office:value-type="float" office:value="0.0056666667" calcext:value-type="float">
            <text:p>0.0056666667</text:p>
          </table:table-cell>
          <table:table-cell office:value-type="float" office:value="0.00084831" calcext:value-type="float">
            <text:p>0.00084831</text:p>
          </table:table-cell>
          <table:table-cell office:value-type="float" office:value="-0.727421999" calcext:value-type="float">
            <text:p>-0.727421999</text:p>
          </table:table-cell>
          <table:table-cell office:value-type="float" office:value="0.0113333333" calcext:value-type="float">
            <text:p>0.0113333333</text:p>
          </table:table-cell>
          <table:table-cell office:value-type="float" office:value="0.0035488" calcext:value-type="float">
            <text:p>0.0035488</text:p>
          </table:table-cell>
          <table:table-cell office:value-type="float" office:value="-1.0911697149" calcext:value-type="float">
            <text:p>-1.0911697149</text:p>
          </table:table-cell>
          <table:table-cell office:value-type="float" office:value="0.0170000009" calcext:value-type="float">
            <text:p>0.0170000009</text:p>
          </table:table-cell>
          <table:table-cell office:value-type="float" office:value="-0.00271328" calcext:value-type="float">
            <text:p>-0.00271328</text:p>
          </table:table-cell>
          <table:table-cell office:value-type="float" office:value="-1.4549612999" calcext:value-type="float">
            <text:p>-1.4549612999</text:p>
          </table:table-cell>
          <table:table-cell office:value-type="float" office:value="0.0226666667" calcext:value-type="float">
            <text:p>0.0226666667</text:p>
          </table:table-cell>
          <table:table-cell office:value-type="float" office:value="-0.00378787" calcext:value-type="float">
            <text:p>-0.00378787</text:p>
          </table:table-cell>
          <table:table-cell office:value-type="float" office:value="-1.818811655" calcext:value-type="float">
            <text:p>-1.818811655</text:p>
          </table:table-cell>
          <table:table-cell office:value-type="float" office:value="0.0283333343" calcext:value-type="float">
            <text:p>0.0283333343</text:p>
          </table:table-cell>
          <table:table-cell office:value-type="float" office:value="-0.00561287" calcext:value-type="float">
            <text:p>-0.00561287</text:p>
          </table:table-cell>
          <table:table-cell office:value-type="float" office:value="-2.1827354431" calcext:value-type="float">
            <text:p>-2.1827354431</text:p>
          </table:table-cell>
          <table:table-cell office:value-type="float" office:value="0.0340000018" calcext:value-type="float">
            <text:p>0.0340000018</text:p>
          </table:table-cell>
          <table:table-cell office:value-type="float" office:value="-0.01212898" calcext:value-type="float">
            <text:p>-0.01212898</text:p>
          </table:table-cell>
          <table:table-cell office:value-type="float" office:value="-2.5467472076" calcext:value-type="float">
            <text:p>-2.5467472076</text:p>
          </table:table-cell>
          <table:table-cell office:value-type="float" office:value="0.0396666676" calcext:value-type="float">
            <text:p>0.0396666676</text:p>
          </table:table-cell>
          <table:table-cell office:value-type="float" office:value="-0.01564017" calcext:value-type="float">
            <text:p>-0.01564017</text:p>
          </table:table-cell>
          <table:table-cell office:value-type="float" office:value="-2.9108617306" calcext:value-type="float">
            <text:p>-2.9108617306</text:p>
          </table:table-cell>
          <table:table-cell office:value-type="float" office:value="0.0453333333" calcext:value-type="float">
            <text:p>0.0453333333</text:p>
          </table:table-cell>
          <table:table-cell office:value-type="float" office:value="-0.01610266" calcext:value-type="float">
            <text:p>-0.01610266</text:p>
          </table:table-cell>
          <table:table-cell office:value-type="float" office:value="-3.2750942707" calcext:value-type="float">
            <text:p>-3.2750942707</text:p>
          </table:table-cell>
          <table:table-cell office:value-type="float" office:value="0.050999999" calcext:value-type="float">
            <text:p>0.050999999</text:p>
          </table:table-cell>
          <table:table-cell office:value-type="float" office:value="-0.01822822" calcext:value-type="float">
            <text:p>-0.01822822</text:p>
          </table:table-cell>
          <table:table-cell office:value-type="float" office:value="-3.6394593716" calcext:value-type="float">
            <text:p>-3.6394593716</text:p>
          </table:table-cell>
          <table:table-cell office:value-type="float" office:value="0.0566666685" calcext:value-type="float">
            <text:p>0.0566666685</text:p>
          </table:table-cell>
          <table:table-cell office:value-type="float" office:value="-0.02030051" calcext:value-type="float">
            <text:p>-0.02030051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318" calcext:value-type="float">
            <text:p>318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0.00296127" calcext:value-type="float">
            <text:p>0.00296127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0.00701683" calcext:value-type="float">
            <text:p>0.00701683</text:p>
          </table:table-cell>
          <table:table-cell office:value-type="float" office:value="-1.1553645134" calcext:value-type="float">
            <text:p>-1.1553645134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-0.00132776" calcext:value-type="float">
            <text:p>-0.00132776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0238675" calcext:value-type="float">
            <text:p>-0.002386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352313" calcext:value-type="float">
            <text:p>-0.00352313</text:p>
          </table:table-cell>
          <table:table-cell office:value-type="float" office:value="-2.3111991882" calcext:value-type="float">
            <text:p>-2.3111991882</text:p>
          </table:table-cell>
          <table:table-cell office:value-type="float" office:value="0.0359999985" calcext:value-type="float">
            <text:p>0.0359999985</text:p>
          </table:table-cell>
          <table:table-cell office:value-type="float" office:value="-0.01022448" calcext:value-type="float">
            <text:p>-0.01022448</text:p>
          </table:table-cell>
          <table:table-cell office:value-type="float" office:value="-2.6966633797" calcext:value-type="float">
            <text:p>-2.6966633797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-0.00895659" calcext:value-type="float">
            <text:p>-0.00895659</text:p>
          </table:table-cell>
          <table:table-cell office:value-type="float" office:value="-3.0822498798" calcext:value-type="float">
            <text:p>-3.0822498798</text:p>
          </table:table-cell>
          <table:table-cell office:value-type="float" office:value="0.0480000004" calcext:value-type="float">
            <text:p>0.0480000004</text:p>
          </table:table-cell>
          <table:table-cell office:value-type="float" office:value="-0.01312445" calcext:value-type="float">
            <text:p>-0.01312445</text:p>
          </table:table-cell>
          <table:table-cell office:value-type="float" office:value="-3.4679760933" calcext:value-type="float">
            <text:p>-3.4679760933</text:p>
          </table:table-cell>
          <table:table-cell office:value-type="float" office:value="0.0540000014" calcext:value-type="float">
            <text:p>0.0540000014</text:p>
          </table:table-cell>
          <table:table-cell office:value-type="float" office:value="-0.01227848" calcext:value-type="float">
            <text:p>-0.0122784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-0.01778152" calcext:value-type="float">
            <text:p>-0.0177815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19" calcext:value-type="float">
            <text:p>319</text:p>
          </table:table-cell>
          <table:table-cell office:value-type="float" office:value="-0.4064930081" calcext:value-type="float">
            <text:p>-0.4064930081</text:p>
          </table:table-cell>
          <table:table-cell office:value-type="float" office:value="0.0063333334" calcext:value-type="float">
            <text:p>0.0063333334</text:p>
          </table:table-cell>
          <table:table-cell office:value-type="float" office:value="0.00247439" calcext:value-type="float">
            <text:p>0.00247439</text:p>
          </table:table-cell>
          <table:table-cell office:value-type="float" office:value="-0.8130065203" calcext:value-type="float">
            <text:p>-0.8130065203</text:p>
          </table:table-cell>
          <table:table-cell office:value-type="float" office:value="0.0126666669" calcext:value-type="float">
            <text:p>0.0126666669</text:p>
          </table:table-cell>
          <table:table-cell office:value-type="float" office:value="0.00706269" calcext:value-type="float">
            <text:p>0.00706269</text:p>
          </table:table-cell>
          <table:table-cell office:value-type="float" office:value="-1.2195608616" calcext:value-type="float">
            <text:p>-1.2195608616</text:p>
          </table:table-cell>
          <table:table-cell office:value-type="float" office:value="0.0189999994" calcext:value-type="float">
            <text:p>0.0189999994</text:p>
          </table:table-cell>
          <table:table-cell office:value-type="float" office:value="0.00269858" calcext:value-type="float">
            <text:p>0.00269858</text:p>
          </table:table-cell>
          <table:table-cell office:value-type="float" office:value="-1.6261767149" calcext:value-type="float">
            <text:p>-1.6261767149</text:p>
          </table:table-cell>
          <table:table-cell office:value-type="float" office:value="0.0253333338" calcext:value-type="float">
            <text:p>0.0253333338</text:p>
          </table:table-cell>
          <table:table-cell office:value-type="float" office:value="0.00090937" calcext:value-type="float">
            <text:p>0.00090937</text:p>
          </table:table-cell>
          <table:table-cell office:value-type="float" office:value="-2.0328745842" calcext:value-type="float">
            <text:p>-2.0328745842</text:p>
          </table:table-cell>
          <table:table-cell office:value-type="float" office:value="0.0316666663" calcext:value-type="float">
            <text:p>0.0316666663</text:p>
          </table:table-cell>
          <table:table-cell office:value-type="float" office:value="0.00120367" calcext:value-type="float">
            <text:p>0.00120367</text:p>
          </table:table-cell>
          <table:table-cell office:value-type="float" office:value="-2.4396746159" calcext:value-type="float">
            <text:p>-2.4396746159</text:p>
          </table:table-cell>
          <table:table-cell office:value-type="float" office:value="0.0379999988" calcext:value-type="float">
            <text:p>0.0379999988</text:p>
          </table:table-cell>
          <table:table-cell office:value-type="float" office:value="-0.00468312" calcext:value-type="float">
            <text:p>-0.00468312</text:p>
          </table:table-cell>
          <table:table-cell office:value-type="float" office:value="-2.8465981483" calcext:value-type="float">
            <text:p>-2.8465981483</text:p>
          </table:table-cell>
          <table:table-cell office:value-type="float" office:value="0.044333335" calcext:value-type="float">
            <text:p>0.044333335</text:p>
          </table:table-cell>
          <table:table-cell office:value-type="float" office:value="-0.00499408" calcext:value-type="float">
            <text:p>-0.00499408</text:p>
          </table:table-cell>
          <table:table-cell office:value-type="float" office:value="-3.2536654472" calcext:value-type="float">
            <text:p>-3.2536654472</text:p>
          </table:table-cell>
          <table:table-cell office:value-type="float" office:value="0.0506666675" calcext:value-type="float">
            <text:p>0.0506666675</text:p>
          </table:table-cell>
          <table:table-cell office:value-type="float" office:value="-0.0060344" calcext:value-type="float">
            <text:p>-0.0060344</text:p>
          </table:table-cell>
          <table:table-cell office:value-type="float" office:value="-3.6608967781" calcext:value-type="float">
            <text:p>-3.6608967781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0943509" calcext:value-type="float">
            <text:p>-0.00943509</text:p>
          </table:table-cell>
          <table:table-cell office:value-type="float" office:value="-4.0683135986" calcext:value-type="float">
            <text:p>-4.0683135986</text:p>
          </table:table-cell>
          <table:table-cell office:value-type="float" office:value="0.0633333325" calcext:value-type="float">
            <text:p>0.0633333325</text:p>
          </table:table-cell>
          <table:table-cell office:value-type="float" office:value="-0.00994321" calcext:value-type="float">
            <text:p>-0.00994321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320" calcext:value-type="float">
            <text:p>320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0.00406324" calcext:value-type="float">
            <text:p>0.00406324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0.00872716" calcext:value-type="float">
            <text:p>0.008727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0450915" calcext:value-type="float">
            <text:p>0.00450915</text:p>
          </table:table-cell>
          <table:table-cell office:value-type="float" office:value="-1.7117898464" calcext:value-type="float">
            <text:p>-1.7117898464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0.00307017" calcext:value-type="float">
            <text:p>0.00307017</text:p>
          </table:table-cell>
          <table:table-cell office:value-type="float" office:value="-2.1399166584" calcext:value-type="float">
            <text:p>-2.1399166584</text:p>
          </table:table-cell>
          <table:table-cell office:value-type="float" office:value="0.0333333351" calcext:value-type="float">
            <text:p>0.0333333351</text:p>
          </table:table-cell>
          <table:table-cell office:value-type="float" office:value="0.00392847" calcext:value-type="float">
            <text:p>0.003928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0289013" calcext:value-type="float">
            <text:p>0.00289013</text:p>
          </table:table-cell>
          <table:table-cell office:value-type="float" office:value="-2.9965524673" calcext:value-type="float">
            <text:p>-2.9965524673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0.00201222" calcext:value-type="float">
            <text:p>0.00201222</text:p>
          </table:table-cell>
          <table:table-cell office:value-type="float" office:value="-3.4251101017" calcext:value-type="float">
            <text:p>-3.4251101017</text:p>
          </table:table-cell>
          <table:table-cell office:value-type="float" office:value="0.0533333346" calcext:value-type="float">
            <text:p>0.0533333346</text:p>
          </table:table-cell>
          <table:table-cell office:value-type="float" office:value="-0.00181828" calcext:value-type="float">
            <text:p>-0.001818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-0.00052039" calcext:value-type="float">
            <text:p>-0.00052039</text:p>
          </table:table-cell>
          <table:table-cell office:value-type="float" office:value="-4.28282547" calcext:value-type="float">
            <text:p>-4.28282547</text:p>
          </table:table-cell>
          <table:table-cell office:value-type="float" office:value="0.0666666701" calcext:value-type="float">
            <text:p>0.0666666701</text:p>
          </table:table-cell>
          <table:table-cell office:value-type="float" office:value="-0.00477782" calcext:value-type="float">
            <text:p>-0.00477782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321" calcext:value-type="float">
            <text:p>321</text:p>
          </table:table-cell>
          <table:table-cell office:value-type="float" office:value="-0.4492826164" calcext:value-type="float">
            <text:p>-0.4492826164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0.00459804" calcext:value-type="float">
            <text:p>0.00459804</text:p>
          </table:table-cell>
          <table:table-cell office:value-type="float" office:value="-0.8985928297" calcext:value-type="float">
            <text:p>-0.8985928297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0.01314596" calcext:value-type="float">
            <text:p>0.01314596</text:p>
          </table:table-cell>
          <table:table-cell office:value-type="float" office:value="-1.3479583263" calcext:value-type="float">
            <text:p>-1.3479583263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0.00860912" calcext:value-type="float">
            <text:p>0.00860912</text:p>
          </table:table-cell>
          <table:table-cell office:value-type="float" office:value="-1.7974067926" calcext:value-type="float">
            <text:p>-1.797406792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0.00747757" calcext:value-type="float">
            <text:p>0.00747757</text:p>
          </table:table-cell>
          <table:table-cell office:value-type="float" office:value="-2.2469658852" calcext:value-type="float">
            <text:p>-2.2469658852</text:p>
          </table:table-cell>
          <table:table-cell office:value-type="float" office:value="0.0350000001" calcext:value-type="float">
            <text:p>0.0350000001</text:p>
          </table:table-cell>
          <table:table-cell office:value-type="float" office:value="0.0105057" calcext:value-type="float">
            <text:p>0.0105057</text:p>
          </table:table-cell>
          <table:table-cell office:value-type="float" office:value="-2.6966633797" calcext:value-type="float">
            <text:p>-2.6966633797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0.00731124" calcext:value-type="float">
            <text:p>0.00731124</text:p>
          </table:table-cell>
          <table:table-cell office:value-type="float" office:value="-3.1465272903" calcext:value-type="float">
            <text:p>-3.1465272903</text:p>
          </table:table-cell>
          <table:table-cell office:value-type="float" office:value="0.0489999987" calcext:value-type="float">
            <text:p>0.0489999987</text:p>
          </table:table-cell>
          <table:table-cell office:value-type="float" office:value="0.00616921" calcext:value-type="float">
            <text:p>0.00616921</text:p>
          </table:table-cell>
          <table:table-cell office:value-type="float" office:value="-3.5965855122" calcext:value-type="float">
            <text:p>-3.5965855122</text:p>
          </table:table-cell>
          <table:table-cell office:value-type="float" office:value="0.0560000017" calcext:value-type="float">
            <text:p>0.0560000017</text:p>
          </table:table-cell>
          <table:table-cell office:value-type="float" office:value="0.00985869" calcext:value-type="float">
            <text:p>0.00985869</text:p>
          </table:table-cell>
          <table:table-cell office:value-type="float" office:value="-4.0468659401" calcext:value-type="float">
            <text:p>-4.0468659401</text:p>
          </table:table-cell>
          <table:table-cell office:value-type="float" office:value="0.063000001" calcext:value-type="float">
            <text:p>0.063000001</text:p>
          </table:table-cell>
          <table:table-cell office:value-type="float" office:value="0.00533022" calcext:value-type="float">
            <text:p>0.005330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802029" calcext:value-type="float">
            <text:p>0.00802029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322" calcext:value-type="float">
            <text:p>322</text:p>
          </table:table-cell>
          <table:table-cell office:value-type="float" office:value="-0.4706774652" calcext:value-type="float">
            <text:p>-0.4706774652</text:p>
          </table:table-cell>
          <table:table-cell office:value-type="float" office:value="0.0073333331" calcext:value-type="float">
            <text:p>0.0073333331</text:p>
          </table:table-cell>
          <table:table-cell office:value-type="float" office:value="0.00596517" calcext:value-type="float">
            <text:p>0.00596517</text:p>
          </table:table-cell>
          <table:table-cell office:value-type="float" office:value="-0.9413866997" calcext:value-type="float">
            <text:p>-0.9413866997</text:p>
          </table:table-cell>
          <table:table-cell office:value-type="float" office:value="0.0146666663" calcext:value-type="float">
            <text:p>0.0146666663</text:p>
          </table:table-cell>
          <table:table-cell office:value-type="float" office:value="0.01456424" calcext:value-type="float">
            <text:p>0.01456424</text:p>
          </table:table-cell>
          <table:table-cell office:value-type="float" office:value="-1.4121594429" calcext:value-type="float">
            <text:p>-1.4121594429</text:p>
          </table:table-cell>
          <table:table-cell office:value-type="float" office:value="0.0219999999" calcext:value-type="float">
            <text:p>0.0219999999</text:p>
          </table:table-cell>
          <table:table-cell office:value-type="float" office:value="0.01105961" calcext:value-type="float">
            <text:p>0.01105961</text:p>
          </table:table-cell>
          <table:table-cell office:value-type="float" office:value="-1.8830275536" calcext:value-type="float">
            <text:p>-1.8830275536</text:p>
          </table:table-cell>
          <table:table-cell office:value-type="float" office:value="0.0293333326" calcext:value-type="float">
            <text:p>0.0293333326</text:p>
          </table:table-cell>
          <table:table-cell office:value-type="float" office:value="0.01079249" calcext:value-type="float">
            <text:p>0.01079249</text:p>
          </table:table-cell>
          <table:table-cell office:value-type="float" office:value="-2.3540229797" calcext:value-type="float">
            <text:p>-2.3540229797</text:p>
          </table:table-cell>
          <table:table-cell office:value-type="float" office:value="0.0366666652" calcext:value-type="float">
            <text:p>0.0366666652</text:p>
          </table:table-cell>
          <table:table-cell office:value-type="float" office:value="0.01472683" calcext:value-type="float">
            <text:p>0.01472683</text:p>
          </table:table-cell>
          <table:table-cell office:value-type="float" office:value="-2.8251776695" calcext:value-type="float">
            <text:p>-2.8251776695</text:p>
          </table:table-cell>
          <table:table-cell office:value-type="float" office:value="0.0439999998" calcext:value-type="float">
            <text:p>0.0439999998</text:p>
          </table:table-cell>
          <table:table-cell office:value-type="float" office:value="0.01428963" calcext:value-type="float">
            <text:p>0.01428963</text:p>
          </table:table-cell>
          <table:table-cell office:value-type="float" office:value="-3.2965238094" calcext:value-type="float">
            <text:p>-3.2965238094</text:p>
          </table:table-cell>
          <table:table-cell office:value-type="float" office:value="0.0513333343" calcext:value-type="float">
            <text:p>0.0513333343</text:p>
          </table:table-cell>
          <table:table-cell office:value-type="float" office:value="0.01541158" calcext:value-type="float">
            <text:p>0.01541158</text:p>
          </table:table-cell>
          <table:table-cell office:value-type="float" office:value="-3.7680928707" calcext:value-type="float">
            <text:p>-3.7680928707</text:p>
          </table:table-cell>
          <table:table-cell office:value-type="float" office:value="0.0586666651" calcext:value-type="float">
            <text:p>0.0586666651</text:p>
          </table:table-cell>
          <table:table-cell office:value-type="float" office:value="0.01611256" calcext:value-type="float">
            <text:p>0.01611256</text:p>
          </table:table-cell>
          <table:table-cell office:value-type="float" office:value="-4.239918232" calcext:value-type="float">
            <text:p>-4.239918232</text:p>
          </table:table-cell>
          <table:table-cell office:value-type="float" office:value="0.0659999996" calcext:value-type="float">
            <text:p>0.0659999996</text:p>
          </table:table-cell>
          <table:table-cell office:value-type="float" office:value="0.01676713" calcext:value-type="float">
            <text:p>0.01676713</text:p>
          </table:table-cell>
          <table:table-cell office:value-type="float" office:value="-4.7120313644" calcext:value-type="float">
            <text:p>-4.7120313644</text:p>
          </table:table-cell>
          <table:table-cell office:value-type="float" office:value="0.0733333305" calcext:value-type="float">
            <text:p>0.0733333305</text:p>
          </table:table-cell>
          <table:table-cell office:value-type="float" office:value="0.01576234" calcext:value-type="float">
            <text:p>0.0157623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323" calcext:value-type="float">
            <text:p>323</text:p>
          </table:table-cell>
          <table:table-cell office:value-type="float" office:value="-0.4920724034" calcext:value-type="float">
            <text:p>-0.4920724034</text:p>
          </table:table-cell>
          <table:table-cell office:value-type="float" office:value="0.0076666665" calcext:value-type="float">
            <text:p>0.0076666665</text:p>
          </table:table-cell>
          <table:table-cell office:value-type="float" office:value="0.00646955" calcext:value-type="float">
            <text:p>0.00646955</text:p>
          </table:table-cell>
          <table:table-cell office:value-type="float" office:value="-0.9841811061" calcext:value-type="float">
            <text:p>-0.9841811061</text:p>
          </table:table-cell>
          <table:table-cell office:value-type="float" office:value="0.0153333331" calcext:value-type="float">
            <text:p>0.0153333331</text:p>
          </table:table-cell>
          <table:table-cell office:value-type="float" office:value="0.0152078" calcext:value-type="float">
            <text:p>0.0152078</text:p>
          </table:table-cell>
          <table:table-cell office:value-type="float" office:value="-1.4763624668" calcext:value-type="float">
            <text:p>-1.476362466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20853" calcext:value-type="float">
            <text:p>0.01620853</text:p>
          </table:table-cell>
          <table:table-cell office:value-type="float" office:value="-1.9686527252" calcext:value-type="float">
            <text:p>-1.9686527252</text:p>
          </table:table-cell>
          <table:table-cell office:value-type="float" office:value="0.0306666661" calcext:value-type="float">
            <text:p>0.0306666661</text:p>
          </table:table-cell>
          <table:table-cell office:value-type="float" office:value="0.01522641" calcext:value-type="float">
            <text:p>0.01522641</text:p>
          </table:table-cell>
          <table:table-cell office:value-type="float" office:value="-2.4610886574" calcext:value-type="float">
            <text:p>-2.4610886574</text:p>
          </table:table-cell>
          <table:table-cell office:value-type="float" office:value="0.038333334" calcext:value-type="float">
            <text:p>0.038333334</text:p>
          </table:table-cell>
          <table:table-cell office:value-type="float" office:value="0.02333141" calcext:value-type="float">
            <text:p>0.02333141</text:p>
          </table:table-cell>
          <table:table-cell office:value-type="float" office:value="-2.9537062645" calcext:value-type="float">
            <text:p>-2.9537062645</text:p>
          </table:table-cell>
          <table:table-cell office:value-type="float" office:value="0.0460000001" calcext:value-type="float">
            <text:p>0.0460000001</text:p>
          </table:table-cell>
          <table:table-cell office:value-type="float" office:value="0.02162353" calcext:value-type="float">
            <text:p>0.02162353</text:p>
          </table:table-cell>
          <table:table-cell office:value-type="float" office:value="-3.4465427399" calcext:value-type="float">
            <text:p>-3.4465427399</text:p>
          </table:table-cell>
          <table:table-cell office:value-type="float" office:value="0.0536666662" calcext:value-type="float">
            <text:p>0.0536666662</text:p>
          </table:table-cell>
          <table:table-cell office:value-type="float" office:value="0.0208063" calcext:value-type="float">
            <text:p>0.0208063</text:p>
          </table:table-cell>
          <table:table-cell office:value-type="float" office:value="-3.9396345615" calcext:value-type="float">
            <text:p>-3.9396345615</text:p>
          </table:table-cell>
          <table:table-cell office:value-type="float" office:value="0.0613333322" calcext:value-type="float">
            <text:p>0.0613333322</text:p>
          </table:table-cell>
          <table:table-cell office:value-type="float" office:value="0.02724688" calcext:value-type="float">
            <text:p>0.02724688</text:p>
          </table:table-cell>
          <table:table-cell office:value-type="float" office:value="-4.4330186844" calcext:value-type="float">
            <text:p>-4.4330186844</text:p>
          </table:table-cell>
          <table:table-cell office:value-type="float" office:value="0.0689999983" calcext:value-type="float">
            <text:p>0.0689999983</text:p>
          </table:table-cell>
          <table:table-cell office:value-type="float" office:value="0.0227016" calcext:value-type="float">
            <text:p>0.0227016</text:p>
          </table:table-cell>
          <table:table-cell office:value-type="float" office:value="-4.9267325401" calcext:value-type="float">
            <text:p>-4.9267325401</text:p>
          </table:table-cell>
          <table:table-cell office:value-type="float" office:value="0.0766666681" calcext:value-type="float">
            <text:p>0.0766666681</text:p>
          </table:table-cell>
          <table:table-cell office:value-type="float" office:value="0.03054895" calcext:value-type="float">
            <text:p>0.030548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24" calcext:value-type="float">
            <text:p>324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0.00829247" calcext:value-type="float">
            <text:p>0.00829247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0.01643223" calcext:value-type="float">
            <text:p>0.01643223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0.01877579" calcext:value-type="float">
            <text:p>0.01877579</text:p>
          </table:table-cell>
          <table:table-cell office:value-type="float" office:value="-2.0542824268" calcext:value-type="float">
            <text:p>-2.0542824268</text:p>
          </table:table-cell>
          <table:table-cell office:value-type="float" office:value="0.0320000015" calcext:value-type="float">
            <text:p>0.0320000015</text:p>
          </table:table-cell>
          <table:table-cell office:value-type="float" office:value="0.01889071" calcext:value-type="float">
            <text:p>0.018890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783338" calcext:value-type="float">
            <text:p>0.02783338</text:p>
          </table:table-cell>
          <table:table-cell office:value-type="float" office:value="-3.0822498798" calcext:value-type="float">
            <text:p>-3.0822498798</text:p>
          </table:table-cell>
          <table:table-cell office:value-type="float" office:value="0.0480000004" calcext:value-type="float">
            <text:p>0.0480000004</text:p>
          </table:table-cell>
          <table:table-cell office:value-type="float" office:value="0.03901628" calcext:value-type="float">
            <text:p>0.03901628</text:p>
          </table:table-cell>
          <table:table-cell office:value-type="float" office:value="-3.5965855122" calcext:value-type="float">
            <text:p>-3.5965855122</text:p>
          </table:table-cell>
          <table:table-cell office:value-type="float" office:value="0.0560000017" calcext:value-type="float">
            <text:p>0.0560000017</text:p>
          </table:table-cell>
          <table:table-cell office:value-type="float" office:value="0.03161366" calcext:value-type="float">
            <text:p>0.03161366</text:p>
          </table:table-cell>
          <table:table-cell office:value-type="float" office:value="-4.1112117767" calcext:value-type="float">
            <text:p>-4.1112117767</text:p>
          </table:table-cell>
          <table:table-cell office:value-type="float" office:value="0.064000003" calcext:value-type="float">
            <text:p>0.064000003</text:p>
          </table:table-cell>
          <table:table-cell office:value-type="float" office:value="0.03325482" calcext:value-type="float">
            <text:p>0.03325482</text:p>
          </table:table-cell>
          <table:table-cell office:value-type="float" office:value="-4.6261696815" calcext:value-type="float">
            <text:p>-4.6261696815</text:p>
          </table:table-cell>
          <table:table-cell office:value-type="float" office:value="0.0719999969" calcext:value-type="float">
            <text:p>0.0719999969</text:p>
          </table:table-cell>
          <table:table-cell office:value-type="float" office:value="0.03438852" calcext:value-type="float">
            <text:p>0.0343885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3739358" calcext:value-type="float">
            <text:p>0.03739358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325" calcext:value-type="float">
            <text:p>325</text:p>
          </table:table-cell>
          <table:table-cell office:value-type="float" office:value="-0.5348625183" calcext:value-type="float">
            <text:p>-0.5348625183</text:p>
          </table:table-cell>
          <table:table-cell office:value-type="float" office:value="0.0083333338" calcext:value-type="float">
            <text:p>0.0083333338</text:p>
          </table:table-cell>
          <table:table-cell office:value-type="float" office:value="0.00899929" calcext:value-type="float">
            <text:p>0.00899929</text:p>
          </table:table-cell>
          <table:table-cell office:value-type="float" office:value="-1.0697716475" calcext:value-type="float">
            <text:p>-1.0697716475</text:p>
          </table:table-cell>
          <table:table-cell office:value-type="float" office:value="0.0166666675" calcext:value-type="float">
            <text:p>0.0166666675</text:p>
          </table:table-cell>
          <table:table-cell office:value-type="float" office:value="0.02064475" calcext:value-type="float">
            <text:p>0.02064475</text:p>
          </table:table-cell>
          <table:table-cell office:value-type="float" office:value="-1.6047741175" calcext:value-type="float">
            <text:p>-1.604774117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2354879" calcext:value-type="float">
            <text:p>0.02354879</text:p>
          </table:table-cell>
          <table:table-cell office:value-type="float" office:value="-2.1399166584" calcext:value-type="float">
            <text:p>-2.1399166584</text:p>
          </table:table-cell>
          <table:table-cell office:value-type="float" office:value="0.0333333351" calcext:value-type="float">
            <text:p>0.0333333351</text:p>
          </table:table-cell>
          <table:table-cell office:value-type="float" office:value="0.0275075" calcext:value-type="float">
            <text:p>0.0275075</text:p>
          </table:table-cell>
          <table:table-cell office:value-type="float" office:value="-2.6752457619" calcext:value-type="float">
            <text:p>-2.6752457619</text:p>
          </table:table-cell>
          <table:table-cell office:value-type="float" office:value="0.0416666679" calcext:value-type="float">
            <text:p>0.0416666679</text:p>
          </table:table-cell>
          <table:table-cell office:value-type="float" office:value="0.03672319" calcext:value-type="float">
            <text:p>0.036723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752597" calcext:value-type="float">
            <text:p>0.06752597</text:p>
          </table:table-cell>
          <table:table-cell office:value-type="float" office:value="-3.7466528416" calcext:value-type="float">
            <text:p>-3.7466528416</text:p>
          </table:table-cell>
          <table:table-cell office:value-type="float" office:value="0.0583333336" calcext:value-type="float">
            <text:p>0.0583333336</text:p>
          </table:table-cell>
          <table:table-cell office:value-type="float" office:value="0.03717846" calcext:value-type="float">
            <text:p>0.03717846</text:p>
          </table:table-cell>
          <table:table-cell office:value-type="float" office:value="-4.28282547" calcext:value-type="float">
            <text:p>-4.28282547</text:p>
          </table:table-cell>
          <table:table-cell office:value-type="float" office:value="0.0666666701" calcext:value-type="float">
            <text:p>0.0666666701</text:p>
          </table:table-cell>
          <table:table-cell office:value-type="float" office:value="0.04533722" calcext:value-type="float">
            <text:p>0.04533722</text:p>
          </table:table-cell>
          <table:table-cell office:value-type="float" office:value="-4.8193736076" calcext:value-type="float">
            <text:p>-4.819373607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4059138" calcext:value-type="float">
            <text:p>0.04059138</text:p>
          </table:table-cell>
          <table:table-cell office:value-type="float" office:value="-5.3563461304" calcext:value-type="float">
            <text:p>-5.3563461304</text:p>
          </table:table-cell>
          <table:table-cell office:value-type="float" office:value="0.0833333358" calcext:value-type="float">
            <text:p>0.0833333358</text:p>
          </table:table-cell>
          <table:table-cell office:value-type="float" office:value="0.05132248" calcext:value-type="float">
            <text:p>0.05132248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326" calcext:value-type="float">
            <text:p>326</text:p>
          </table:table-cell>
          <table:table-cell office:value-type="float" office:value="-0.5562576652" calcext:value-type="float">
            <text:p>-0.5562576652</text:p>
          </table:table-cell>
          <table:table-cell office:value-type="float" office:value="0.0086666662" calcext:value-type="float">
            <text:p>0.0086666662</text:p>
          </table:table-cell>
          <table:table-cell office:value-type="float" office:value="0.01016342" calcext:value-type="float">
            <text:p>0.01016342</text:p>
          </table:table-cell>
          <table:table-cell office:value-type="float" office:value="-1.1125677824" calcext:value-type="float">
            <text:p>-1.1125677824</text:p>
          </table:table-cell>
          <table:table-cell office:value-type="float" office:value="0.0173333324" calcext:value-type="float">
            <text:p>0.0173333324</text:p>
          </table:table-cell>
          <table:table-cell office:value-type="float" office:value="0.02107687" calcext:value-type="float">
            <text:p>0.02107687</text:p>
          </table:table-cell>
          <table:table-cell office:value-type="float" office:value="-1.6689828634" calcext:value-type="float">
            <text:p>-1.6689828634</text:p>
          </table:table-cell>
          <table:table-cell office:value-type="float" office:value="0.0260000005" calcext:value-type="float">
            <text:p>0.0260000005</text:p>
          </table:table-cell>
          <table:table-cell office:value-type="float" office:value="0.02512722" calcext:value-type="float">
            <text:p>0.02512722</text:p>
          </table:table-cell>
          <table:table-cell office:value-type="float" office:value="-2.2255551815" calcext:value-type="float">
            <text:p>-2.2255551815</text:p>
          </table:table-cell>
          <table:table-cell office:value-type="float" office:value="0.0346666649" calcext:value-type="float">
            <text:p>0.0346666649</text:p>
          </table:table-cell>
          <table:table-cell office:value-type="float" office:value="0.03239594" calcext:value-type="float">
            <text:p>0.03239594</text:p>
          </table:table-cell>
          <table:table-cell office:value-type="float" office:value="-2.7823381424" calcext:value-type="float">
            <text:p>-2.7823381424</text:p>
          </table:table-cell>
          <table:table-cell office:value-type="float" office:value="0.043333333" calcext:value-type="float">
            <text:p>0.043333333</text:p>
          </table:table-cell>
          <table:table-cell office:value-type="float" office:value="0.04081488" calcext:value-type="float">
            <text:p>0.04081488</text:p>
          </table:table-cell>
          <table:table-cell office:value-type="float" office:value="-3.3393838406" calcext:value-type="float">
            <text:p>-3.3393838406</text:p>
          </table:table-cell>
          <table:table-cell office:value-type="float" office:value="0.0520000011" calcext:value-type="float">
            <text:p>0.0520000011</text:p>
          </table:table-cell>
          <table:table-cell office:value-type="float" office:value="0.07388433" calcext:value-type="float">
            <text:p>0.07388433</text:p>
          </table:table-cell>
          <table:table-cell office:value-type="float" office:value="-3.8967459202" calcext:value-type="float">
            <text:p>-3.8967459202</text:p>
          </table:table-cell>
          <table:table-cell office:value-type="float" office:value="0.0606666654" calcext:value-type="float">
            <text:p>0.0606666654</text:p>
          </table:table-cell>
          <table:table-cell office:value-type="float" office:value="0.04907177" calcext:value-type="float">
            <text:p>0.04907177</text:p>
          </table:table-cell>
          <table:table-cell office:value-type="float" office:value="-4.4544773102" calcext:value-type="float">
            <text:p>-4.4544773102</text:p>
          </table:table-cell>
          <table:table-cell office:value-type="float" office:value="0.0693333298" calcext:value-type="float">
            <text:p>0.0693333298</text:p>
          </table:table-cell>
          <table:table-cell office:value-type="float" office:value="0.05064962" calcext:value-type="float">
            <text:p>0.05064962</text:p>
          </table:table-cell>
          <table:table-cell office:value-type="float" office:value="-5.01263237" calcext:value-type="float">
            <text:p>-5.01263237</text:p>
          </table:table-cell>
          <table:table-cell office:value-type="float" office:value="0.0780000016" calcext:value-type="float">
            <text:p>0.0780000016</text:p>
          </table:table-cell>
          <table:table-cell office:value-type="float" office:value="0.05384424" calcext:value-type="float">
            <text:p>0.05384424</text:p>
          </table:table-cell>
          <table:table-cell office:value-type="float" office:value="-5.5712647438" calcext:value-type="float">
            <text:p>-5.5712647438</text:p>
          </table:table-cell>
          <table:table-cell office:value-type="float" office:value="0.086666666" calcext:value-type="float">
            <text:p>0.086666666</text:p>
          </table:table-cell>
          <table:table-cell office:value-type="float" office:value="0.05720661" calcext:value-type="float">
            <text:p>0.05720661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327" calcext:value-type="float">
            <text:p>327</text:p>
          </table:table-cell>
          <table:table-cell office:value-type="float" office:value="-0.5776528716" calcext:value-type="float">
            <text:p>-0.5776528716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0.01104801" calcext:value-type="float">
            <text:p>0.01104801</text:p>
          </table:table-cell>
          <table:table-cell office:value-type="float" office:value="-1.1553645134" calcext:value-type="float">
            <text:p>-1.1553645134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0.022433" calcext:value-type="float">
            <text:p>0.022433</text:p>
          </table:table-cell>
          <table:table-cell office:value-type="float" office:value="-1.7331937551" calcext:value-type="float">
            <text:p>-1.7331937551</text:p>
          </table:table-cell>
          <table:table-cell office:value-type="float" office:value="0.0270000007" calcext:value-type="float">
            <text:p>0.0270000007</text:p>
          </table:table-cell>
          <table:table-cell office:value-type="float" office:value="0.02994749" calcext:value-type="float">
            <text:p>0.02994749</text:p>
          </table:table-cell>
          <table:table-cell office:value-type="float" office:value="-2.3111991882" calcext:value-type="float">
            <text:p>-2.3111991882</text:p>
          </table:table-cell>
          <table:table-cell office:value-type="float" office:value="0.0359999985" calcext:value-type="float">
            <text:p>0.0359999985</text:p>
          </table:table-cell>
          <table:table-cell office:value-type="float" office:value="0.03790204" calcext:value-type="float">
            <text:p>0.03790204</text:p>
          </table:table-cell>
          <table:table-cell office:value-type="float" office:value="-2.8894402981" calcext:value-type="float">
            <text:p>-2.8894402981</text:p>
          </table:table-cell>
          <table:table-cell office:value-type="float" office:value="0.0450000018" calcext:value-type="float">
            <text:p>0.0450000018</text:p>
          </table:table-cell>
          <table:table-cell office:value-type="float" office:value="0.04889032" calcext:value-type="float">
            <text:p>0.04889032</text:p>
          </table:table-cell>
          <table:table-cell office:value-type="float" office:value="-3.4679760933" calcext:value-type="float">
            <text:p>-3.4679760933</text:p>
          </table:table-cell>
          <table:table-cell office:value-type="float" office:value="0.0540000014" calcext:value-type="float">
            <text:p>0.0540000014</text:p>
          </table:table-cell>
          <table:table-cell office:value-type="float" office:value="0.08150252" calcext:value-type="float">
            <text:p>0.08150252</text:p>
          </table:table-cell>
          <table:table-cell office:value-type="float" office:value="-4.0468659401" calcext:value-type="float">
            <text:p>-4.0468659401</text:p>
          </table:table-cell>
          <table:table-cell office:value-type="float" office:value="0.063000001" calcext:value-type="float">
            <text:p>0.063000001</text:p>
          </table:table-cell>
          <table:table-cell office:value-type="float" office:value="0.05522644" calcext:value-type="float">
            <text:p>0.05522644</text:p>
          </table:table-cell>
          <table:table-cell office:value-type="float" office:value="-4.6261696815" calcext:value-type="float">
            <text:p>-4.6261696815</text:p>
          </table:table-cell>
          <table:table-cell office:value-type="float" office:value="0.0719999969" calcext:value-type="float">
            <text:p>0.0719999969</text:p>
          </table:table-cell>
          <table:table-cell office:value-type="float" office:value="0.06175706" calcext:value-type="float">
            <text:p>0.06175706</text:p>
          </table:table-cell>
          <table:table-cell office:value-type="float" office:value="-5.2059483528" calcext:value-type="float">
            <text:p>-5.2059483528</text:p>
          </table:table-cell>
          <table:table-cell office:value-type="float" office:value="0.0810000002" calcext:value-type="float">
            <text:p>0.0810000002</text:p>
          </table:table-cell>
          <table:table-cell office:value-type="float" office:value="0.06103384" calcext:value-type="float">
            <text:p>0.0610338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242566" calcext:value-type="float">
            <text:p>0.07242566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328" calcext:value-type="float">
            <text:p>328</text:p>
          </table:table-cell>
          <table:table-cell office:value-type="float" office:value="-0.5990481973" calcext:value-type="float">
            <text:p>-0.5990481973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0.0119625" calcext:value-type="float">
            <text:p>0.0119625</text:p>
          </table:table-cell>
          <table:table-cell office:value-type="float" office:value="-1.1981619596" calcext:value-type="float">
            <text:p>-1.1981619596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0.02504453" calcext:value-type="float">
            <text:p>0.02504453</text:p>
          </table:table-cell>
          <table:table-cell office:value-type="float" office:value="-1.7974067926" calcext:value-type="float">
            <text:p>-1.797406792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0.03168857" calcext:value-type="float">
            <text:p>0.03168857</text:p>
          </table:table-cell>
          <table:table-cell office:value-type="float" office:value="-2.3968482018" calcext:value-type="float">
            <text:p>-2.3968482018</text:p>
          </table:table-cell>
          <table:table-cell office:value-type="float" office:value="0.037333332" calcext:value-type="float">
            <text:p>0.037333332</text:p>
          </table:table-cell>
          <table:table-cell office:value-type="float" office:value="0.04153293" calcext:value-type="float">
            <text:p>0.04153293</text:p>
          </table:table-cell>
          <table:table-cell office:value-type="float" office:value="-2.9965524673" calcext:value-type="float">
            <text:p>-2.9965524673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0.05236769" calcext:value-type="float">
            <text:p>0.05236769</text:p>
          </table:table-cell>
          <table:table-cell office:value-type="float" office:value="-3.5965855122" calcext:value-type="float">
            <text:p>-3.5965855122</text:p>
          </table:table-cell>
          <table:table-cell office:value-type="float" office:value="0.0560000017" calcext:value-type="float">
            <text:p>0.0560000017</text:p>
          </table:table-cell>
          <table:table-cell office:value-type="float" office:value="0.08409839" calcext:value-type="float">
            <text:p>0.08409839</text:p>
          </table:table-cell>
          <table:table-cell office:value-type="float" office:value="-4.197013855" calcext:value-type="float">
            <text:p>-4.197013855</text:p>
          </table:table-cell>
          <table:table-cell office:value-type="float" office:value="0.0653333366" calcext:value-type="float">
            <text:p>0.0653333366</text:p>
          </table:table-cell>
          <table:table-cell office:value-type="float" office:value="0.06523407" calcext:value-type="float">
            <text:p>0.06523407</text:p>
          </table:table-cell>
          <table:table-cell office:value-type="float" office:value="-4.7979035378" calcext:value-type="float">
            <text:p>-4.7979035378</text:p>
          </table:table-cell>
          <table:table-cell office:value-type="float" office:value="0.074666664" calcext:value-type="float">
            <text:p>0.074666664</text:p>
          </table:table-cell>
          <table:table-cell office:value-type="float" office:value="0.06736245" calcext:value-type="float">
            <text:p>0.06736245</text:p>
          </table:table-cell>
          <table:table-cell office:value-type="float" office:value="-5.3993234634" calcext:value-type="float">
            <text:p>-5.3993234634</text:p>
          </table:table-cell>
          <table:table-cell office:value-type="float" office:value="0.0839999989" calcext:value-type="float">
            <text:p>0.0839999989</text:p>
          </table:table-cell>
          <table:table-cell office:value-type="float" office:value="0.07440536" calcext:value-type="float">
            <text:p>0.07440536</text:p>
          </table:table-cell>
          <table:table-cell office:value-type="float" office:value="-6.0013408661" calcext:value-type="float">
            <text:p>-6.0013408661</text:p>
          </table:table-cell>
          <table:table-cell office:value-type="float" office:value="0.0933333337" calcext:value-type="float">
            <text:p>0.0933333337</text:p>
          </table:table-cell>
          <table:table-cell office:value-type="float" office:value="0.078484" calcext:value-type="float">
            <text:p>0.07848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9" calcext:value-type="float">
            <text:p>329</text:p>
          </table:table-cell>
          <table:table-cell office:value-type="float" office:value="-0.6204435825" calcext:value-type="float">
            <text:p>-0.6204435825</text:p>
          </table:table-cell>
          <table:table-cell office:value-type="float" office:value="0.0096666664" calcext:value-type="float">
            <text:p>0.0096666664</text:p>
          </table:table-cell>
          <table:table-cell office:value-type="float" office:value="0.0126058" calcext:value-type="float">
            <text:p>0.0126058</text:p>
          </table:table-cell>
          <table:table-cell office:value-type="float" office:value="-1.2409600019" calcext:value-type="float">
            <text:p>-1.2409600019</text:p>
          </table:table-cell>
          <table:table-cell office:value-type="float" office:value="0.0193333328" calcext:value-type="float">
            <text:p>0.0193333328</text:p>
          </table:table-cell>
          <table:table-cell office:value-type="float" office:value="0.02417818" calcext:value-type="float">
            <text:p>0.02417818</text:p>
          </table:table-cell>
          <table:table-cell office:value-type="float" office:value="-1.8616219759" calcext:value-type="float">
            <text:p>-1.8616219759</text:p>
          </table:table-cell>
          <table:table-cell office:value-type="float" office:value="0.0289999992" calcext:value-type="float">
            <text:p>0.0289999992</text:p>
          </table:table-cell>
          <table:table-cell office:value-type="float" office:value="0.03688748" calcext:value-type="float">
            <text:p>0.03688748</text:p>
          </table:table-cell>
          <table:table-cell office:value-type="float" office:value="-2.4825026989" calcext:value-type="float">
            <text:p>-2.4825026989</text:p>
          </table:table-cell>
          <table:table-cell office:value-type="float" office:value="0.0386666656" calcext:value-type="float">
            <text:p>0.0386666656</text:p>
          </table:table-cell>
          <table:table-cell office:value-type="float" office:value="0.05000598" calcext:value-type="float">
            <text:p>0.05000598</text:p>
          </table:table-cell>
          <table:table-cell office:value-type="float" office:value="-3.103675127" calcext:value-type="float">
            <text:p>-3.103675127</text:p>
          </table:table-cell>
          <table:table-cell office:value-type="float" office:value="0.0483333319" calcext:value-type="float">
            <text:p>0.0483333319</text:p>
          </table:table-cell>
          <table:table-cell office:value-type="float" office:value="0.05910492" calcext:value-type="float">
            <text:p>0.05910492</text:p>
          </table:table-cell>
          <table:table-cell office:value-type="float" office:value="-3.7252128124" calcext:value-type="float">
            <text:p>-3.7252128124</text:p>
          </table:table-cell>
          <table:table-cell office:value-type="float" office:value="0.0579999983" calcext:value-type="float">
            <text:p>0.0579999983</text:p>
          </table:table-cell>
          <table:table-cell office:value-type="float" office:value="0.08645058" calcext:value-type="float">
            <text:p>0.08645058</text:p>
          </table:table-cell>
          <table:table-cell office:value-type="float" office:value="-4.3471899033" calcext:value-type="float">
            <text:p>-4.3471899033</text:p>
          </table:table-cell>
          <table:table-cell office:value-type="float" office:value="0.0676666647" calcext:value-type="float">
            <text:p>0.0676666647</text:p>
          </table:table-cell>
          <table:table-cell office:value-type="float" office:value="0.0702922" calcext:value-type="float">
            <text:p>0.0702922</text:p>
          </table:table-cell>
          <table:table-cell office:value-type="float" office:value="-4.9696807861" calcext:value-type="float">
            <text:p>-4.9696807861</text:p>
          </table:table-cell>
          <table:table-cell office:value-type="float" office:value="0.0773333311" calcext:value-type="float">
            <text:p>0.0773333311</text:p>
          </table:table-cell>
          <table:table-cell office:value-type="float" office:value="0.07947319" calcext:value-type="float">
            <text:p>0.07947319</text:p>
          </table:table-cell>
          <table:table-cell office:value-type="float" office:value="-5.5927605629" calcext:value-type="float">
            <text:p>-5.5927605629</text:p>
          </table:table-cell>
          <table:table-cell office:value-type="float" office:value="0.0869999975" calcext:value-type="float">
            <text:p>0.0869999975</text:p>
          </table:table-cell>
          <table:table-cell office:value-type="float" office:value="0.0801587" calcext:value-type="float">
            <text:p>0.0801587</text:p>
          </table:table-cell>
          <table:table-cell office:value-type="float" office:value="-6.2165045738" calcext:value-type="float">
            <text:p>-6.2165045738</text:p>
          </table:table-cell>
          <table:table-cell office:value-type="float" office:value="0.0966666639" calcext:value-type="float">
            <text:p>0.0966666639</text:p>
          </table:table-cell>
          <table:table-cell office:value-type="float" office:value="0.08947058" calcext:value-type="float">
            <text:p>0.08947058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330" calcext:value-type="float">
            <text:p>33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71496" calcext:value-type="float">
            <text:p>0.013714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71971" calcext:value-type="float">
            <text:p>0.024719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78631" calcext:value-type="float">
            <text:p>0.0387863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391134" calcext:value-type="float">
            <text:p>0.0539113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164143" calcext:value-type="float">
            <text:p>0.0616414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593138" calcext:value-type="float">
            <text:p>0.085931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95548" calcext:value-type="float">
            <text:p>0.079554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23692" calcext:value-type="float">
            <text:p>0.084236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29991" calcext:value-type="float">
            <text:p>0.090299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304097" calcext:value-type="float">
            <text:p>0.09304097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331" calcext:value-type="float">
            <text:p>3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19478" calcext:value-type="float">
            <text:p>0.0141947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07546" calcext:value-type="float">
            <text:p>0.024075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424296" calcext:value-type="float">
            <text:p>0.044242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660817" calcext:value-type="float">
            <text:p>0.056608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660666" calcext:value-type="float">
            <text:p>0.0666066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521712" calcext:value-type="float">
            <text:p>0.0852171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296686" calcext:value-type="float">
            <text:p>0.0829668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249588" calcext:value-type="float">
            <text:p>0.092495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8562" calcext:value-type="float">
            <text:p>0.0943856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060024" calcext:value-type="float">
            <text:p>0.10060024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332" calcext:value-type="float">
            <text:p>33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86454" calcext:value-type="float">
            <text:p>0.014864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0724" calcext:value-type="float">
            <text:p>0.0224072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655999" calcext:value-type="float">
            <text:p>0.046559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776577" calcext:value-type="float">
            <text:p>0.057765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888527" calcext:value-type="float">
            <text:p>0.0688852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453485" calcext:value-type="float">
            <text:p>0.084534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96404" calcext:value-type="float">
            <text:p>0.089640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530524" calcext:value-type="float">
            <text:p>0.0953052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69102" calcext:value-type="float">
            <text:p>0.1026910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93708" calcext:value-type="float">
            <text:p>0.10493708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333" calcext:value-type="float">
            <text:p>33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54973" calcext:value-type="float">
            <text:p>0.015497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77155" calcext:value-type="float">
            <text:p>0.024771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833309" calcext:value-type="float">
            <text:p>0.048333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216533" calcext:value-type="float">
            <text:p>0.062165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413229" calcext:value-type="float">
            <text:p>0.0741322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209455" calcext:value-type="float">
            <text:p>0.082094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241762" calcext:value-type="float">
            <text:p>0.0924176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187757" calcext:value-type="float">
            <text:p>0.101877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725033" calcext:value-type="float">
            <text:p>0.1072503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81148" calcext:value-type="float">
            <text:p>0.11281148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334" calcext:value-type="float">
            <text:p>33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730443" calcext:value-type="float">
            <text:p>0.017304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24978" calcext:value-type="float">
            <text:p>0.026249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039679" calcext:value-type="float">
            <text:p>0.050396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522761" calcext:value-type="float">
            <text:p>0.065227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745902" calcext:value-type="float">
            <text:p>0.077459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142299" calcext:value-type="float">
            <text:p>0.0814229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959506" calcext:value-type="float">
            <text:p>0.0995950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664874" calcext:value-type="float">
            <text:p>0.1066487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788166" calcext:value-type="float">
            <text:p>0.1178816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712539" calcext:value-type="float">
            <text:p>0.11712539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335" calcext:value-type="float">
            <text:p>33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782436" calcext:value-type="float">
            <text:p>0.017824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829128" calcext:value-type="float">
            <text:p>0.0282912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457925" calcext:value-type="float">
            <text:p>0.0545792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06519" calcext:value-type="float">
            <text:p>0.07065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357713" calcext:value-type="float">
            <text:p>0.0835771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266596" calcext:value-type="float">
            <text:p>0.082665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0282649" calcext:value-type="float">
            <text:p>0.1028264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1573492" calcext:value-type="float">
            <text:p>0.115734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2170073" calcext:value-type="float">
            <text:p>0.1217007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89567" calcext:value-type="float">
            <text:p>0.1228956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36" calcext:value-type="float">
            <text:p>33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854854" calcext:value-type="float">
            <text:p>0.018548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931557" calcext:value-type="float">
            <text:p>0.029315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62723" calcext:value-type="float">
            <text:p>0.056272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288231" calcext:value-type="float">
            <text:p>0.0728823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614243" calcext:value-type="float">
            <text:p>0.0861424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611979" calcext:value-type="float">
            <text:p>0.0861197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064982" calcext:value-type="float">
            <text:p>0.1106498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1898185" calcext:value-type="float">
            <text:p>0.118981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2766081" calcext:value-type="float">
            <text:p>0.127660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568842" calcext:value-type="float">
            <text:p>0.12568842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337" calcext:value-type="float">
            <text:p>33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870597" calcext:value-type="float">
            <text:p>0.018705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99285" calcext:value-type="float">
            <text:p>0.02992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847315" calcext:value-type="float">
            <text:p>0.058473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643171" calcext:value-type="float">
            <text:p>0.076431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957511" calcext:value-type="float">
            <text:p>0.0895751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685982" calcext:value-type="float">
            <text:p>0.086859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43547" calcext:value-type="float">
            <text:p>0.114354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531953" calcext:value-type="float">
            <text:p>0.125319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102527" calcext:value-type="float">
            <text:p>0.1310252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3181974" calcext:value-type="float">
            <text:p>0.13181974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338" calcext:value-type="float">
            <text:p>33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860906" calcext:value-type="float">
            <text:p>0.0186090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3018931" calcext:value-type="float">
            <text:p>0.030189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922443" calcext:value-type="float">
            <text:p>0.0592244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765212" calcext:value-type="float">
            <text:p>0.077652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9118254" calcext:value-type="float">
            <text:p>0.0911825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694477" calcext:value-type="float">
            <text:p>0.0869447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946312" calcext:value-type="float">
            <text:p>0.1194631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771325" calcext:value-type="float">
            <text:p>0.1277132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496296" calcext:value-type="float">
            <text:p>0.134962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3526966" calcext:value-type="float">
            <text:p>0.1352696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39" calcext:value-type="float">
            <text:p>33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81271" calcext:value-type="float">
            <text:p>0.01812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98791" calcext:value-type="float">
            <text:p>0.02987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926737" calcext:value-type="float">
            <text:p>0.0592673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84234" calcext:value-type="float">
            <text:p>0.078423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9097107" calcext:value-type="float">
            <text:p>0.0909710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653613" calcext:value-type="float">
            <text:p>0.0865361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2070407" calcext:value-type="float">
            <text:p>0.120704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884712" calcext:value-type="float">
            <text:p>0.1288471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693209" calcext:value-type="float">
            <text:p>0.1369320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129856" calcext:value-type="float">
            <text:p>0.14129856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340" calcext:value-type="float">
            <text:p>34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67717" calcext:value-type="float">
            <text:p>0.016771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947575" calcext:value-type="float">
            <text:p>0.029475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849878" calcext:value-type="float">
            <text:p>0.0584987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767411" calcext:value-type="float">
            <text:p>0.077674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9013796" calcext:value-type="float">
            <text:p>0.0901379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520413" calcext:value-type="float">
            <text:p>0.0852041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2119752" calcext:value-type="float">
            <text:p>0.1211975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767035" calcext:value-type="float">
            <text:p>0.1276703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951537" calcext:value-type="float">
            <text:p>0.139515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32061" calcext:value-type="float">
            <text:p>0.1432061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341" calcext:value-type="float">
            <text:p>34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611064" calcext:value-type="float">
            <text:p>0.016110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829714" calcext:value-type="float">
            <text:p>0.028297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549021" calcext:value-type="float">
            <text:p>0.0554902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525979" calcext:value-type="float">
            <text:p>0.075259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666123" calcext:value-type="float">
            <text:p>0.086661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386727" calcext:value-type="float">
            <text:p>0.083867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959863" calcext:value-type="float">
            <text:p>0.119598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570399" calcext:value-type="float">
            <text:p>0.125703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4037427" calcext:value-type="float">
            <text:p>0.1403742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416803" calcext:value-type="float">
            <text:p>0.14416803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342" calcext:value-type="float">
            <text:p>34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74164" calcext:value-type="float">
            <text:p>0.014741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86181" calcext:value-type="float">
            <text:p>0.0268618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323906" calcext:value-type="float">
            <text:p>0.0532390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388811" calcext:value-type="float">
            <text:p>0.073888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401428" calcext:value-type="float">
            <text:p>0.084014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7971101" calcext:value-type="float">
            <text:p>0.0797110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406581" calcext:value-type="float">
            <text:p>0.114065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310177" calcext:value-type="float">
            <text:p>0.123101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84711" calcext:value-type="float">
            <text:p>0.138471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412047" calcext:value-type="float">
            <text:p>0.14412047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343" calcext:value-type="float">
            <text:p>34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85063" calcext:value-type="float">
            <text:p>0.0138506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04459" calcext:value-type="float">
            <text:p>0.0260445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907155" calcext:value-type="float">
            <text:p>0.0490715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874875" calcext:value-type="float">
            <text:p>0.068748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813662" calcext:value-type="float">
            <text:p>0.078136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7715286" calcext:value-type="float">
            <text:p>0.077152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003911" calcext:value-type="float">
            <text:p>0.110039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1572328" calcext:value-type="float">
            <text:p>0.1157232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554859" calcext:value-type="float">
            <text:p>0.135548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349011" calcext:value-type="float">
            <text:p>0.1434901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44" calcext:value-type="float">
            <text:p>34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4563" calcext:value-type="float">
            <text:p>0.0121456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43318" calcext:value-type="float">
            <text:p>0.0244331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692311" calcext:value-type="float">
            <text:p>0.046923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575096" calcext:value-type="float">
            <text:p>0.065750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10975" calcext:value-type="float">
            <text:p>0.075109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7134885" calcext:value-type="float">
            <text:p>0.071348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0149774" calcext:value-type="float">
            <text:p>0.101497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1144796" calcext:value-type="float">
            <text:p>0.111447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2693186" calcext:value-type="float">
            <text:p>0.1269318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15455" calcext:value-type="float">
            <text:p>0.1415455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345" calcext:value-type="float">
            <text:p>34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6945" calcext:value-type="float">
            <text:p>0.0114694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68472" calcext:value-type="float">
            <text:p>0.023684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221841" calcext:value-type="float">
            <text:p>0.0422184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909771" calcext:value-type="float">
            <text:p>0.059097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924495" calcext:value-type="float">
            <text:p>0.0692449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837722" calcext:value-type="float">
            <text:p>0.068377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328556" calcext:value-type="float">
            <text:p>0.0932855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386884" calcext:value-type="float">
            <text:p>0.1038688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2206591" calcext:value-type="float">
            <text:p>0.122065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3510378" calcext:value-type="float">
            <text:p>0.13510378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346" calcext:value-type="float">
            <text:p>34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2301" calcext:value-type="float">
            <text:p>0.0104230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8237" calcext:value-type="float">
            <text:p>0.022382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006413" calcext:value-type="float">
            <text:p>0.0400641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597904" calcext:value-type="float">
            <text:p>0.055979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60366" calcext:value-type="float">
            <text:p>0.066036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41327" calcext:value-type="float">
            <text:p>0.063413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971442" calcext:value-type="float">
            <text:p>0.0897144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591695" calcext:value-type="float">
            <text:p>0.0959169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301097" calcext:value-type="float">
            <text:p>0.1130109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312405" calcext:value-type="float">
            <text:p>0.1312405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347" calcext:value-type="float">
            <text:p>34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94579" calcext:value-type="float">
            <text:p>0.009945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7031" calcext:value-type="float">
            <text:p>0.021270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31183" calcext:value-type="float">
            <text:p>0.036311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978527" calcext:value-type="float">
            <text:p>0.049785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64288" calcext:value-type="float">
            <text:p>0.0596428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92" calcext:value-type="float">
            <text:p>0.061119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273122" calcext:value-type="float">
            <text:p>0.0827312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220693" calcext:value-type="float">
            <text:p>0.092206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916417" calcext:value-type="float">
            <text:p>0.1091641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76326" calcext:value-type="float">
            <text:p>0.12276326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48" calcext:value-type="float">
            <text:p>34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17561" calcext:value-type="float">
            <text:p>0.0091756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54686" calcext:value-type="float">
            <text:p>0.020546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63948" calcext:value-type="float">
            <text:p>0.0346394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97034" calcext:value-type="float">
            <text:p>0.0469703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69738" calcext:value-type="float">
            <text:p>0.0566973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620344" calcext:value-type="float">
            <text:p>0.0562034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920153" calcext:value-type="float">
            <text:p>0.079201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83391" calcext:value-type="float">
            <text:p>0.084833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113175" calcext:value-type="float">
            <text:p>0.1011317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954466" calcext:value-type="float">
            <text:p>0.11954466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349" calcext:value-type="float">
            <text:p>3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82665" calcext:value-type="float">
            <text:p>0.0088266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10104" calcext:value-type="float">
            <text:p>0.020101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2197" calcext:value-type="float">
            <text:p>0.0319219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71557" calcext:value-type="float">
            <text:p>0.0417155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175" calcext:value-type="float">
            <text:p>0.051141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397826" calcext:value-type="float">
            <text:p>0.0539782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5113" calcext:value-type="float">
            <text:p>0.0730511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33" calcext:value-type="float">
            <text:p>0.0815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64454" calcext:value-type="float">
            <text:p>0.097644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28745" calcext:value-type="float">
            <text:p>0.11228745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350" calcext:value-type="float">
            <text:p>35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33425" calcext:value-type="float">
            <text:p>0.008334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52115" calcext:value-type="float">
            <text:p>0.0195211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69969" calcext:value-type="float">
            <text:p>0.030699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7106" calcext:value-type="float">
            <text:p>0.039710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7352" calcext:value-type="float">
            <text:p>0.0490735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073714" calcext:value-type="float">
            <text:p>0.050737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06142" calcext:value-type="float">
            <text:p>0.0700614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22514" calcext:value-type="float">
            <text:p>0.076225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387" calcext:value-type="float">
            <text:p>0.091138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2439" calcext:value-type="float">
            <text:p>0.10912439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351" calcext:value-type="float">
            <text:p>35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18931" calcext:value-type="float">
            <text:p>0.0081893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39286" calcext:value-type="float">
            <text:p>0.019392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91646" calcext:value-type="float">
            <text:p>0.028916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65009" calcext:value-type="float">
            <text:p>0.0366500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50191" calcext:value-type="float">
            <text:p>0.045501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953677" calcext:value-type="float">
            <text:p>0.0495367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27191" calcext:value-type="float">
            <text:p>0.0652719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32055" calcext:value-type="float">
            <text:p>0.0743205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3338" calcext:value-type="float">
            <text:p>0.0884333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56866" calcext:value-type="float">
            <text:p>0.1025686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52" calcext:value-type="float">
            <text:p>35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83167" calcext:value-type="float">
            <text:p>0.0078316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897629" calcext:value-type="float">
            <text:p>0.0189762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09369" calcext:value-type="float">
            <text:p>0.028093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531" calcext:value-type="float">
            <text:p>0.03553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91783" calcext:value-type="float">
            <text:p>0.043917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785146" calcext:value-type="float">
            <text:p>0.047851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3085" calcext:value-type="float">
            <text:p>0.062308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21267" calcext:value-type="float">
            <text:p>0.072212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84769" calcext:value-type="float">
            <text:p>0.084847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942834" calcext:value-type="float">
            <text:p>0.09942834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353" calcext:value-type="float">
            <text:p>35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66003" calcext:value-type="float">
            <text:p>0.007660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863951" calcext:value-type="float">
            <text:p>0.018639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641219" calcext:value-type="float">
            <text:p>0.026412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32581" calcext:value-type="float">
            <text:p>0.03325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01625" calcext:value-type="float">
            <text:p>0.042016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766597" calcext:value-type="float">
            <text:p>0.047665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37004" calcext:value-type="float">
            <text:p>0.0613700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24044" calcext:value-type="float">
            <text:p>0.0722404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83298" calcext:value-type="float">
            <text:p>0.0838329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52187" calcext:value-type="float">
            <text:p>0.0952187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354" calcext:value-type="float">
            <text:p>35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49871" calcext:value-type="float">
            <text:p>0.007498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817578" calcext:value-type="float">
            <text:p>0.018175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60016" calcext:value-type="float">
            <text:p>0.025600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247711" calcext:value-type="float">
            <text:p>0.032477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33306" calcext:value-type="float">
            <text:p>0.0413330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839441" calcext:value-type="float">
            <text:p>0.048394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8363" calcext:value-type="float">
            <text:p>0.060783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25631" calcext:value-type="float">
            <text:p>0.0722563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0312" calcext:value-type="float">
            <text:p>0.084031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365734" calcext:value-type="float">
            <text:p>0.09365734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355" calcext:value-type="float">
            <text:p>35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44461" calcext:value-type="float">
            <text:p>0.0074446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89806" calcext:value-type="float">
            <text:p>0.0178980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433259" calcext:value-type="float">
            <text:p>0.0243325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17012" calcext:value-type="float">
            <text:p>0.03170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6117" calcext:value-type="float">
            <text:p>0.04061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927676" calcext:value-type="float">
            <text:p>0.0492767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7267" calcext:value-type="float">
            <text:p>0.060772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91696" calcext:value-type="float">
            <text:p>0.072916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2442" calcext:value-type="float">
            <text:p>0.085124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27262" calcext:value-type="float">
            <text:p>0.0927262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356" calcext:value-type="float">
            <text:p>35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29175" calcext:value-type="float">
            <text:p>0.0072917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56793" calcext:value-type="float">
            <text:p>0.0175679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3364" calcext:value-type="float">
            <text:p>0.0233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003735" calcext:value-type="float">
            <text:p>0.0300373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20695" calcext:value-type="float">
            <text:p>0.0402069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157465" calcext:value-type="float">
            <text:p>0.0515746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529" calcext:value-type="float">
            <text:p>0.06152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77421" calcext:value-type="float">
            <text:p>0.0747742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3142" calcext:value-type="float">
            <text:p>0.088431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414721" calcext:value-type="float">
            <text:p>0.09414721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357" calcext:value-type="float">
            <text:p>35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30133" calcext:value-type="float">
            <text:p>0.0073013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33384" calcext:value-type="float">
            <text:p>0.0173338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219005" calcext:value-type="float">
            <text:p>0.0221900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986223" calcext:value-type="float">
            <text:p>0.0298622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75189" calcext:value-type="float">
            <text:p>0.039751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296863" calcext:value-type="float">
            <text:p>0.0529686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19411" calcext:value-type="float">
            <text:p>0.062194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534191" calcext:value-type="float">
            <text:p>0.075341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46402" calcext:value-type="float">
            <text:p>0.0904640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861924" calcext:value-type="float">
            <text:p>0.09861924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358" calcext:value-type="float">
            <text:p>35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32269" calcext:value-type="float">
            <text:p>0.0073226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29558" calcext:value-type="float">
            <text:p>0.017295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151882" calcext:value-type="float">
            <text:p>0.0215188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907037" calcext:value-type="float">
            <text:p>0.0290703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58017" calcext:value-type="float">
            <text:p>0.039580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545994" calcext:value-type="float">
            <text:p>0.055459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97501" calcext:value-type="float">
            <text:p>0.062975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85957" calcext:value-type="float">
            <text:p>0.076859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5315" calcext:value-type="float">
            <text:p>0.094353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28887" calcext:value-type="float">
            <text:p>0.10128887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359" calcext:value-type="float">
            <text:p>35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45887" calcext:value-type="float">
            <text:p>0.0074588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6158" calcext:value-type="float">
            <text:p>0.01761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024125" calcext:value-type="float">
            <text:p>0.0202412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864722" calcext:value-type="float">
            <text:p>0.028647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01737" calcext:value-type="float">
            <text:p>0.0390173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66921" calcext:value-type="float">
            <text:p>0.056692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89546" calcext:value-type="float">
            <text:p>0.062895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39535" calcext:value-type="float">
            <text:p>0.0773953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07196" calcext:value-type="float">
            <text:p>0.098071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274" calcext:value-type="float">
            <text:p>0.1070274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60" calcext:value-type="float">
            <text:p>36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76658" calcext:value-type="float">
            <text:p>0.007766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95142" calcext:value-type="float">
            <text:p>0.0179514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7925" calcext:value-type="float">
            <text:p>0.019792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784355" calcext:value-type="float">
            <text:p>0.027843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93878" calcext:value-type="float">
            <text:p>0.038938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89461" calcext:value-type="float">
            <text:p>0.0588946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22493" calcext:value-type="float">
            <text:p>0.0632249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15346" calcext:value-type="float">
            <text:p>0.078153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86754" calcext:value-type="float">
            <text:p>0.099867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03134" calcext:value-type="float">
            <text:p>0.11003134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361" calcext:value-type="float">
            <text:p>36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02608" calcext:value-type="float">
            <text:p>0.0080260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827732" calcext:value-type="float">
            <text:p>0.0182773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26633" calcext:value-type="float">
            <text:p>0.0192663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814736" calcext:value-type="float">
            <text:p>0.0281473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34772" calcext:value-type="float">
            <text:p>0.0383477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00208" calcext:value-type="float">
            <text:p>0.0600020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96101" calcext:value-type="float">
            <text:p>0.062961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33446" calcext:value-type="float">
            <text:p>0.078334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18766" calcext:value-type="float">
            <text:p>0.1021876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39419" calcext:value-type="float">
            <text:p>0.1153941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62" calcext:value-type="float">
            <text:p>36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67173" calcext:value-type="float">
            <text:p>0.0086717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08214" calcext:value-type="float">
            <text:p>0.019082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21116" calcext:value-type="float">
            <text:p>0.019211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860497" calcext:value-type="float">
            <text:p>0.0286049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794241" calcext:value-type="float">
            <text:p>0.037942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5593" calcext:value-type="float">
            <text:p>0.0617559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48198" calcext:value-type="float">
            <text:p>0.0624819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68346" calcext:value-type="float">
            <text:p>0.077683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89241" calcext:value-type="float">
            <text:p>0.1028924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733085" calcext:value-type="float">
            <text:p>0.11733085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363" calcext:value-type="float">
            <text:p>36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15809" calcext:value-type="float">
            <text:p>0.0091580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58816" calcext:value-type="float">
            <text:p>0.0195881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89816" calcext:value-type="float">
            <text:p>0.019898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935182" calcext:value-type="float">
            <text:p>0.0293518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78525" calcext:value-type="float">
            <text:p>0.03785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99412" calcext:value-type="float">
            <text:p>0.0619941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09638" calcext:value-type="float">
            <text:p>0.062096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35133" calcext:value-type="float">
            <text:p>0.077351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00449" calcext:value-type="float">
            <text:p>0.1020044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053488" calcext:value-type="float">
            <text:p>0.12053488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364" calcext:value-type="float">
            <text:p>36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4471" calcext:value-type="float">
            <text:p>0.010744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99149" calcext:value-type="float">
            <text:p>0.020991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071284" calcext:value-type="float">
            <text:p>0.0207128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028068" calcext:value-type="float">
            <text:p>0.030280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28349" calcext:value-type="float">
            <text:p>0.038283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4471" calcext:value-type="float">
            <text:p>0.06244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23926" calcext:value-type="float">
            <text:p>0.061239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558896" calcext:value-type="float">
            <text:p>0.075588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84937" calcext:value-type="float">
            <text:p>0.100849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18989" calcext:value-type="float">
            <text:p>0.1218989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365" calcext:value-type="float">
            <text:p>36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90127" calcext:value-type="float">
            <text:p>0.011901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8609" calcext:value-type="float">
            <text:p>0.021786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286978" calcext:value-type="float">
            <text:p>0.0228697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274499" calcext:value-type="float">
            <text:p>0.032744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83603" calcext:value-type="float">
            <text:p>0.0388360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29778" calcext:value-type="float">
            <text:p>0.0622977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5995" calcext:value-type="float">
            <text:p>0.0607599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33399" calcext:value-type="float">
            <text:p>0.074333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2457" calcext:value-type="float">
            <text:p>0.09724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76268" calcext:value-type="float">
            <text:p>0.12276268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366" calcext:value-type="float">
            <text:p>36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54508" calcext:value-type="float">
            <text:p>0.0125450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23665" calcext:value-type="float">
            <text:p>0.0232366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423689" calcext:value-type="float">
            <text:p>0.0242368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429051" calcext:value-type="float">
            <text:p>0.034290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49471" calcext:value-type="float">
            <text:p>0.040494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4029" calcext:value-type="float">
            <text:p>0.061740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31633" calcext:value-type="float">
            <text:p>0.0603163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12546" calcext:value-type="float">
            <text:p>0.072125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4794" calcext:value-type="float">
            <text:p>0.0952479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97462" calcext:value-type="float">
            <text:p>0.12297462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367" calcext:value-type="float">
            <text:p>36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61761" calcext:value-type="float">
            <text:p>0.0136176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85701" calcext:value-type="float">
            <text:p>0.0238570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40967" calcext:value-type="float">
            <text:p>0.0384096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81974" calcext:value-type="float">
            <text:p>0.041819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2888" calcext:value-type="float">
            <text:p>0.061528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53078" calcext:value-type="float">
            <text:p>0.060530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125789" calcext:value-type="float">
            <text:p>0.071257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21763" calcext:value-type="float">
            <text:p>0.089217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06553" calcext:value-type="float">
            <text:p>0.1220655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68" calcext:value-type="float">
            <text:p>36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99664" calcext:value-type="float">
            <text:p>0.013996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515709" calcext:value-type="float">
            <text:p>0.025157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29756" calcext:value-type="float">
            <text:p>0.0292975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85352" calcext:value-type="float">
            <text:p>0.0408535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71377" calcext:value-type="float">
            <text:p>0.0457137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6835" calcext:value-type="float">
            <text:p>0.0614683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8962" calcext:value-type="float">
            <text:p>0.060896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963794" calcext:value-type="float">
            <text:p>0.0696379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0985" calcext:value-type="float">
            <text:p>0.087409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093449" calcext:value-type="float">
            <text:p>0.12093449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369" calcext:value-type="float">
            <text:p>36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528319" calcext:value-type="float">
            <text:p>0.0152831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551358" calcext:value-type="float">
            <text:p>0.025513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922" calcext:value-type="float">
            <text:p>0.0332392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01418" calcext:value-type="float">
            <text:p>0.046014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72317" calcext:value-type="float">
            <text:p>0.047723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4188" calcext:value-type="float">
            <text:p>0.061441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1507" calcext:value-type="float">
            <text:p>0.06115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88886" calcext:value-type="float">
            <text:p>0.068888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33769" calcext:value-type="float">
            <text:p>0.084337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723238" calcext:value-type="float">
            <text:p>0.11723238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370" calcext:value-type="float">
            <text:p>37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520062" calcext:value-type="float">
            <text:p>0.0152006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04025" calcext:value-type="float">
            <text:p>0.026040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34323" calcext:value-type="float">
            <text:p>0.0353432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67751" calcext:value-type="float">
            <text:p>0.048677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6565" calcext:value-type="float">
            <text:p>0.052565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11168" calcext:value-type="float">
            <text:p>0.0621116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59453" calcext:value-type="float">
            <text:p>0.066594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85152" calcext:value-type="float">
            <text:p>0.06851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30376" calcext:value-type="float">
            <text:p>0.082303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56528" calcext:value-type="float">
            <text:p>0.1145652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71" calcext:value-type="float">
            <text:p>37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64432" calcext:value-type="float">
            <text:p>0.014644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24274" calcext:value-type="float">
            <text:p>0.026242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8146" calcext:value-type="float">
            <text:p>0.03881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406255" calcext:value-type="float">
            <text:p>0.054062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32131" calcext:value-type="float">
            <text:p>0.055321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47114" calcext:value-type="float">
            <text:p>0.062471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57503" calcext:value-type="float">
            <text:p>0.0685750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906947" calcext:value-type="float">
            <text:p>0.0690694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4819" calcext:value-type="float">
            <text:p>0.081448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8662" calcext:value-type="float">
            <text:p>0.1084866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72" calcext:value-type="float">
            <text:p>37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27175" calcext:value-type="float">
            <text:p>0.0142717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1945" calcext:value-type="float">
            <text:p>0.02619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048947" calcext:value-type="float">
            <text:p>0.040489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652396" calcext:value-type="float">
            <text:p>0.056523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64875" calcext:value-type="float">
            <text:p>0.060648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75866" calcext:value-type="float">
            <text:p>0.0637586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50906" calcext:value-type="float">
            <text:p>0.0735090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981791" calcext:value-type="float">
            <text:p>0.069817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30781" calcext:value-type="float">
            <text:p>0.081307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61386" calcext:value-type="float">
            <text:p>0.10561386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373" calcext:value-type="float">
            <text:p>37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43791" calcext:value-type="float">
            <text:p>0.013437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10527" calcext:value-type="float">
            <text:p>0.0261052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319917" calcext:value-type="float">
            <text:p>0.043199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044258" calcext:value-type="float">
            <text:p>0.060442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317078" calcext:value-type="float">
            <text:p>0.063170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457873" calcext:value-type="float">
            <text:p>0.064578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22059" calcext:value-type="float">
            <text:p>0.076220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65416" calcext:value-type="float">
            <text:p>0.072654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39017" calcext:value-type="float">
            <text:p>0.0823901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054739" calcext:value-type="float">
            <text:p>0.10054739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374" calcext:value-type="float">
            <text:p>37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495" calcext:value-type="float">
            <text:p>0.012449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565918" calcext:value-type="float">
            <text:p>0.0256591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422677" calcext:value-type="float">
            <text:p>0.0442267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34978" calcext:value-type="float">
            <text:p>0.06349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7929" calcext:value-type="float">
            <text:p>0.06792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588171" calcext:value-type="float">
            <text:p>0.065881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11369" calcext:value-type="float">
            <text:p>0.081136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44066" calcext:value-type="float">
            <text:p>0.074440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847" calcext:value-type="float">
            <text:p>0.08578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859039" calcext:value-type="float">
            <text:p>0.09859039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375" calcext:value-type="float">
            <text:p>37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00013" calcext:value-type="float">
            <text:p>0.012000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505568" calcext:value-type="float">
            <text:p>0.025055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52835" calcext:value-type="float">
            <text:p>0.04528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352755" calcext:value-type="float">
            <text:p>0.063527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004524" calcext:value-type="float">
            <text:p>0.070045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01095" calcext:value-type="float">
            <text:p>0.067010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367971" calcext:value-type="float">
            <text:p>0.083679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4173" calcext:value-type="float">
            <text:p>0.07941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06361" calcext:value-type="float">
            <text:p>0.088063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471789" calcext:value-type="float">
            <text:p>0.0947178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76" calcext:value-type="float">
            <text:p>37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6255" calcext:value-type="float">
            <text:p>0.0112625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0957" calcext:value-type="float">
            <text:p>0.02409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537749" calcext:value-type="float">
            <text:p>0.045377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334212" calcext:value-type="float">
            <text:p>0.063342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263649" calcext:value-type="float">
            <text:p>0.072636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45829" calcext:value-type="float">
            <text:p>0.067458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918894" calcext:value-type="float">
            <text:p>0.089188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9974" calcext:value-type="float">
            <text:p>0.0821997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3012" calcext:value-type="float">
            <text:p>0.0935301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315804" calcext:value-type="float">
            <text:p>0.09315804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377" calcext:value-type="float">
            <text:p>37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5737" calcext:value-type="float">
            <text:p>0.0108573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61577" calcext:value-type="float">
            <text:p>0.0236157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484501" calcext:value-type="float">
            <text:p>0.044845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065767" calcext:value-type="float">
            <text:p>0.0606576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343449" calcext:value-type="float">
            <text:p>0.073434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44692" calcext:value-type="float">
            <text:p>0.0674469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043678" calcext:value-type="float">
            <text:p>0.090436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786318" calcext:value-type="float">
            <text:p>0.0878631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9991" calcext:value-type="float">
            <text:p>0.096199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085596" calcext:value-type="float">
            <text:p>0.09085596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378" calcext:value-type="float">
            <text:p>37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19506" calcext:value-type="float">
            <text:p>0.0101950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7071" calcext:value-type="float">
            <text:p>0.022770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409054" calcext:value-type="float">
            <text:p>0.044090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886973" calcext:value-type="float">
            <text:p>0.0588697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295794" calcext:value-type="float">
            <text:p>0.072957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39392" calcext:value-type="float">
            <text:p>0.0673939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191746" calcext:value-type="float">
            <text:p>0.091917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325635" calcext:value-type="float">
            <text:p>0.0932563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2837" calcext:value-type="float">
            <text:p>0.10228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028628" calcext:value-type="float">
            <text:p>0.09028628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379" calcext:value-type="float">
            <text:p>37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92196" calcext:value-type="float">
            <text:p>0.009921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6523" calcext:value-type="float">
            <text:p>0.022365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25098" calcext:value-type="float">
            <text:p>0.042509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476257" calcext:value-type="float">
            <text:p>0.0547625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214067" calcext:value-type="float">
            <text:p>0.0721406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670482" calcext:value-type="float">
            <text:p>0.066704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157175" calcext:value-type="float">
            <text:p>0.091571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711138" calcext:value-type="float">
            <text:p>0.0971113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526232" calcext:value-type="float">
            <text:p>0.1052623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1033" calcext:value-type="float">
            <text:p>0.09103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80" calcext:value-type="float">
            <text:p>38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45565" calcext:value-type="float">
            <text:p>0.0094556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906" calcext:value-type="float">
            <text:p>0.021690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153876" calcext:value-type="float">
            <text:p>0.0415387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255012" calcext:value-type="float">
            <text:p>0.052550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892212" calcext:value-type="float">
            <text:p>0.068922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521816" calcext:value-type="float">
            <text:p>0.065218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944423" calcext:value-type="float">
            <text:p>0.0894442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888614" calcext:value-type="float">
            <text:p>0.098886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962745" calcext:value-type="float">
            <text:p>0.109627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391424" calcext:value-type="float">
            <text:p>0.093914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81" calcext:value-type="float">
            <text:p>38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15427" calcext:value-type="float">
            <text:p>0.009154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1117" calcext:value-type="float">
            <text:p>0.0214111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921786" calcext:value-type="float">
            <text:p>0.039217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50071" calcext:value-type="float">
            <text:p>0.048500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662939" calcext:value-type="float">
            <text:p>0.0666293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438674" calcext:value-type="float">
            <text:p>0.0643867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547995" calcext:value-type="float">
            <text:p>0.0854799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049141" calcext:value-type="float">
            <text:p>0.100491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148768" calcext:value-type="float">
            <text:p>0.111487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623127" calcext:value-type="float">
            <text:p>0.09623127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382" calcext:value-type="float">
            <text:p>38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06689" calcext:value-type="float">
            <text:p>0.0090668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94701" calcext:value-type="float">
            <text:p>0.0209470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12307" calcext:value-type="float">
            <text:p>0.038123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0736" calcext:value-type="float">
            <text:p>0.0443073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147756" calcext:value-type="float">
            <text:p>0.061477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4679" calcext:value-type="float">
            <text:p>0.0618467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283244" calcext:value-type="float">
            <text:p>0.082832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051969" calcext:value-type="float">
            <text:p>0.1005196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397248" calcext:value-type="float">
            <text:p>0.113972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89737" calcext:value-type="float">
            <text:p>0.10189737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383" calcext:value-type="float">
            <text:p>3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98512" calcext:value-type="float">
            <text:p>0.008985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77176" calcext:value-type="float">
            <text:p>0.020771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21572" calcext:value-type="float">
            <text:p>0.036215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64722" calcext:value-type="float">
            <text:p>0.042647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98412" calcext:value-type="float">
            <text:p>0.058984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4104" calcext:value-type="float">
            <text:p>0.060441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98186" calcext:value-type="float">
            <text:p>0.0769818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914468" calcext:value-type="float">
            <text:p>0.0991446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434508" calcext:value-type="float">
            <text:p>0.1143450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07537" calcext:value-type="float">
            <text:p>0.1050753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84" calcext:value-type="float">
            <text:p>38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96555" calcext:value-type="float">
            <text:p>0.0089655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43223" calcext:value-type="float">
            <text:p>0.020432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26929" calcext:value-type="float">
            <text:p>0.0352692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77383" calcext:value-type="float">
            <text:p>0.0397738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2733" calcext:value-type="float">
            <text:p>0.0539273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773722" calcext:value-type="float">
            <text:p>0.057737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21766" calcext:value-type="float">
            <text:p>0.0742176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738287" calcext:value-type="float">
            <text:p>0.097382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393257" calcext:value-type="float">
            <text:p>0.113932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00416" calcext:value-type="float">
            <text:p>0.11200416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385" calcext:value-type="float">
            <text:p>38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9879" calcext:value-type="float">
            <text:p>0.00898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28679" calcext:value-type="float">
            <text:p>0.020286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70611" calcext:value-type="float">
            <text:p>0.033706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66507" calcext:value-type="float">
            <text:p>0.0386650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0105" calcext:value-type="float">
            <text:p>0.0513010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656929" calcext:value-type="float">
            <text:p>0.056569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20481" calcext:value-type="float">
            <text:p>0.069204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302782" calcext:value-type="float">
            <text:p>0.0930278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2505" calcext:value-type="float">
            <text:p>0.11250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9424" calcext:value-type="float">
            <text:p>0.1149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9896" calcext:value-type="float">
            <text:p>0.00898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03845" calcext:value-type="float">
            <text:p>0.020038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3209" calcext:value-type="float">
            <text:p>0.032932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99949" calcext:value-type="float">
            <text:p>0.036999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9369" calcext:value-type="float">
            <text:p>0.04693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440364" calcext:value-type="float">
            <text:p>0.0544036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26271" calcext:value-type="float">
            <text:p>0.062262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008376" calcext:value-type="float">
            <text:p>0.0900837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879447" calcext:value-type="float">
            <text:p>0.108794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063573" calcext:value-type="float">
            <text:p>0.12063573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387" calcext:value-type="float">
            <text:p>38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05959" calcext:value-type="float">
            <text:p>0.0090595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87251" calcext:value-type="float">
            <text:p>0.019872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5079" calcext:value-type="float">
            <text:p>0.031650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17997" calcext:value-type="float">
            <text:p>0.0361799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07294" calcext:value-type="float">
            <text:p>0.045072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380297" calcext:value-type="float">
            <text:p>0.053802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51315" calcext:value-type="float">
            <text:p>0.0605131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19246" calcext:value-type="float">
            <text:p>0.084192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662276" calcext:value-type="float">
            <text:p>0.106622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87292" calcext:value-type="float">
            <text:p>0.12287292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388" calcext:value-type="float">
            <text:p>38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2027" calcext:value-type="float">
            <text:p>0.00920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76112" calcext:value-type="float">
            <text:p>0.0197611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551" calcext:value-type="float">
            <text:p>0.03115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8914" calcext:value-type="float">
            <text:p>0.035891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06931" calcext:value-type="float">
            <text:p>0.042069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294009" calcext:value-type="float">
            <text:p>0.0529400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768421" calcext:value-type="float">
            <text:p>0.0576842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1292" calcext:value-type="float">
            <text:p>0.081412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140797" calcext:value-type="float">
            <text:p>0.1014079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607159" calcext:value-type="float">
            <text:p>0.12607159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389" calcext:value-type="float">
            <text:p>38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33716" calcext:value-type="float">
            <text:p>0.009337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61174" calcext:value-type="float">
            <text:p>0.019611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0351" calcext:value-type="float">
            <text:p>0.03003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70021" calcext:value-type="float">
            <text:p>0.0357002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30557" calcext:value-type="float">
            <text:p>0.0413055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27351" calcext:value-type="float">
            <text:p>0.05273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694376" calcext:value-type="float">
            <text:p>0.0569437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37922" calcext:value-type="float">
            <text:p>0.076379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7227" calcext:value-type="float">
            <text:p>0.098722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679118" calcext:value-type="float">
            <text:p>0.1267911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90" calcext:value-type="float">
            <text:p>39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66405" calcext:value-type="float">
            <text:p>0.009664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7373" calcext:value-type="float">
            <text:p>0.0211737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45937" calcext:value-type="float">
            <text:p>0.0294593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68371" calcext:value-type="float">
            <text:p>0.035683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25587" calcext:value-type="float">
            <text:p>0.0402558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344851" calcext:value-type="float">
            <text:p>0.053448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649197" calcext:value-type="float">
            <text:p>0.0564919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27877" calcext:value-type="float">
            <text:p>0.074278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5779" calcext:value-type="float">
            <text:p>0.093557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774959" calcext:value-type="float">
            <text:p>0.12774959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391" calcext:value-type="float">
            <text:p>39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04514" calcext:value-type="float">
            <text:p>0.0100451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35229" calcext:value-type="float">
            <text:p>0.0243522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56703" calcext:value-type="float">
            <text:p>0.0285670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8055" calcext:value-type="float">
            <text:p>0.03580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23673" calcext:value-type="float">
            <text:p>0.0402367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408586" calcext:value-type="float">
            <text:p>0.054085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703831" calcext:value-type="float">
            <text:p>0.0570383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02617" calcext:value-type="float">
            <text:p>0.070261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1218" calcext:value-type="float">
            <text:p>0.091112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807493" calcext:value-type="float">
            <text:p>0.12807493</text:p>
          </table:table-cell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392" calcext:value-type="float">
            <text:p>3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4966" calcext:value-type="float">
            <text:p>0.0106496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41479" calcext:value-type="float">
            <text:p>0.024414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99347" calcext:value-type="float">
            <text:p>0.027993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17744" calcext:value-type="float">
            <text:p>0.0361774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41896" calcext:value-type="float">
            <text:p>0.0424189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62202" calcext:value-type="float">
            <text:p>0.05622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915871" calcext:value-type="float">
            <text:p>0.059158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880049" calcext:value-type="float">
            <text:p>0.068800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0854" calcext:value-type="float">
            <text:p>0.087408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571129" calcext:value-type="float">
            <text:p>0.12571129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393" calcext:value-type="float">
            <text:p>39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8465" calcext:value-type="float">
            <text:p>0.0108846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08073" calcext:value-type="float">
            <text:p>0.0240807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00831" calcext:value-type="float">
            <text:p>0.0270083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20585" calcext:value-type="float">
            <text:p>0.036205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2151" calcext:value-type="float">
            <text:p>0.043215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751405" calcext:value-type="float">
            <text:p>0.0575140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2785" calcext:value-type="float">
            <text:p>0.0607278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665042" calcext:value-type="float">
            <text:p>0.066650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2791" calcext:value-type="float">
            <text:p>0.085927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157209" calcext:value-type="float">
            <text:p>0.12157209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394" calcext:value-type="float">
            <text:p>39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50686" calcext:value-type="float">
            <text:p>0.011506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56523" calcext:value-type="float">
            <text:p>0.023565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648299" calcext:value-type="float">
            <text:p>0.026482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30895" calcext:value-type="float">
            <text:p>0.036308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1124" calcext:value-type="float">
            <text:p>0.04411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24332" calcext:value-type="float">
            <text:p>0.060243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423591" calcext:value-type="float">
            <text:p>0.0642359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634716" calcext:value-type="float">
            <text:p>0.066347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74586" calcext:value-type="float">
            <text:p>0.0837458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84832" calcext:value-type="float">
            <text:p>0.118483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95" calcext:value-type="float">
            <text:p>39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8365" calcext:value-type="float">
            <text:p>0.0121836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97694" calcext:value-type="float">
            <text:p>0.0229769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69415" calcext:value-type="float">
            <text:p>0.025694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49678" calcext:value-type="float">
            <text:p>0.036496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44302" calcext:value-type="float">
            <text:p>0.046443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742" calcext:value-type="float">
            <text:p>0.061674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27359" calcext:value-type="float">
            <text:p>0.066273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668667" calcext:value-type="float">
            <text:p>0.066686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95863" calcext:value-type="float">
            <text:p>0.082958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79056" calcext:value-type="float">
            <text:p>0.11579056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396" calcext:value-type="float">
            <text:p>39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6516" calcext:value-type="float">
            <text:p>0.012465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6541" calcext:value-type="float">
            <text:p>0.0227654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47023" calcext:value-type="float">
            <text:p>0.0254702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70341" calcext:value-type="float">
            <text:p>0.0367034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4436" calcext:value-type="float">
            <text:p>0.047443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99914" calcext:value-type="float">
            <text:p>0.063999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26" calcext:value-type="float">
            <text:p>0.07017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746315" calcext:value-type="float">
            <text:p>0.0674631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75063" calcext:value-type="float">
            <text:p>0.082750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11547" calcext:value-type="float">
            <text:p>0.11011547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397" calcext:value-type="float">
            <text:p>39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2687" calcext:value-type="float">
            <text:p>0.022426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31216" calcext:value-type="float">
            <text:p>0.025312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703579" calcext:value-type="float">
            <text:p>0.037035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55401" calcext:value-type="float">
            <text:p>0.0495540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581543" calcext:value-type="float">
            <text:p>0.0658154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887" calcext:value-type="float">
            <text:p>0.07198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039212" calcext:value-type="float">
            <text:p>0.0703921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4885" calcext:value-type="float">
            <text:p>0.08348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3188" calcext:value-type="float">
            <text:p>0.1073188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398" calcext:value-type="float">
            <text:p>39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27236" calcext:value-type="float">
            <text:p>0.013272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4096" calcext:value-type="float">
            <text:p>0.021640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40931" calcext:value-type="float">
            <text:p>0.0254093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739384" calcext:value-type="float">
            <text:p>0.0373938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4986" calcext:value-type="float">
            <text:p>0.0504498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641817" calcext:value-type="float">
            <text:p>0.0664181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9049" calcext:value-type="float">
            <text:p>0.074904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13381" calcext:value-type="float">
            <text:p>0.0741338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5721" calcext:value-type="float">
            <text:p>0.085757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95741" calcext:value-type="float">
            <text:p>0.10295741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399" calcext:value-type="float">
            <text:p>39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44845" calcext:value-type="float">
            <text:p>0.0134484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2251" calcext:value-type="float">
            <text:p>0.021422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96238" calcext:value-type="float">
            <text:p>0.0259623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36347" calcext:value-type="float">
            <text:p>0.0383634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086" calcext:value-type="float">
            <text:p>0.051908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04658" calcext:value-type="float">
            <text:p>0.0670465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51576" calcext:value-type="float">
            <text:p>0.0765157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11199" calcext:value-type="float">
            <text:p>0.076111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55584" calcext:value-type="float">
            <text:p>0.0875558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096218" calcext:value-type="float">
            <text:p>0.10096218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400" calcext:value-type="float">
            <text:p>40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36658" calcext:value-type="float">
            <text:p>0.013366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8452" calcext:value-type="float">
            <text:p>0.021184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628511" calcext:value-type="float">
            <text:p>0.026285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09476" calcext:value-type="float">
            <text:p>0.0390947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3015" calcext:value-type="float">
            <text:p>0.0525301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27765" calcext:value-type="float">
            <text:p>0.0672776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811459" calcext:value-type="float">
            <text:p>0.078114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0511" calcext:value-type="float">
            <text:p>0.0802051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4023" calcext:value-type="float">
            <text:p>0.0911402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759086" calcext:value-type="float">
            <text:p>0.09759086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401" calcext:value-type="float">
            <text:p>40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27277" calcext:value-type="float">
            <text:p>0.013272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2819" calcext:value-type="float">
            <text:p>0.0211281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8035" calcext:value-type="float">
            <text:p>0.02780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02842" calcext:value-type="float">
            <text:p>0.0410284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5071" calcext:value-type="float">
            <text:p>0.053650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18599" calcext:value-type="float">
            <text:p>0.0671859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854781" calcext:value-type="float">
            <text:p>0.078547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3669" calcext:value-type="float">
            <text:p>0.0821366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25478" calcext:value-type="float">
            <text:p>0.0932547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681085" calcext:value-type="float">
            <text:p>0.09681085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402" calcext:value-type="float">
            <text:p>40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9022" calcext:value-type="float">
            <text:p>0.012902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90313" calcext:value-type="float">
            <text:p>0.0209031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78149" calcext:value-type="float">
            <text:p>0.028781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04021" calcext:value-type="float">
            <text:p>0.0420402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6448" calcext:value-type="float">
            <text:p>0.0542644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63285" calcext:value-type="float">
            <text:p>0.06632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876633" calcext:value-type="float">
            <text:p>0.0787663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77202" calcext:value-type="float">
            <text:p>0.085772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3377" calcext:value-type="float">
            <text:p>0.0970337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547843" calcext:value-type="float">
            <text:p>0.09547843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403" calcext:value-type="float">
            <text:p>40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2115" calcext:value-type="float">
            <text:p>0.0124211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86794" calcext:value-type="float">
            <text:p>0.0208679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6509" calcext:value-type="float">
            <text:p>0.030765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77393" calcext:value-type="float">
            <text:p>0.044773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07635" calcext:value-type="float">
            <text:p>0.055076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561406" calcext:value-type="float">
            <text:p>0.0656140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835355" calcext:value-type="float">
            <text:p>0.0783535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687087" calcext:value-type="float">
            <text:p>0.086870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01036" calcext:value-type="float">
            <text:p>0.0990103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49582" calcext:value-type="float">
            <text:p>0.0949582</text:p>
          </table:table-cell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404" calcext:value-type="float">
            <text:p>40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6956" calcext:value-type="float">
            <text:p>0.0121695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71966" calcext:value-type="float">
            <text:p>0.0207196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5685" calcext:value-type="float">
            <text:p>0.032856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84001" calcext:value-type="float">
            <text:p>0.0458400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34194" calcext:value-type="float">
            <text:p>0.056341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78566" calcext:value-type="float">
            <text:p>0.0637856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28787" calcext:value-type="float">
            <text:p>0.077287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835141" calcext:value-type="float">
            <text:p>0.088351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179119" calcext:value-type="float">
            <text:p>0.101791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615189" calcext:value-type="float">
            <text:p>0.09615189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405" calcext:value-type="float">
            <text:p>40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7686" calcext:value-type="float">
            <text:p>0.011476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69359" calcext:value-type="float">
            <text:p>0.0206935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13335" calcext:value-type="float">
            <text:p>0.034133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58695" calcext:value-type="float">
            <text:p>0.048586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84785" calcext:value-type="float">
            <text:p>0.0568478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93207" calcext:value-type="float">
            <text:p>0.0629320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69504" calcext:value-type="float">
            <text:p>0.0766950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895206" calcext:value-type="float">
            <text:p>0.0889520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87227" calcext:value-type="float">
            <text:p>0.1028722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900701" calcext:value-type="float">
            <text:p>0.09900701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406" calcext:value-type="float">
            <text:p>40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4269" calcext:value-type="float">
            <text:p>0.0113426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83203" calcext:value-type="float">
            <text:p>0.0208320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07133" calcext:value-type="float">
            <text:p>0.0360713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012354" calcext:value-type="float">
            <text:p>0.0501235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09163" calcext:value-type="float">
            <text:p>0.058091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2704" calcext:value-type="float">
            <text:p>0.061027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11039" calcext:value-type="float">
            <text:p>0.0751103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838557" calcext:value-type="float">
            <text:p>0.088385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416804" calcext:value-type="float">
            <text:p>0.1041680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25507" calcext:value-type="float">
            <text:p>0.10125507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407" calcext:value-type="float">
            <text:p>40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8062" calcext:value-type="float">
            <text:p>0.0107806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79278" calcext:value-type="float">
            <text:p>0.020792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98173" calcext:value-type="float">
            <text:p>0.0369817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220115" calcext:value-type="float">
            <text:p>0.0522011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72975" calcext:value-type="float">
            <text:p>0.058729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4746" calcext:value-type="float">
            <text:p>0.060347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8989" calcext:value-type="float">
            <text:p>0.0745898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788875" calcext:value-type="float">
            <text:p>0.0878887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437392" calcext:value-type="float">
            <text:p>0.1043739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4555" calcext:value-type="float">
            <text:p>0.105455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408" calcext:value-type="float">
            <text:p>40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1373" calcext:value-type="float">
            <text:p>0.0105137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8564" calcext:value-type="float">
            <text:p>0.020856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23079" calcext:value-type="float">
            <text:p>0.038230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309235" calcext:value-type="float">
            <text:p>0.0530923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05421" calcext:value-type="float">
            <text:p>0.060054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24276" calcext:value-type="float">
            <text:p>0.0592427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8431" calcext:value-type="float">
            <text:p>0.0730843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618823" calcext:value-type="float">
            <text:p>0.0861882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321929" calcext:value-type="float">
            <text:p>0.103219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54755" calcext:value-type="float">
            <text:p>0.10754755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09" calcext:value-type="float">
            <text:p>40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17521" calcext:value-type="float">
            <text:p>0.010175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93251" calcext:value-type="float">
            <text:p>0.020932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85368" calcext:value-type="float">
            <text:p>0.038853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425145" calcext:value-type="float">
            <text:p>0.0542514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84804" calcext:value-type="float">
            <text:p>0.060848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8698" calcext:value-type="float">
            <text:p>0.05886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41374" calcext:value-type="float">
            <text:p>0.072413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13247" calcext:value-type="float">
            <text:p>0.0841324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25496" calcext:value-type="float">
            <text:p>0.102254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69794" calcext:value-type="float">
            <text:p>0.1116979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410" calcext:value-type="float">
            <text:p>41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02055" calcext:value-type="float">
            <text:p>0.0100205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0971" calcext:value-type="float">
            <text:p>0.02109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916936" calcext:value-type="float">
            <text:p>0.0391693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454566" calcext:value-type="float">
            <text:p>0.054545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93994" calcext:value-type="float">
            <text:p>0.060939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51322" calcext:value-type="float">
            <text:p>0.058513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7343" calcext:value-type="float">
            <text:p>0.0718734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20766" calcext:value-type="float">
            <text:p>0.082207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98173" calcext:value-type="float">
            <text:p>0.0999817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95344" calcext:value-type="float">
            <text:p>0.11295344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411" calcext:value-type="float">
            <text:p>41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9558" calcext:value-type="float">
            <text:p>0.009795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3182" calcext:value-type="float">
            <text:p>0.021231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924818" calcext:value-type="float">
            <text:p>0.039248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390599" calcext:value-type="float">
            <text:p>0.053905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81975" calcext:value-type="float">
            <text:p>0.060819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62099" calcext:value-type="float">
            <text:p>0.0586209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5103" calcext:value-type="float">
            <text:p>0.0721510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9702" calcext:value-type="float">
            <text:p>0.080297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79441" calcext:value-type="float">
            <text:p>0.0987944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72233" calcext:value-type="float">
            <text:p>0.11572233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12" calcext:value-type="float">
            <text:p>41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2468" calcext:value-type="float">
            <text:p>0.0097246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8047" calcext:value-type="float">
            <text:p>0.021480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904318" calcext:value-type="float">
            <text:p>0.039043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320472" calcext:value-type="float">
            <text:p>0.053204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48872" calcext:value-type="float">
            <text:p>0.0604887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92117" calcext:value-type="float">
            <text:p>0.0589211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2066" calcext:value-type="float">
            <text:p>0.0725206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22142" calcext:value-type="float">
            <text:p>0.079221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9367" calcext:value-type="float">
            <text:p>0.0959936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672017" calcext:value-type="float">
            <text:p>0.11672017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413" calcext:value-type="float">
            <text:p>41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6721" calcext:value-type="float">
            <text:p>0.009767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1504" calcext:value-type="float">
            <text:p>0.021915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64893" calcext:value-type="float">
            <text:p>0.0386489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112327" calcext:value-type="float">
            <text:p>0.051123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22744" calcext:value-type="float">
            <text:p>0.0592274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15258" calcext:value-type="float">
            <text:p>0.0591525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4963" calcext:value-type="float">
            <text:p>0.072549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85314" calcext:value-type="float">
            <text:p>0.078853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8062" calcext:value-type="float">
            <text:p>0.0947806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806262" calcext:value-type="float">
            <text:p>0.1180626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14" calcext:value-type="float">
            <text:p>41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0963" calcext:value-type="float">
            <text:p>0.0097096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9657" calcext:value-type="float">
            <text:p>0.022496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751986" calcext:value-type="float">
            <text:p>0.037519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984027" calcext:value-type="float">
            <text:p>0.049840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21988" calcext:value-type="float">
            <text:p>0.0582198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85175" calcext:value-type="float">
            <text:p>0.0598517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9527" calcext:value-type="float">
            <text:p>0.072595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87343" calcext:value-type="float">
            <text:p>0.0788734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68025" calcext:value-type="float">
            <text:p>0.092680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824939" calcext:value-type="float">
            <text:p>0.11824939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415" calcext:value-type="float">
            <text:p>41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4207" calcext:value-type="float">
            <text:p>0.0097420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61705" calcext:value-type="float">
            <text:p>0.0226170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96584" calcext:value-type="float">
            <text:p>0.0369658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715774" calcext:value-type="float">
            <text:p>0.0471577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72881" calcext:value-type="float">
            <text:p>0.0557288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99095" calcext:value-type="float">
            <text:p>0.059990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60808" calcext:value-type="float">
            <text:p>0.0726080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187" calcext:value-type="float">
            <text:p>0.0791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73118" calcext:value-type="float">
            <text:p>0.091731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72471" calcext:value-type="float">
            <text:p>0.1172471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416" calcext:value-type="float">
            <text:p>41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86993" calcext:value-type="float">
            <text:p>0.0098699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2929" calcext:value-type="float">
            <text:p>0.0227292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0889" calcext:value-type="float">
            <text:p>0.035088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93042" calcext:value-type="float">
            <text:p>0.0459304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353" calcext:value-type="float">
            <text:p>0.054335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0251" calcext:value-type="float">
            <text:p>0.060602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8114" calcext:value-type="float">
            <text:p>0.072281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4014" calcext:value-type="float">
            <text:p>0.080140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9407" calcext:value-type="float">
            <text:p>0.090940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649109" calcext:value-type="float">
            <text:p>0.11649109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17" calcext:value-type="float">
            <text:p>41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94326" calcext:value-type="float">
            <text:p>0.009943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11787" calcext:value-type="float">
            <text:p>0.023117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5419" calcext:value-type="float">
            <text:p>0.03454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2077" calcext:value-type="float">
            <text:p>0.043420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4436" calcext:value-type="float">
            <text:p>0.0517443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846" calcext:value-type="float">
            <text:p>0.060938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8644" calcext:value-type="float">
            <text:p>0.071586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9441" calcext:value-type="float">
            <text:p>0.080694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61942" calcext:value-type="float">
            <text:p>0.090619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97317" calcext:value-type="float">
            <text:p>0.11397317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418" calcext:value-type="float">
            <text:p>41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0704" calcext:value-type="float">
            <text:p>0.01007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27481" calcext:value-type="float">
            <text:p>0.0232748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7059" calcext:value-type="float">
            <text:p>0.0334705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31417" calcext:value-type="float">
            <text:p>0.042314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4394" calcext:value-type="float">
            <text:p>0.050143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8754" calcext:value-type="float">
            <text:p>0.061187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3038" calcext:value-type="float">
            <text:p>0.070930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4088" calcext:value-type="float">
            <text:p>0.081940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75488" calcext:value-type="float">
            <text:p>0.0907548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92371" calcext:value-type="float">
            <text:p>0.11192371</text:p>
          </table:table-cell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419" calcext:value-type="float">
            <text:p>41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23258" calcext:value-type="float">
            <text:p>0.010232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46995" calcext:value-type="float">
            <text:p>0.0234699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802" calcext:value-type="float">
            <text:p>0.0332380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45904" calcext:value-type="float">
            <text:p>0.040459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65925" calcext:value-type="float">
            <text:p>0.047659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8438" calcext:value-type="float">
            <text:p>0.061084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77613" calcext:value-type="float">
            <text:p>0.0697761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59527" calcext:value-type="float">
            <text:p>0.082595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2707" calcext:value-type="float">
            <text:p>0.0914270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1433" calcext:value-type="float">
            <text:p>0.10861433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420" calcext:value-type="float">
            <text:p>42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351" calcext:value-type="float">
            <text:p>0.010435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50435" calcext:value-type="float">
            <text:p>0.0235043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8205" calcext:value-type="float">
            <text:p>0.0322820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72762" calcext:value-type="float">
            <text:p>0.0397276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859" calcext:value-type="float">
            <text:p>0.04685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971" calcext:value-type="float">
            <text:p>0.060939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1412" calcext:value-type="float">
            <text:p>0.0690141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16918" calcext:value-type="float">
            <text:p>0.0831691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35652" calcext:value-type="float">
            <text:p>0.093356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4088" calcext:value-type="float">
            <text:p>0.10704088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421" calcext:value-type="float">
            <text:p>42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8758" calcext:value-type="float">
            <text:p>0.010487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44313" calcext:value-type="float">
            <text:p>0.0234431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1407" calcext:value-type="float">
            <text:p>0.032114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64041" calcext:value-type="float">
            <text:p>0.0386404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15695" calcext:value-type="float">
            <text:p>0.0451569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7477" calcext:value-type="float">
            <text:p>0.0607747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75406" calcext:value-type="float">
            <text:p>0.0677540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33008" calcext:value-type="float">
            <text:p>0.0833300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7641" calcext:value-type="float">
            <text:p>0.0943764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43369" calcext:value-type="float">
            <text:p>0.10443369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422" calcext:value-type="float">
            <text:p>42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4656" calcext:value-type="float">
            <text:p>0.0107465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28027" calcext:value-type="float">
            <text:p>0.0232802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705" calcext:value-type="float">
            <text:p>0.0314170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55052" calcext:value-type="float">
            <text:p>0.0385505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54055" calcext:value-type="float">
            <text:p>0.0445405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1473" calcext:value-type="float">
            <text:p>0.060714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04431" calcext:value-type="float">
            <text:p>0.0670443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22907" calcext:value-type="float">
            <text:p>0.083229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3696" calcext:value-type="float">
            <text:p>0.096436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338922" calcext:value-type="float">
            <text:p>0.10338922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423" calcext:value-type="float">
            <text:p>42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3827" calcext:value-type="float">
            <text:p>0.010938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09357" calcext:value-type="float">
            <text:p>0.023093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61157" calcext:value-type="float">
            <text:p>0.030611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32493" calcext:value-type="float">
            <text:p>0.038324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08454" calcext:value-type="float">
            <text:p>0.0440845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2753" calcext:value-type="float">
            <text:p>0.0605275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7946" calcext:value-type="float">
            <text:p>0.06679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69601" calcext:value-type="float">
            <text:p>0.0826960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50082" calcext:value-type="float">
            <text:p>0.097500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12298" calcext:value-type="float">
            <text:p>0.10212298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24" calcext:value-type="float">
            <text:p>42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677" calcext:value-type="float">
            <text:p>0.01136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8854" calcext:value-type="float">
            <text:p>0.0225885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8064" calcext:value-type="float">
            <text:p>0.030380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46079" calcext:value-type="float">
            <text:p>0.038460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4462" calcext:value-type="float">
            <text:p>0.044244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7832" calcext:value-type="float">
            <text:p>0.060478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62607" calcext:value-type="float">
            <text:p>0.066626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0192" calcext:value-type="float">
            <text:p>0.082101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15373" calcext:value-type="float">
            <text:p>0.0991537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67491" calcext:value-type="float">
            <text:p>0.10167491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425" calcext:value-type="float">
            <text:p>42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67913" calcext:value-type="float">
            <text:p>0.011679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6062" calcext:value-type="float">
            <text:p>0.02256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77183" calcext:value-type="float">
            <text:p>0.029771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78104" calcext:value-type="float">
            <text:p>0.038781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0999" calcext:value-type="float">
            <text:p>0.04509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9397" calcext:value-type="float">
            <text:p>0.060393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5052" calcext:value-type="float">
            <text:p>0.0669505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6646" calcext:value-type="float">
            <text:p>0.080766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93839" calcext:value-type="float">
            <text:p>0.0999383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49251" calcext:value-type="float">
            <text:p>0.10149251</text:p>
          </table:table-cell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426" calcext:value-type="float">
            <text:p>42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76742" calcext:value-type="float">
            <text:p>0.0117674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231" calcext:value-type="float">
            <text:p>0.022162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5399" calcext:value-type="float">
            <text:p>0.02953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15083" calcext:value-type="float">
            <text:p>0.0391508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0924" calcext:value-type="float">
            <text:p>0.04609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5143" calcext:value-type="float">
            <text:p>0.0605514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7638" calcext:value-type="float">
            <text:p>0.067876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9532" calcext:value-type="float">
            <text:p>0.0799953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59017" calcext:value-type="float">
            <text:p>0.1005901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12265" calcext:value-type="float">
            <text:p>0.1021226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27" calcext:value-type="float">
            <text:p>42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0193" calcext:value-type="float">
            <text:p>0.0121019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1955" calcext:value-type="float">
            <text:p>0.021819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2061" calcext:value-type="float">
            <text:p>0.029206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77205" calcext:value-type="float">
            <text:p>0.0397720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20728" calcext:value-type="float">
            <text:p>0.048207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217" calcext:value-type="float">
            <text:p>0.060921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4443" calcext:value-type="float">
            <text:p>0.068444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08626" calcext:value-type="float">
            <text:p>0.078086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94751" calcext:value-type="float">
            <text:p>0.1009475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355553" calcext:value-type="float">
            <text:p>0.10355553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428" calcext:value-type="float">
            <text:p>42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6226" calcext:value-type="float">
            <text:p>0.012162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55366" calcext:value-type="float">
            <text:p>0.0215536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10569" calcext:value-type="float">
            <text:p>0.029105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24377" calcext:value-type="float">
            <text:p>0.040243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371" calcext:value-type="float">
            <text:p>0.0493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404" calcext:value-type="float">
            <text:p>0.061144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534" calcext:value-type="float">
            <text:p>0.0701753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42188" calcext:value-type="float">
            <text:p>0.077421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25494" calcext:value-type="float">
            <text:p>0.1002549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52177" calcext:value-type="float">
            <text:p>0.10452177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429" calcext:value-type="float">
            <text:p>42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35592" calcext:value-type="float">
            <text:p>0.012355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7053" calcext:value-type="float">
            <text:p>0.021470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00636" calcext:value-type="float">
            <text:p>0.0290063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78219" calcext:value-type="float">
            <text:p>0.040782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6112" calcext:value-type="float">
            <text:p>0.051561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14696" calcext:value-type="float">
            <text:p>0.062146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556" calcext:value-type="float">
            <text:p>0.072255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14491" calcext:value-type="float">
            <text:p>0.077144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45964" calcext:value-type="float">
            <text:p>0.0994596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18326" calcext:value-type="float">
            <text:p>0.10718326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430" calcext:value-type="float">
            <text:p>43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1515" calcext:value-type="float">
            <text:p>0.0124151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1979" calcext:value-type="float">
            <text:p>0.021219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31898" calcext:value-type="float">
            <text:p>0.0293189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20672" calcext:value-type="float">
            <text:p>0.041206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8497" calcext:value-type="float">
            <text:p>0.052784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43355" calcext:value-type="float">
            <text:p>0.062433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34566" calcext:value-type="float">
            <text:p>0.0733456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17614" calcext:value-type="float">
            <text:p>0.077176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93285" calcext:value-type="float">
            <text:p>0.097932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75186" calcext:value-type="float">
            <text:p>0.10875186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431" calcext:value-type="float">
            <text:p>4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1297" calcext:value-type="float">
            <text:p>0.012412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4884" calcext:value-type="float">
            <text:p>0.0211488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61439" calcext:value-type="float">
            <text:p>0.029614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82377" calcext:value-type="float">
            <text:p>0.041823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1704" calcext:value-type="float">
            <text:p>0.05517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04027" calcext:value-type="float">
            <text:p>0.063040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12147" calcext:value-type="float">
            <text:p>0.0751214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42289" calcext:value-type="float">
            <text:p>0.077422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9752" calcext:value-type="float">
            <text:p>0.096697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61016" calcext:value-type="float">
            <text:p>0.1116101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32" calcext:value-type="float">
            <text:p>43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28279" calcext:value-type="float">
            <text:p>0.012282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4591" calcext:value-type="float">
            <text:p>0.021145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9713" calcext:value-type="float">
            <text:p>0.0303971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01775" calcext:value-type="float">
            <text:p>0.042017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87335" calcext:value-type="float">
            <text:p>0.055873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02945" calcext:value-type="float">
            <text:p>0.0630294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1136" calcext:value-type="float">
            <text:p>0.07611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44566" calcext:value-type="float">
            <text:p>0.078445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80737" calcext:value-type="float">
            <text:p>0.094807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59726" calcext:value-type="float">
            <text:p>0.11259726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433" calcext:value-type="float">
            <text:p>43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5732" calcext:value-type="float">
            <text:p>0.012157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7752" calcext:value-type="float">
            <text:p>0.021177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7372" calcext:value-type="float">
            <text:p>0.030973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5799" calcext:value-type="float">
            <text:p>0.04257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49208" calcext:value-type="float">
            <text:p>0.0574920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30512" calcext:value-type="float">
            <text:p>0.0633051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2078" calcext:value-type="float">
            <text:p>0.07720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89386" calcext:value-type="float">
            <text:p>0.0798938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75561" calcext:value-type="float">
            <text:p>0.093755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75389" calcext:value-type="float">
            <text:p>0.11475389</text:p>
          </table:table-cell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434" calcext:value-type="float">
            <text:p>43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90289" calcext:value-type="float">
            <text:p>0.0119028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936" calcext:value-type="float">
            <text:p>0.021193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6243" calcext:value-type="float">
            <text:p>0.0320624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8224" calcext:value-type="float">
            <text:p>0.04282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84164" calcext:value-type="float">
            <text:p>0.0578416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12875" calcext:value-type="float">
            <text:p>0.0631287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79775" calcext:value-type="float">
            <text:p>0.077797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7908" calcext:value-type="float">
            <text:p>0.0815790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6681" calcext:value-type="float">
            <text:p>0.092166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93269" calcext:value-type="float">
            <text:p>0.1149326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35" calcext:value-type="float">
            <text:p>43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9332" calcext:value-type="float">
            <text:p>0.011493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8185" calcext:value-type="float">
            <text:p>0.021281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387" calcext:value-type="float">
            <text:p>0.033233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1559" calcext:value-type="float">
            <text:p>0.0434155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45921" calcext:value-type="float">
            <text:p>0.058459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85675" calcext:value-type="float">
            <text:p>0.0628567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57181" calcext:value-type="float">
            <text:p>0.077571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54538" calcext:value-type="float">
            <text:p>0.0835453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59897" calcext:value-type="float">
            <text:p>0.0915989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19092" calcext:value-type="float">
            <text:p>0.11519092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436" calcext:value-type="float">
            <text:p>43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664" calcext:value-type="float">
            <text:p>0.011226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37737" calcext:value-type="float">
            <text:p>0.021377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7363" calcext:value-type="float">
            <text:p>0.0343736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8743" calcext:value-type="float">
            <text:p>0.0437874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63956" calcext:value-type="float">
            <text:p>0.058639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56629" calcext:value-type="float">
            <text:p>0.062566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86669" calcext:value-type="float">
            <text:p>0.0768666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02903" calcext:value-type="float">
            <text:p>0.0850290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00522" calcext:value-type="float">
            <text:p>0.0910052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27473" calcext:value-type="float">
            <text:p>0.11527473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437" calcext:value-type="float">
            <text:p>43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2318" calcext:value-type="float">
            <text:p>0.0109231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35876" calcext:value-type="float">
            <text:p>0.021358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89268" calcext:value-type="float">
            <text:p>0.034892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83461" calcext:value-type="float">
            <text:p>0.044834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04449" calcext:value-type="float">
            <text:p>0.058044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7987" calcext:value-type="float">
            <text:p>0.0615798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22437" calcext:value-type="float">
            <text:p>0.075224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50369" calcext:value-type="float">
            <text:p>0.0855036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87503" calcext:value-type="float">
            <text:p>0.0908750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96326" calcext:value-type="float">
            <text:p>0.1139632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38" calcext:value-type="float">
            <text:p>43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587" calcext:value-type="float">
            <text:p>0.010758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56879" calcext:value-type="float">
            <text:p>0.021568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75411" calcext:value-type="float">
            <text:p>0.035754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7863" calcext:value-type="float">
            <text:p>0.0453786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78129" calcext:value-type="float">
            <text:p>0.0577812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0696" calcext:value-type="float">
            <text:p>0.061006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27488" calcext:value-type="float">
            <text:p>0.0742748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609031" calcext:value-type="float">
            <text:p>0.0860903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39173" calcext:value-type="float">
            <text:p>0.0913917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41676" calcext:value-type="float">
            <text:p>0.11341676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439" calcext:value-type="float">
            <text:p>43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4781" calcext:value-type="float">
            <text:p>0.0105478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0588" calcext:value-type="float">
            <text:p>0.021605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03472" calcext:value-type="float">
            <text:p>0.036034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33489" calcext:value-type="float">
            <text:p>0.0463348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66836" calcext:value-type="float">
            <text:p>0.0566683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03457" calcext:value-type="float">
            <text:p>0.0600345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2795" calcext:value-type="float">
            <text:p>0.0720279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79873" calcext:value-type="float">
            <text:p>0.085798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72535" calcext:value-type="float">
            <text:p>0.0917253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89952" calcext:value-type="float">
            <text:p>0.11089952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440" calcext:value-type="float">
            <text:p>44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31642" calcext:value-type="float">
            <text:p>0.0103164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962" calcext:value-type="float">
            <text:p>0.02169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50915" calcext:value-type="float">
            <text:p>0.036509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83987" calcext:value-type="float">
            <text:p>0.0468398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03547" calcext:value-type="float">
            <text:p>0.0560354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61573" calcext:value-type="float">
            <text:p>0.059615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158" calcext:value-type="float">
            <text:p>0.070171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41107" calcext:value-type="float">
            <text:p>0.085411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5782" calcext:value-type="float">
            <text:p>0.093457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9093" calcext:value-type="float">
            <text:p>0.1095909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41" calcext:value-type="float">
            <text:p>44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18309" calcext:value-type="float">
            <text:p>0.0101830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5953" calcext:value-type="float">
            <text:p>0.021959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37169" calcext:value-type="float">
            <text:p>0.036371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7927" calcext:value-type="float">
            <text:p>0.0479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97316" calcext:value-type="float">
            <text:p>0.0549731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96185" calcext:value-type="float">
            <text:p>0.058961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2222" calcext:value-type="float">
            <text:p>0.069222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90596" calcext:value-type="float">
            <text:p>0.083905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0904" calcext:value-type="float">
            <text:p>0.0951090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20493" calcext:value-type="float">
            <text:p>0.10720493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442" calcext:value-type="float">
            <text:p>44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08703" calcext:value-type="float">
            <text:p>0.010087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889" calcext:value-type="float">
            <text:p>0.0220888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14432" calcext:value-type="float">
            <text:p>0.0361443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31322" calcext:value-type="float">
            <text:p>0.048313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2992" calcext:value-type="float">
            <text:p>0.0543299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64964" calcext:value-type="float">
            <text:p>0.0586496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0127" calcext:value-type="float">
            <text:p>0.067801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01061" calcext:value-type="float">
            <text:p>0.083010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05655" calcext:value-type="float">
            <text:p>0.0960565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29044" calcext:value-type="float">
            <text:p>0.10629044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443" calcext:value-type="float">
            <text:p>44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14791" calcext:value-type="float">
            <text:p>0.010147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423" calcext:value-type="float">
            <text:p>0.02214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75734" calcext:value-type="float">
            <text:p>0.035757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83011" calcext:value-type="float">
            <text:p>0.048830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3876" calcext:value-type="float">
            <text:p>0.0534387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84483" calcext:value-type="float">
            <text:p>0.0588448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41337" calcext:value-type="float">
            <text:p>0.067413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8427" calcext:value-type="float">
            <text:p>0.081184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14258" calcext:value-type="float">
            <text:p>0.0971425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2943" calcext:value-type="float">
            <text:p>0.1042943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444" calcext:value-type="float">
            <text:p>44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2259" calcext:value-type="float">
            <text:p>0.010225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0247" calcext:value-type="float">
            <text:p>0.022402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52596" calcext:value-type="float">
            <text:p>0.035525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901485" calcext:value-type="float">
            <text:p>0.049014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2883" calcext:value-type="float">
            <text:p>0.053028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19506" calcext:value-type="float">
            <text:p>0.0591950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84628" calcext:value-type="float">
            <text:p>0.0668462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1176" calcext:value-type="float">
            <text:p>0.0801117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9567" calcext:value-type="float">
            <text:p>0.098956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374525" calcext:value-type="float">
            <text:p>0.1037452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45" calcext:value-type="float">
            <text:p>44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26444" calcext:value-type="float">
            <text:p>0.0102644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7834" calcext:value-type="float">
            <text:p>0.0224783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68297" calcext:value-type="float">
            <text:p>0.0346829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56681" calcext:value-type="float">
            <text:p>0.048566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3583" calcext:value-type="float">
            <text:p>0.052435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92649" calcext:value-type="float">
            <text:p>0.059926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7255" calcext:value-type="float">
            <text:p>0.0669725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54299" calcext:value-type="float">
            <text:p>0.078542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49361" calcext:value-type="float">
            <text:p>0.099493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74765" calcext:value-type="float">
            <text:p>0.1027476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46" calcext:value-type="float">
            <text:p>44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26447" calcext:value-type="float">
            <text:p>0.010264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63019" calcext:value-type="float">
            <text:p>0.0226301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1503" calcext:value-type="float">
            <text:p>0.0339150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33712" calcext:value-type="float">
            <text:p>0.048337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5068" calcext:value-type="float">
            <text:p>0.052250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488" calcext:value-type="float">
            <text:p>0.061074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24057" calcext:value-type="float">
            <text:p>0.0672405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44361" calcext:value-type="float">
            <text:p>0.077443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55153" calcext:value-type="float">
            <text:p>0.1005515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2086" calcext:value-type="float">
            <text:p>0.1022086</text:p>
          </table:table-cell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447" calcext:value-type="float">
            <text:p>44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7231" calcext:value-type="float">
            <text:p>0.0104723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5598" calcext:value-type="float">
            <text:p>0.0227559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6928" calcext:value-type="float">
            <text:p>0.0333692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747777" calcext:value-type="float">
            <text:p>0.047477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4192" calcext:value-type="float">
            <text:p>0.0515419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6946" calcext:value-type="float">
            <text:p>0.061569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28734" calcext:value-type="float">
            <text:p>0.0682873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98169" calcext:value-type="float">
            <text:p>0.0769816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69969" calcext:value-type="float">
            <text:p>0.100699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63395" calcext:value-type="float">
            <text:p>0.10263395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448" calcext:value-type="float">
            <text:p>44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5782" calcext:value-type="float">
            <text:p>0.0106578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82925" calcext:value-type="float">
            <text:p>0.022829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8826" calcext:value-type="float">
            <text:p>0.0327882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71425" calcext:value-type="float">
            <text:p>0.0467142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7635" calcext:value-type="float">
            <text:p>0.051176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23941" calcext:value-type="float">
            <text:p>0.062239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32569" calcext:value-type="float">
            <text:p>0.0693256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21061" calcext:value-type="float">
            <text:p>0.077210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68572" calcext:value-type="float">
            <text:p>0.1006857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328928" calcext:value-type="float">
            <text:p>0.1032892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49" calcext:value-type="float">
            <text:p>4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4607" calcext:value-type="float">
            <text:p>0.0107460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5852" calcext:value-type="float">
            <text:p>0.022758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0273" calcext:value-type="float">
            <text:p>0.0322027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1119" calcext:value-type="float">
            <text:p>0.045411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6912" calcext:value-type="float">
            <text:p>0.050969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8055" calcext:value-type="float">
            <text:p>0.06280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7733" calcext:value-type="float">
            <text:p>0.0705773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46597" calcext:value-type="float">
            <text:p>0.077465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16452" calcext:value-type="float">
            <text:p>0.100164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98603" calcext:value-type="float">
            <text:p>0.10498603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450" calcext:value-type="float">
            <text:p>45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5903" calcext:value-type="float">
            <text:p>0.010859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86312" calcext:value-type="float">
            <text:p>0.0228631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0032" calcext:value-type="float">
            <text:p>0.0320003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8514" calcext:value-type="float">
            <text:p>0.0444851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4809" calcext:value-type="float">
            <text:p>0.0507480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06015" calcext:value-type="float">
            <text:p>0.0630601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9214" calcext:value-type="float">
            <text:p>0.072292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88959" calcext:value-type="float">
            <text:p>0.0788895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70819" calcext:value-type="float">
            <text:p>0.098708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76755" calcext:value-type="float">
            <text:p>0.10576755</text:p>
          </table:table-cell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451" calcext:value-type="float">
            <text:p>45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143" calcext:value-type="float">
            <text:p>0.011061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82137" calcext:value-type="float">
            <text:p>0.022821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5441" calcext:value-type="float">
            <text:p>0.0317544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00863" calcext:value-type="float">
            <text:p>0.0430086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33761" calcext:value-type="float">
            <text:p>0.0503376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15516" calcext:value-type="float">
            <text:p>0.063155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8095" calcext:value-type="float">
            <text:p>0.072809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37071" calcext:value-type="float">
            <text:p>0.079370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96214" calcext:value-type="float">
            <text:p>0.096962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30079" calcext:value-type="float">
            <text:p>0.10830079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452" calcext:value-type="float">
            <text:p>45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053" calcext:value-type="float">
            <text:p>0.0111605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547" calcext:value-type="float">
            <text:p>0.02275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5637" calcext:value-type="float">
            <text:p>0.0316563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22987" calcext:value-type="float">
            <text:p>0.0422298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5653" calcext:value-type="float">
            <text:p>0.0499565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17671" calcext:value-type="float">
            <text:p>0.063176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84979" calcext:value-type="float">
            <text:p>0.0738497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0493" calcext:value-type="float">
            <text:p>0.081104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1752" calcext:value-type="float">
            <text:p>0.096117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7144" calcext:value-type="float">
            <text:p>0.10927144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53" calcext:value-type="float">
            <text:p>45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5191" calcext:value-type="float">
            <text:p>0.011251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381" calcext:value-type="float">
            <text:p>0.031373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29868" calcext:value-type="float">
            <text:p>0.041298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1462" calcext:value-type="float">
            <text:p>0.049914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10543" calcext:value-type="float">
            <text:p>0.0631054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17137" calcext:value-type="float">
            <text:p>0.074171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86716" calcext:value-type="float">
            <text:p>0.081867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474" calcext:value-type="float">
            <text:p>0.09504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23756" calcext:value-type="float">
            <text:p>0.11123756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454" calcext:value-type="float">
            <text:p>45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5151" calcext:value-type="float">
            <text:p>0.0113515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2408" calcext:value-type="float">
            <text:p>0.0224240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801" calcext:value-type="float">
            <text:p>0.03108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73555" calcext:value-type="float">
            <text:p>0.040735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6821" calcext:value-type="float">
            <text:p>0.04968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33189" calcext:value-type="float">
            <text:p>0.0623318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3383" calcext:value-type="float">
            <text:p>0.0745338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21579" calcext:value-type="float">
            <text:p>0.0832157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5625" calcext:value-type="float">
            <text:p>0.093456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15097" calcext:value-type="float">
            <text:p>0.11215097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455" calcext:value-type="float">
            <text:p>45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1047" calcext:value-type="float">
            <text:p>0.011410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783" calcext:value-type="float">
            <text:p>0.0222578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719" calcext:value-type="float">
            <text:p>0.03117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25292" calcext:value-type="float">
            <text:p>0.0402529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57923" calcext:value-type="float">
            <text:p>0.049579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11314" calcext:value-type="float">
            <text:p>0.062113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47392" calcext:value-type="float">
            <text:p>0.074473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08449" calcext:value-type="float">
            <text:p>0.084084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82114" calcext:value-type="float">
            <text:p>0.092821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69008" calcext:value-type="float">
            <text:p>0.11369008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456" calcext:value-type="float">
            <text:p>45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53714" calcext:value-type="float">
            <text:p>0.0115371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872" calcext:value-type="float">
            <text:p>0.022048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369" calcext:value-type="float">
            <text:p>0.03103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14229" calcext:value-type="float">
            <text:p>0.0401422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9234" calcext:value-type="float">
            <text:p>0.049992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3368" calcext:value-type="float">
            <text:p>0.0613336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20708" calcext:value-type="float">
            <text:p>0.0742070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22848" calcext:value-type="float">
            <text:p>0.0842284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90282" calcext:value-type="float">
            <text:p>0.091902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87601" calcext:value-type="float">
            <text:p>0.11387601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457" calcext:value-type="float">
            <text:p>45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66572" calcext:value-type="float">
            <text:p>0.0116657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0423" calcext:value-type="float">
            <text:p>0.021904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8162" calcext:value-type="float">
            <text:p>0.0310816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08158" calcext:value-type="float">
            <text:p>0.040081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274" calcext:value-type="float">
            <text:p>0.05012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0398" calcext:value-type="float">
            <text:p>0.060803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68158" calcext:value-type="float">
            <text:p>0.073681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41199" calcext:value-type="float">
            <text:p>0.084411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58374" calcext:value-type="float">
            <text:p>0.091583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29229" calcext:value-type="float">
            <text:p>0.11429229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58" calcext:value-type="float">
            <text:p>45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76817" calcext:value-type="float">
            <text:p>0.0117681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1869" calcext:value-type="float">
            <text:p>0.0216186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0885" calcext:value-type="float">
            <text:p>0.031108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2009" calcext:value-type="float">
            <text:p>0.040200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5987" calcext:value-type="float">
            <text:p>0.0507598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16684" calcext:value-type="float">
            <text:p>0.0601668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0538" calcext:value-type="float">
            <text:p>0.073005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15627" calcext:value-type="float">
            <text:p>0.084156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57728" calcext:value-type="float">
            <text:p>0.0915772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13004" calcext:value-type="float">
            <text:p>0.11413004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59" calcext:value-type="float">
            <text:p>45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7092" calcext:value-type="float">
            <text:p>0.01170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54909" calcext:value-type="float">
            <text:p>0.021549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1797" calcext:value-type="float">
            <text:p>0.0311179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96506" calcext:value-type="float">
            <text:p>0.0409650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9385" calcext:value-type="float">
            <text:p>0.0510938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43911" calcext:value-type="float">
            <text:p>0.072439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43228" calcext:value-type="float">
            <text:p>0.0834322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81254" calcext:value-type="float">
            <text:p>0.091812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20768" calcext:value-type="float">
            <text:p>0.11320768</text:p>
          </table:table-cell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460" calcext:value-type="float">
            <text:p>46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72823" calcext:value-type="float">
            <text:p>0.0117282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0465" calcext:value-type="float">
            <text:p>0.0214046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9001" calcext:value-type="float">
            <text:p>0.031190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25198" calcext:value-type="float">
            <text:p>0.041251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565" calcext:value-type="float">
            <text:p>0.05225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91257" calcext:value-type="float">
            <text:p>0.0599125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5315" calcext:value-type="float">
            <text:p>0.0716531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80197" calcext:value-type="float">
            <text:p>0.082801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5234" calcext:value-type="float">
            <text:p>0.092523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48447" calcext:value-type="float">
            <text:p>0.11248447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461" calcext:value-type="float">
            <text:p>46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64026" calcext:value-type="float">
            <text:p>0.011640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35973" calcext:value-type="float">
            <text:p>0.0213597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1317" calcext:value-type="float">
            <text:p>0.031313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17498" calcext:value-type="float">
            <text:p>0.042174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5499" calcext:value-type="float">
            <text:p>0.052854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64781" calcext:value-type="float">
            <text:p>0.059647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9214" calcext:value-type="float">
            <text:p>0.071392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2291" calcext:value-type="float">
            <text:p>0.081622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06148" calcext:value-type="float">
            <text:p>0.094061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46141" calcext:value-type="float">
            <text:p>0.11046141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462" calcext:value-type="float">
            <text:p>46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60046" calcext:value-type="float">
            <text:p>0.011600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8188" calcext:value-type="float">
            <text:p>0.021281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9347" calcext:value-type="float">
            <text:p>0.031693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59795" calcext:value-type="float">
            <text:p>0.042597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1894" calcext:value-type="float">
            <text:p>0.053918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96118" calcext:value-type="float">
            <text:p>0.0599611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6038" calcext:value-type="float">
            <text:p>0.070760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6649" calcext:value-type="float">
            <text:p>0.080966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9118" calcext:value-type="float">
            <text:p>0.094991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40112" calcext:value-type="float">
            <text:p>0.1094011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63" calcext:value-type="float">
            <text:p>46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55933" calcext:value-type="float">
            <text:p>0.0115593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39068" calcext:value-type="float">
            <text:p>0.021390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3071" calcext:value-type="float">
            <text:p>0.031930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4155" calcext:value-type="float">
            <text:p>0.043441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51278" calcext:value-type="float">
            <text:p>0.054512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4315" calcext:value-type="float">
            <text:p>0.0603431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7251" calcext:value-type="float">
            <text:p>0.0704725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1824" calcext:value-type="float">
            <text:p>0.0799182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3523" calcext:value-type="float">
            <text:p>0.0955352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8642" calcext:value-type="float">
            <text:p>0.10768642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64" calcext:value-type="float">
            <text:p>46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1256" calcext:value-type="float">
            <text:p>0.0114125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6772" calcext:value-type="float">
            <text:p>0.021467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8111" calcext:value-type="float">
            <text:p>0.032481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9495" calcext:value-type="float">
            <text:p>0.043594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57563" calcext:value-type="float">
            <text:p>0.055575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7745" calcext:value-type="float">
            <text:p>0.0605774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805" calcext:value-type="float">
            <text:p>0.070680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52842" calcext:value-type="float">
            <text:p>0.079528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25005" calcext:value-type="float">
            <text:p>0.0972500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88818" calcext:value-type="float">
            <text:p>0.10688818</text:p>
          </table:table-cell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465" calcext:value-type="float">
            <text:p>46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388" calcext:value-type="float">
            <text:p>0.0112238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51505" calcext:value-type="float">
            <text:p>0.0215150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3388" calcext:value-type="float">
            <text:p>0.032733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0326" calcext:value-type="float">
            <text:p>0.0444032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06639" calcext:value-type="float">
            <text:p>0.0560663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3937" calcext:value-type="float">
            <text:p>0.0606393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816" calcext:value-type="float">
            <text:p>0.070981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71152" calcext:value-type="float">
            <text:p>0.078711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76532" calcext:value-type="float">
            <text:p>0.0977653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3241" calcext:value-type="float">
            <text:p>0.1053241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466" calcext:value-type="float">
            <text:p>46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4875" calcext:value-type="float">
            <text:p>0.0110487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8474" calcext:value-type="float">
            <text:p>0.021684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796" calcext:value-type="float">
            <text:p>0.033237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58402" calcext:value-type="float">
            <text:p>0.0445840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7061" calcext:value-type="float">
            <text:p>0.056706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929" calcext:value-type="float">
            <text:p>0.061119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5357" calcext:value-type="float">
            <text:p>0.0714535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79241" calcext:value-type="float">
            <text:p>0.078792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78055" calcext:value-type="float">
            <text:p>0.0987805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82663" calcext:value-type="float">
            <text:p>0.10482663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67" calcext:value-type="float">
            <text:p>46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7797" calcext:value-type="float">
            <text:p>0.010777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6571" calcext:value-type="float">
            <text:p>0.021865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64582" calcext:value-type="float">
            <text:p>0.0336458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1288" calcext:value-type="float">
            <text:p>0.0450128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799" calcext:value-type="float">
            <text:p>0.0567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1154" calcext:value-type="float">
            <text:p>0.061411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694" calcext:value-type="float">
            <text:p>0.07156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75506" calcext:value-type="float">
            <text:p>0.0787550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15543" calcext:value-type="float">
            <text:p>0.0991554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05134" calcext:value-type="float">
            <text:p>0.10405134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468" calcext:value-type="float">
            <text:p>46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2236" calcext:value-type="float">
            <text:p>0.010622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8763" calcext:value-type="float">
            <text:p>0.0219876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1768" calcext:value-type="float">
            <text:p>0.03417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2491" calcext:value-type="float">
            <text:p>0.0451249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16177" calcext:value-type="float">
            <text:p>0.0561617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59" calcext:value-type="float">
            <text:p>0.0614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6473" calcext:value-type="float">
            <text:p>0.0719647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93926" calcext:value-type="float">
            <text:p>0.078939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3562" calcext:value-type="float">
            <text:p>0.099356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04414" calcext:value-type="float">
            <text:p>0.10404414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469" calcext:value-type="float">
            <text:p>46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6364" calcext:value-type="float">
            <text:p>0.010563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097" calcext:value-type="float">
            <text:p>0.0221009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42317" calcext:value-type="float">
            <text:p>0.034423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5717" calcext:value-type="float">
            <text:p>0.045157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27727" calcext:value-type="float">
            <text:p>0.0552772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3559" calcext:value-type="float">
            <text:p>0.061735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3659" calcext:value-type="float">
            <text:p>0.071936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65936" calcext:value-type="float">
            <text:p>0.0796593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1725" calcext:value-type="float">
            <text:p>0.09917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0388" calcext:value-type="float">
            <text:p>0.1040388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470" calcext:value-type="float">
            <text:p>47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9324" calcext:value-type="float">
            <text:p>0.0104932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1749" calcext:value-type="float">
            <text:p>0.022217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91045" calcext:value-type="float">
            <text:p>0.0349104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26212" calcext:value-type="float">
            <text:p>0.045262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3843" calcext:value-type="float">
            <text:p>0.0543384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8555" calcext:value-type="float">
            <text:p>0.061585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053" calcext:value-type="float">
            <text:p>0.071610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3571" calcext:value-type="float">
            <text:p>0.080235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60158" calcext:value-type="float">
            <text:p>0.0986015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57793" calcext:value-type="float">
            <text:p>0.1045779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71" calcext:value-type="float">
            <text:p>47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2985" calcext:value-type="float">
            <text:p>0.0104298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987" calcext:value-type="float">
            <text:p>0.022189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89698" calcext:value-type="float">
            <text:p>0.0348969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591" calcext:value-type="float">
            <text:p>0.045359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6791" calcext:value-type="float">
            <text:p>0.053667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1112" calcext:value-type="float">
            <text:p>0.0616111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3463" calcext:value-type="float">
            <text:p>0.071534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0733" calcext:value-type="float">
            <text:p>0.081007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93588" calcext:value-type="float">
            <text:p>0.0979358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80889" calcext:value-type="float">
            <text:p>0.10680889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472" calcext:value-type="float">
            <text:p>47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7482" calcext:value-type="float">
            <text:p>0.0104748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7569" calcext:value-type="float">
            <text:p>0.0222756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85269" calcext:value-type="float">
            <text:p>0.034852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5551" calcext:value-type="float">
            <text:p>0.045355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2841" calcext:value-type="float">
            <text:p>0.052528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1837" calcext:value-type="float">
            <text:p>0.0614183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391" calcext:value-type="float">
            <text:p>0.071439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7678" calcext:value-type="float">
            <text:p>0.0813767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5" calcext:value-type="float">
            <text:p>0.0967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4133" calcext:value-type="float">
            <text:p>0.10824133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473" calcext:value-type="float">
            <text:p>47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2181" calcext:value-type="float">
            <text:p>0.0105218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547" calcext:value-type="float">
            <text:p>0.022325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75852" calcext:value-type="float">
            <text:p>0.0347585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60844" calcext:value-type="float">
            <text:p>0.0456084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467" calcext:value-type="float">
            <text:p>0.0511946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0331" calcext:value-type="float">
            <text:p>0.0615033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1104" calcext:value-type="float">
            <text:p>0.0709110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2867" calcext:value-type="float">
            <text:p>0.082128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0418" calcext:value-type="float">
            <text:p>0.096204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0236" calcext:value-type="float">
            <text:p>0.10920236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474" calcext:value-type="float">
            <text:p>47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1402" calcext:value-type="float">
            <text:p>0.0105140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1795" calcext:value-type="float">
            <text:p>0.0224179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9391" calcext:value-type="float">
            <text:p>0.0343939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59479" calcext:value-type="float">
            <text:p>0.045594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1202" calcext:value-type="float">
            <text:p>0.050812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5821" calcext:value-type="float">
            <text:p>0.0612582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6114" calcext:value-type="float">
            <text:p>0.070861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39718" calcext:value-type="float">
            <text:p>0.0823971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0546" calcext:value-type="float">
            <text:p>0.0949054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51187" calcext:value-type="float">
            <text:p>0.11151187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75" calcext:value-type="float">
            <text:p>47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3945" calcext:value-type="float">
            <text:p>0.0106394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9545" calcext:value-type="float">
            <text:p>0.022495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2784" calcext:value-type="float">
            <text:p>0.0343278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65986" calcext:value-type="float">
            <text:p>0.0456598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0834" calcext:value-type="float">
            <text:p>0.050108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287" calcext:value-type="float">
            <text:p>0.061028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0372" calcext:value-type="float">
            <text:p>0.0708037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6307" calcext:value-type="float">
            <text:p>0.08263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7174" calcext:value-type="float">
            <text:p>0.094371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01881" calcext:value-type="float">
            <text:p>0.1120188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76" calcext:value-type="float">
            <text:p>47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3759" calcext:value-type="float">
            <text:p>0.0107375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7609" calcext:value-type="float">
            <text:p>0.022576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69083" calcext:value-type="float">
            <text:p>0.033690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64217" calcext:value-type="float">
            <text:p>0.045642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6537" calcext:value-type="float">
            <text:p>0.0500653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9024" calcext:value-type="float">
            <text:p>0.060890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0592" calcext:value-type="float">
            <text:p>0.070905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65673" calcext:value-type="float">
            <text:p>0.082656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9514" calcext:value-type="float">
            <text:p>0.093495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4052" calcext:value-type="float">
            <text:p>0.1124052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477" calcext:value-type="float">
            <text:p>47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6559" calcext:value-type="float">
            <text:p>0.0108655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6631" calcext:value-type="float">
            <text:p>0.022566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7253" calcext:value-type="float">
            <text:p>0.0334725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72343" calcext:value-type="float">
            <text:p>0.0457234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3754" calcext:value-type="float">
            <text:p>0.0499375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0349" calcext:value-type="float">
            <text:p>0.061003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714" calcext:value-type="float">
            <text:p>0.070927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43757" calcext:value-type="float">
            <text:p>0.082437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10359" calcext:value-type="float">
            <text:p>0.093103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33039" calcext:value-type="float">
            <text:p>0.11233039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478" calcext:value-type="float">
            <text:p>47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0056" calcext:value-type="float">
            <text:p>0.0110005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4476" calcext:value-type="float">
            <text:p>0.022544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815" calcext:value-type="float">
            <text:p>0.032978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1225" calcext:value-type="float">
            <text:p>0.0454122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4231" calcext:value-type="float">
            <text:p>0.049942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8285" calcext:value-type="float">
            <text:p>0.060882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0618" calcext:value-type="float">
            <text:p>0.071506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7582" calcext:value-type="float">
            <text:p>0.0821758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00894" calcext:value-type="float">
            <text:p>0.0930089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63099" calcext:value-type="float">
            <text:p>0.11163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9" calcext:value-type="float">
            <text:p>47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2268" calcext:value-type="float">
            <text:p>0.0111226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3455" calcext:value-type="float">
            <text:p>0.022534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9693" calcext:value-type="float">
            <text:p>0.0326969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5666" calcext:value-type="float">
            <text:p>0.045056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8218" calcext:value-type="float">
            <text:p>0.0504821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3759" calcext:value-type="float">
            <text:p>0.061137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1396" calcext:value-type="float">
            <text:p>0.0718139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554" calcext:value-type="float">
            <text:p>0.08145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1846" calcext:value-type="float">
            <text:p>0.093184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1031" calcext:value-type="float">
            <text:p>0.10881031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480" calcext:value-type="float">
            <text:p>48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7384" calcext:value-type="float">
            <text:p>0.0111738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8221" calcext:value-type="float">
            <text:p>0.0224822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1606" calcext:value-type="float">
            <text:p>0.0322160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99429" calcext:value-type="float">
            <text:p>0.0449942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8721" calcext:value-type="float">
            <text:p>0.050787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986" calcext:value-type="float">
            <text:p>0.061059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37247" calcext:value-type="float">
            <text:p>0.0723724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4136" calcext:value-type="float">
            <text:p>0.0812413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8903" calcext:value-type="float">
            <text:p>0.0935890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9152" calcext:value-type="float">
            <text:p>0.10809152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481" calcext:value-type="float">
            <text:p>48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63" calcext:value-type="float">
            <text:p>0.011276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3496" calcext:value-type="float">
            <text:p>0.022434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3894" calcext:value-type="float">
            <text:p>0.0321389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3475" calcext:value-type="float">
            <text:p>0.044434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4226" calcext:value-type="float">
            <text:p>0.051442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4923" calcext:value-type="float">
            <text:p>0.0613492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79576" calcext:value-type="float">
            <text:p>0.0727957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9938" calcext:value-type="float">
            <text:p>0.0805993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13686" calcext:value-type="float">
            <text:p>0.0941368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8234" calcext:value-type="float">
            <text:p>0.10708234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482" calcext:value-type="float">
            <text:p>48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946" calcext:value-type="float">
            <text:p>0.01139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6062" calcext:value-type="float">
            <text:p>0.02246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5264" calcext:value-type="float">
            <text:p>0.031852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0072" calcext:value-type="float">
            <text:p>0.044200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89397" calcext:value-type="float">
            <text:p>0.051893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9305" calcext:value-type="float">
            <text:p>0.0612930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2126" calcext:value-type="float">
            <text:p>0.073021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2614" calcext:value-type="float">
            <text:p>0.080126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0451" calcext:value-type="float">
            <text:p>0.0950045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11109" calcext:value-type="float">
            <text:p>0.10611109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483" calcext:value-type="float">
            <text:p>4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682" calcext:value-type="float">
            <text:p>0.0114068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3253" calcext:value-type="float">
            <text:p>0.022332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4681" calcext:value-type="float">
            <text:p>0.031846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6727" calcext:value-type="float">
            <text:p>0.043467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738" calcext:value-type="float">
            <text:p>0.0524773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5904" calcext:value-type="float">
            <text:p>0.061459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94717" calcext:value-type="float">
            <text:p>0.0729471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2558" calcext:value-type="float">
            <text:p>0.0799255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9204" calcext:value-type="float">
            <text:p>0.0954920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01425" calcext:value-type="float">
            <text:p>0.1060142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484" calcext:value-type="float">
            <text:p>48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2213" calcext:value-type="float">
            <text:p>0.011422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972" calcext:value-type="float">
            <text:p>0.02209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1545" calcext:value-type="float">
            <text:p>0.0317154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15953" calcext:value-type="float">
            <text:p>0.043159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0504" calcext:value-type="float">
            <text:p>0.052805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5473" calcext:value-type="float">
            <text:p>0.061354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11361" calcext:value-type="float">
            <text:p>0.0731136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77062" calcext:value-type="float">
            <text:p>0.0797706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0561" calcext:value-type="float">
            <text:p>0.096405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92692" calcext:value-type="float">
            <text:p>0.10592692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485" calcext:value-type="float">
            <text:p>48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4851" calcext:value-type="float">
            <text:p>0.0114485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3399" calcext:value-type="float">
            <text:p>0.0219339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0642" calcext:value-type="float">
            <text:p>0.0316064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50966" calcext:value-type="float">
            <text:p>0.042509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3813" calcext:value-type="float">
            <text:p>0.0534381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013" calcext:value-type="float">
            <text:p>0.061501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72699" calcext:value-type="float">
            <text:p>0.0727269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7553" calcext:value-type="float">
            <text:p>0.07975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1522" calcext:value-type="float">
            <text:p>0.0970152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27893" calcext:value-type="float">
            <text:p>0.10627893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486" calcext:value-type="float">
            <text:p>48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7657" calcext:value-type="float">
            <text:p>0.0114765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7252" calcext:value-type="float">
            <text:p>0.021872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1271" calcext:value-type="float">
            <text:p>0.031812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39671" calcext:value-type="float">
            <text:p>0.042396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72508" calcext:value-type="float">
            <text:p>0.0537250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4781" calcext:value-type="float">
            <text:p>0.061447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2387" calcext:value-type="float">
            <text:p>0.072523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4141" calcext:value-type="float">
            <text:p>0.080041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60176" calcext:value-type="float">
            <text:p>0.097601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178" calcext:value-type="float">
            <text:p>0.1070178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87" calcext:value-type="float">
            <text:p>48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2946" calcext:value-type="float">
            <text:p>0.011429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8317" calcext:value-type="float">
            <text:p>0.0216831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4911" calcext:value-type="float">
            <text:p>0.031849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97373" calcext:value-type="float">
            <text:p>0.0419737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2648" calcext:value-type="float">
            <text:p>0.0539264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247" calcext:value-type="float">
            <text:p>0.0609724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3489" calcext:value-type="float">
            <text:p>0.0719348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246" calcext:value-type="float">
            <text:p>0.08042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8296" calcext:value-type="float">
            <text:p>0.09782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3973" calcext:value-type="float">
            <text:p>0.10763973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488" calcext:value-type="float">
            <text:p>48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7525" calcext:value-type="float">
            <text:p>0.011475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6608" calcext:value-type="float">
            <text:p>0.0216660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6499" calcext:value-type="float">
            <text:p>0.031964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77533" calcext:value-type="float">
            <text:p>0.041775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0174" calcext:value-type="float">
            <text:p>0.054101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1823" calcext:value-type="float">
            <text:p>0.0609182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7848" calcext:value-type="float">
            <text:p>0.0717784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2785" calcext:value-type="float">
            <text:p>0.080727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85793" calcext:value-type="float">
            <text:p>0.0978579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5162" calcext:value-type="float">
            <text:p>0.1084516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9" calcext:value-type="float">
            <text:p>48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5055" calcext:value-type="float">
            <text:p>0.011505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6156" calcext:value-type="float">
            <text:p>0.0216615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2318" calcext:value-type="float">
            <text:p>0.032023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73393" calcext:value-type="float">
            <text:p>0.041733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6725" calcext:value-type="float">
            <text:p>0.053967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0943" calcext:value-type="float">
            <text:p>0.0607094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994" calcext:value-type="float">
            <text:p>0.070929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2913" calcext:value-type="float">
            <text:p>0.0811291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82548" calcext:value-type="float">
            <text:p>0.097825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88431" calcext:value-type="float">
            <text:p>0.10988431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490" calcext:value-type="float">
            <text:p>49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3638" calcext:value-type="float">
            <text:p>0.011436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3861" calcext:value-type="float">
            <text:p>0.0217386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567" calcext:value-type="float">
            <text:p>0.032156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89374" calcext:value-type="float">
            <text:p>0.0418937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3546" calcext:value-type="float">
            <text:p>0.0541354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9984" calcext:value-type="float">
            <text:p>0.0605998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0151" calcext:value-type="float">
            <text:p>0.0707015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1527" calcext:value-type="float">
            <text:p>0.081415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35934" calcext:value-type="float">
            <text:p>0.0973593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43145" calcext:value-type="float">
            <text:p>0.11043145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491" calcext:value-type="float">
            <text:p>49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371" calcext:value-type="float">
            <text:p>0.011293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6744" calcext:value-type="float">
            <text:p>0.021867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4372" calcext:value-type="float">
            <text:p>0.032143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26458" calcext:value-type="float">
            <text:p>0.042264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8753" calcext:value-type="float">
            <text:p>0.0539875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3119" calcext:value-type="float">
            <text:p>0.0603311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0669" calcext:value-type="float">
            <text:p>0.0702066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76599" calcext:value-type="float">
            <text:p>0.081765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99494" calcext:value-type="float">
            <text:p>0.0969949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73498" calcext:value-type="float">
            <text:p>0.11073498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492" calcext:value-type="float">
            <text:p>4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4192" calcext:value-type="float">
            <text:p>0.011341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0736" calcext:value-type="float">
            <text:p>0.0219073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3974" calcext:value-type="float">
            <text:p>0.032439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51328" calcext:value-type="float">
            <text:p>0.0425132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3169" calcext:value-type="float">
            <text:p>0.053931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0872" calcext:value-type="float">
            <text:p>0.0604087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6284" calcext:value-type="float">
            <text:p>0.0699628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04184" calcext:value-type="float">
            <text:p>0.0820418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4837" calcext:value-type="float">
            <text:p>0.096248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74303" calcext:value-type="float">
            <text:p>0.11074303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493" calcext:value-type="float">
            <text:p>49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5198" calcext:value-type="float">
            <text:p>0.0113519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193" calcext:value-type="float">
            <text:p>0.0220119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7374" calcext:value-type="float">
            <text:p>0.032573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16017" calcext:value-type="float">
            <text:p>0.043160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0525" calcext:value-type="float">
            <text:p>0.053905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3771" calcext:value-type="float">
            <text:p>0.060537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2419" calcext:value-type="float">
            <text:p>0.0701241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06994" calcext:value-type="float">
            <text:p>0.0820699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6017" calcext:value-type="float">
            <text:p>0.0958601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95397" calcext:value-type="float">
            <text:p>0.1109539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494" calcext:value-type="float">
            <text:p>49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396" calcext:value-type="float">
            <text:p>0.011113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9456" calcext:value-type="float">
            <text:p>0.0221945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8006" calcext:value-type="float">
            <text:p>0.0327800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2824" calcext:value-type="float">
            <text:p>0.043528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2464" calcext:value-type="float">
            <text:p>0.0536246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849" calcext:value-type="float">
            <text:p>0.06078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413" calcext:value-type="float">
            <text:p>0.0701741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77821" calcext:value-type="float">
            <text:p>0.0817782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2259" calcext:value-type="float">
            <text:p>0.094722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5378" calcext:value-type="float">
            <text:p>0.1105378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495" calcext:value-type="float">
            <text:p>49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3304" calcext:value-type="float">
            <text:p>0.011133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6967" calcext:value-type="float">
            <text:p>0.0223696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226" calcext:value-type="float">
            <text:p>0.032922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5071" calcext:value-type="float">
            <text:p>0.044050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6299" calcext:value-type="float">
            <text:p>0.053662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1386" calcext:value-type="float">
            <text:p>0.060713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2548" calcext:value-type="float">
            <text:p>0.0705254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7373" calcext:value-type="float">
            <text:p>0.081573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55509" calcext:value-type="float">
            <text:p>0.0945550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26068" calcext:value-type="float">
            <text:p>0.1102606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96" calcext:value-type="float">
            <text:p>49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332" calcext:value-type="float">
            <text:p>0.010963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1586" calcext:value-type="float">
            <text:p>0.022415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9682" calcext:value-type="float">
            <text:p>0.0330968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2178" calcext:value-type="float">
            <text:p>0.044321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5077" calcext:value-type="float">
            <text:p>0.0534507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97" calcext:value-type="float">
            <text:p>0.06107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2883" calcext:value-type="float">
            <text:p>0.0714288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7709" calcext:value-type="float">
            <text:p>0.0814770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16342" calcext:value-type="float">
            <text:p>0.094163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5536" calcext:value-type="float">
            <text:p>0.10925536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497" calcext:value-type="float">
            <text:p>49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9537" calcext:value-type="float">
            <text:p>0.0108953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9892" calcext:value-type="float">
            <text:p>0.022298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2127" calcext:value-type="float">
            <text:p>0.0333212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1112" calcext:value-type="float">
            <text:p>0.045011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9599" calcext:value-type="float">
            <text:p>0.053495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681" calcext:value-type="float">
            <text:p>0.06146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2329" calcext:value-type="float">
            <text:p>0.0715232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8884" calcext:value-type="float">
            <text:p>0.0808888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14628" calcext:value-type="float">
            <text:p>0.0941462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96301" calcext:value-type="float">
            <text:p>0.1089630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498" calcext:value-type="float">
            <text:p>49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0101" calcext:value-type="float">
            <text:p>0.0109010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31" calcext:value-type="float">
            <text:p>0.02225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5715" calcext:value-type="float">
            <text:p>0.033557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5863" calcext:value-type="float">
            <text:p>0.0451586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2404" calcext:value-type="float">
            <text:p>0.053324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4107" calcext:value-type="float">
            <text:p>0.0616410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0787" calcext:value-type="float">
            <text:p>0.072107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0392" calcext:value-type="float">
            <text:p>0.080803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88896" calcext:value-type="float">
            <text:p>0.093888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8843" calcext:value-type="float">
            <text:p>0.1079884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99" calcext:value-type="float">
            <text:p>49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5232" calcext:value-type="float">
            <text:p>0.010752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85" calcext:value-type="float">
            <text:p>0.02218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65614" calcext:value-type="float">
            <text:p>0.0336561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1796" calcext:value-type="float">
            <text:p>0.045417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3277" calcext:value-type="float">
            <text:p>0.0532327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1741" calcext:value-type="float">
            <text:p>0.061817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84985" calcext:value-type="float">
            <text:p>0.0728498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2277" calcext:value-type="float">
            <text:p>0.080422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98169" calcext:value-type="float">
            <text:p>0.093981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18615" calcext:value-type="float">
            <text:p>0.10718615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500" calcext:value-type="float">
            <text:p>50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8974" calcext:value-type="float">
            <text:p>0.0106897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5643" calcext:value-type="float">
            <text:p>0.0220564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0895" calcext:value-type="float">
            <text:p>0.0339089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68572" calcext:value-type="float">
            <text:p>0.045685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7497" calcext:value-type="float">
            <text:p>0.052774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6527" calcext:value-type="float">
            <text:p>0.061865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15592" calcext:value-type="float">
            <text:p>0.073155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4598" calcext:value-type="float">
            <text:p>0.0801459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2398" calcext:value-type="float">
            <text:p>0.0947239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62572" calcext:value-type="float">
            <text:p>0.10662572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501" calcext:value-type="float">
            <text:p>50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2271" calcext:value-type="float">
            <text:p>0.010722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302" calcext:value-type="float">
            <text:p>0.0219930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8287" calcext:value-type="float">
            <text:p>0.033982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6076" calcext:value-type="float">
            <text:p>0.0454607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1681" calcext:value-type="float">
            <text:p>0.0526168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04532" calcext:value-type="float">
            <text:p>0.062045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3336" calcext:value-type="float">
            <text:p>0.073033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2229" calcext:value-type="float">
            <text:p>0.0801222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0559" calcext:value-type="float">
            <text:p>0.094705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57756" calcext:value-type="float">
            <text:p>0.10657756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502" calcext:value-type="float">
            <text:p>50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7738" calcext:value-type="float">
            <text:p>0.010677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5233" calcext:value-type="float">
            <text:p>0.0220523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00472" calcext:value-type="float">
            <text:p>0.034004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8158" calcext:value-type="float">
            <text:p>0.045381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1107" calcext:value-type="float">
            <text:p>0.0522110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6728" calcext:value-type="float">
            <text:p>0.061767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3863" calcext:value-type="float">
            <text:p>0.073038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7442" calcext:value-type="float">
            <text:p>0.079974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5584" calcext:value-type="float">
            <text:p>0.0954558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51192" calcext:value-type="float">
            <text:p>0.10651192</text:p>
          </table:table-cell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503" calcext:value-type="float">
            <text:p>50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1547" calcext:value-type="float">
            <text:p>0.010715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7648" calcext:value-type="float">
            <text:p>0.0219764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87572" calcext:value-type="float">
            <text:p>0.033875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7285" calcext:value-type="float">
            <text:p>0.045072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8616" calcext:value-type="float">
            <text:p>0.0520861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2741" calcext:value-type="float">
            <text:p>0.061827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73026" calcext:value-type="float">
            <text:p>0.072730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181" calcext:value-type="float">
            <text:p>0.0800918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0871" calcext:value-type="float">
            <text:p>0.095708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45431" calcext:value-type="float">
            <text:p>0.1064543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504" calcext:value-type="float">
            <text:p>50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0504" calcext:value-type="float">
            <text:p>0.010705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7062" calcext:value-type="float">
            <text:p>0.02187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82399" calcext:value-type="float">
            <text:p>0.033823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2029" calcext:value-type="float">
            <text:p>0.0450202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9001" calcext:value-type="float">
            <text:p>0.0517900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154" calcext:value-type="float">
            <text:p>0.06141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3038" calcext:value-type="float">
            <text:p>0.072530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1826" calcext:value-type="float">
            <text:p>0.080218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2091" calcext:value-type="float">
            <text:p>0.096420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98293" calcext:value-type="float">
            <text:p>0.10698293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505" calcext:value-type="float">
            <text:p>50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5738" calcext:value-type="float">
            <text:p>0.010757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0614" calcext:value-type="float">
            <text:p>0.021806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71636" calcext:value-type="float">
            <text:p>0.0337163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6011" calcext:value-type="float">
            <text:p>0.04460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9268" calcext:value-type="float">
            <text:p>0.051492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097" calcext:value-type="float">
            <text:p>0.061160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687" calcext:value-type="float">
            <text:p>0.071846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8989" calcext:value-type="float">
            <text:p>0.080789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8721" calcext:value-type="float">
            <text:p>0.096687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21323" calcext:value-type="float">
            <text:p>0.10721323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506" calcext:value-type="float">
            <text:p>50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7578" calcext:value-type="float">
            <text:p>0.0108757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6639" calcext:value-type="float">
            <text:p>0.021766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3818" calcext:value-type="float">
            <text:p>0.033538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2072" calcext:value-type="float">
            <text:p>0.044320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0262" calcext:value-type="float">
            <text:p>0.051402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773" calcext:value-type="float">
            <text:p>0.060977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9896" calcext:value-type="float">
            <text:p>0.0713989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6943" calcext:value-type="float">
            <text:p>0.0809694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6356" calcext:value-type="float">
            <text:p>0.0970635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7453" calcext:value-type="float">
            <text:p>0.10817453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507" calcext:value-type="float">
            <text:p>50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9246" calcext:value-type="float">
            <text:p>0.010892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5887" calcext:value-type="float">
            <text:p>0.021758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7751" calcext:value-type="float">
            <text:p>0.033277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699" calcext:value-type="float">
            <text:p>0.043996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756" calcext:value-type="float">
            <text:p>0.05127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0394" calcext:value-type="float">
            <text:p>0.060903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05262" calcext:value-type="float">
            <text:p>0.0710526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6283" calcext:value-type="float">
            <text:p>0.0813628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31108" calcext:value-type="float">
            <text:p>0.0973110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2261" calcext:value-type="float">
            <text:p>0.10842261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508" calcext:value-type="float">
            <text:p>50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9168" calcext:value-type="float">
            <text:p>0.0110916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5878" calcext:value-type="float">
            <text:p>0.021858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3152" calcext:value-type="float">
            <text:p>0.0329315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1953" calcext:value-type="float">
            <text:p>0.044119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592" calcext:value-type="float">
            <text:p>0.051559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2938" calcext:value-type="float">
            <text:p>0.060529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6736" calcext:value-type="float">
            <text:p>0.070667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9805" calcext:value-type="float">
            <text:p>0.0816980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8979" calcext:value-type="float">
            <text:p>0.097089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504" calcext:value-type="float">
            <text:p>0.1091650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09" calcext:value-type="float">
            <text:p>50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003" calcext:value-type="float">
            <text:p>0.011100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321" calcext:value-type="float">
            <text:p>0.021832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551" calcext:value-type="float">
            <text:p>0.032715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2339" calcext:value-type="float">
            <text:p>0.043723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5214" calcext:value-type="float">
            <text:p>0.0513521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0563" calcext:value-type="float">
            <text:p>0.0605056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7345" calcext:value-type="float">
            <text:p>0.0707734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7211" calcext:value-type="float">
            <text:p>0.0816721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97757" calcext:value-type="float">
            <text:p>0.096977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5553" calcext:value-type="float">
            <text:p>0.10975553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510" calcext:value-type="float">
            <text:p>51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336" calcext:value-type="float">
            <text:p>0.011243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5481" calcext:value-type="float">
            <text:p>0.0218548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6407" calcext:value-type="float">
            <text:p>0.032464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4778" calcext:value-type="float">
            <text:p>0.043747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151" calcext:value-type="float">
            <text:p>0.052015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2721" calcext:value-type="float">
            <text:p>0.0603272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265" calcext:value-type="float">
            <text:p>0.0706726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3446" calcext:value-type="float">
            <text:p>0.082134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852" calcext:value-type="float">
            <text:p>0.09628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472" calcext:value-type="float">
            <text:p>0.1103472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511" calcext:value-type="float">
            <text:p>51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005" calcext:value-type="float">
            <text:p>0.011270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643" calcext:value-type="float">
            <text:p>0.0220464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9808" calcext:value-type="float">
            <text:p>0.0322980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8717" calcext:value-type="float">
            <text:p>0.043587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7126" calcext:value-type="float">
            <text:p>0.052071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6102" calcext:value-type="float">
            <text:p>0.060461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1884" calcext:value-type="float">
            <text:p>0.0705188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7682" calcext:value-type="float">
            <text:p>0.0819768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7753" calcext:value-type="float">
            <text:p>0.0964775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2645" calcext:value-type="float">
            <text:p>0.1102645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512" calcext:value-type="float">
            <text:p>51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6754" calcext:value-type="float">
            <text:p>0.011267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358" calcext:value-type="float">
            <text:p>0.022013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7371" calcext:value-type="float">
            <text:p>0.032173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7152" calcext:value-type="float">
            <text:p>0.0436715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9202" calcext:value-type="float">
            <text:p>0.052692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6282" calcext:value-type="float">
            <text:p>0.060562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5359" calcext:value-type="float">
            <text:p>0.070753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77802" calcext:value-type="float">
            <text:p>0.081778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8674" calcext:value-type="float">
            <text:p>0.095586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8178" calcext:value-type="float">
            <text:p>0.11038178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513" calcext:value-type="float">
            <text:p>51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4636" calcext:value-type="float">
            <text:p>0.011346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1615" calcext:value-type="float">
            <text:p>0.0221161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9186" calcext:value-type="float">
            <text:p>0.032091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255" calcext:value-type="float">
            <text:p>0.043612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279" calcext:value-type="float">
            <text:p>0.053027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1965" calcext:value-type="float">
            <text:p>0.0607196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1228" calcext:value-type="float">
            <text:p>0.0709122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8644" calcext:value-type="float">
            <text:p>0.0814864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754" calcext:value-type="float">
            <text:p>0.095297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0994" calcext:value-type="float">
            <text:p>0.11030994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514" calcext:value-type="float">
            <text:p>51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688" calcext:value-type="float">
            <text:p>0.0114068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7028" calcext:value-type="float">
            <text:p>0.0221702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9574" calcext:value-type="float">
            <text:p>0.031995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7618" calcext:value-type="float">
            <text:p>0.043476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3017" calcext:value-type="float">
            <text:p>0.053530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6119" calcext:value-type="float">
            <text:p>0.0609611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6053" calcext:value-type="float">
            <text:p>0.071260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5472" calcext:value-type="float">
            <text:p>0.081354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69855" calcext:value-type="float">
            <text:p>0.0946985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15931" calcext:value-type="float">
            <text:p>0.1101593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515" calcext:value-type="float">
            <text:p>51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981" calcext:value-type="float">
            <text:p>0.0114098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9444" calcext:value-type="float">
            <text:p>0.022294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6718" calcext:value-type="float">
            <text:p>0.031967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9666" calcext:value-type="float">
            <text:p>0.043296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7523" calcext:value-type="float">
            <text:p>0.05375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673" calcext:value-type="float">
            <text:p>0.061166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18" calcext:value-type="float">
            <text:p>0.07146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2633" calcext:value-type="float">
            <text:p>0.080826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6124" calcext:value-type="float">
            <text:p>0.0947612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3674" calcext:value-type="float">
            <text:p>0.10973674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516" calcext:value-type="float">
            <text:p>51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934" calcext:value-type="float">
            <text:p>0.011299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645" calcext:value-type="float">
            <text:p>0.022326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6188" calcext:value-type="float">
            <text:p>0.032061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346" calcext:value-type="float">
            <text:p>0.043334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6659" calcext:value-type="float">
            <text:p>0.0542665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1968" calcext:value-type="float">
            <text:p>0.0616196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5308" calcext:value-type="float">
            <text:p>0.0717530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0693" calcext:value-type="float">
            <text:p>0.080506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49287" calcext:value-type="float">
            <text:p>0.0944928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796" calcext:value-type="float">
            <text:p>0.1092796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517" calcext:value-type="float">
            <text:p>51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857" calcext:value-type="float">
            <text:p>0.011385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804" calcext:value-type="float">
            <text:p>0.022358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6062" calcext:value-type="float">
            <text:p>0.0321606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4144" calcext:value-type="float">
            <text:p>0.0433414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342" calcext:value-type="float">
            <text:p>0.054334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357" calcext:value-type="float">
            <text:p>0.061435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9245" calcext:value-type="float">
            <text:p>0.0720924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6927" calcext:value-type="float">
            <text:p>0.08026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0721" calcext:value-type="float">
            <text:p>0.094307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1564" calcext:value-type="float">
            <text:p>0.10851564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518" calcext:value-type="float">
            <text:p>51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671" calcext:value-type="float">
            <text:p>0.011296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482" calcext:value-type="float">
            <text:p>0.022324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791" calcext:value-type="float">
            <text:p>0.0323779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9961" calcext:value-type="float">
            <text:p>0.043299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48738" calcext:value-type="float">
            <text:p>0.0544873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0461" calcext:value-type="float">
            <text:p>0.0617046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7372" calcext:value-type="float">
            <text:p>0.0720737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5285" calcext:value-type="float">
            <text:p>0.080052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0154" calcext:value-type="float">
            <text:p>0.094701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4978" calcext:value-type="float">
            <text:p>0.10794978</text:p>
          </table:table-cell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519" calcext:value-type="float">
            <text:p>51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126" calcext:value-type="float">
            <text:p>0.011221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688" calcext:value-type="float">
            <text:p>0.022356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462" calcext:value-type="float">
            <text:p>0.032546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4733" calcext:value-type="float">
            <text:p>0.043247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1749" calcext:value-type="float">
            <text:p>0.054217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3927" calcext:value-type="float">
            <text:p>0.061739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6581" calcext:value-type="float">
            <text:p>0.072165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0281" calcext:value-type="float">
            <text:p>0.0800028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969" calcext:value-type="float">
            <text:p>0.09509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45282" calcext:value-type="float">
            <text:p>0.10745282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520" calcext:value-type="float">
            <text:p>52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462" calcext:value-type="float">
            <text:p>0.0112446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5735" calcext:value-type="float">
            <text:p>0.0224573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494" calcext:value-type="float">
            <text:p>0.0326849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12224" calcext:value-type="float">
            <text:p>0.043122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8021" calcext:value-type="float">
            <text:p>0.054080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0878" calcext:value-type="float">
            <text:p>0.0616087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8874" calcext:value-type="float">
            <text:p>0.072188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3752" calcext:value-type="float">
            <text:p>0.080037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3647" calcext:value-type="float">
            <text:p>0.095836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3623" calcext:value-type="float">
            <text:p>0.10703623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521" calcext:value-type="float">
            <text:p>52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4431" calcext:value-type="float">
            <text:p>0.0111443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4982" calcext:value-type="float">
            <text:p>0.022349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586" calcext:value-type="float">
            <text:p>0.032825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2902" calcext:value-type="float">
            <text:p>0.0434290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89289" calcext:value-type="float">
            <text:p>0.053892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9039" calcext:value-type="float">
            <text:p>0.061590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0558" calcext:value-type="float">
            <text:p>0.072205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433" calcext:value-type="float">
            <text:p>0.080094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185" calcext:value-type="float">
            <text:p>0.09621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99339" calcext:value-type="float">
            <text:p>0.10699339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522" calcext:value-type="float">
            <text:p>52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4625" calcext:value-type="float">
            <text:p>0.011046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146" calcext:value-type="float">
            <text:p>0.022221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087" calcext:value-type="float">
            <text:p>0.033030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0165" calcext:value-type="float">
            <text:p>0.0434016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706" calcext:value-type="float">
            <text:p>0.053470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3924" calcext:value-type="float">
            <text:p>0.061439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3305" calcext:value-type="float">
            <text:p>0.0721330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4714" calcext:value-type="float">
            <text:p>0.080347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3783" calcext:value-type="float">
            <text:p>0.0964378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78586" calcext:value-type="float">
            <text:p>0.10678586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523" calcext:value-type="float">
            <text:p>52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541" calcext:value-type="float">
            <text:p>0.0111054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83" calcext:value-type="float">
            <text:p>0.022238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8885" calcext:value-type="float">
            <text:p>0.033188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4599" calcext:value-type="float">
            <text:p>0.043645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1235" calcext:value-type="float">
            <text:p>0.053312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8854" calcext:value-type="float">
            <text:p>0.061288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4971" calcext:value-type="float">
            <text:p>0.071949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9085" calcext:value-type="float">
            <text:p>0.080690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4354" calcext:value-type="float">
            <text:p>0.096743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6694" calcext:value-type="float">
            <text:p>0.10706694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524" calcext:value-type="float">
            <text:p>52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3934" calcext:value-type="float">
            <text:p>0.011039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596" calcext:value-type="float">
            <text:p>0.022165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6757" calcext:value-type="float">
            <text:p>0.033267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722" calcext:value-type="float">
            <text:p>0.043617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7549" calcext:value-type="float">
            <text:p>0.052675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288" calcext:value-type="float">
            <text:p>0.061112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2175" calcext:value-type="float">
            <text:p>0.071621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66" calcext:value-type="float">
            <text:p>0.0808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5448" calcext:value-type="float">
            <text:p>0.096654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33506" calcext:value-type="float">
            <text:p>0.10733506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525" calcext:value-type="float">
            <text:p>52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692" calcext:value-type="float">
            <text:p>0.011026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791" calcext:value-type="float">
            <text:p>0.022107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4587" calcext:value-type="float">
            <text:p>0.033345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3585" calcext:value-type="float">
            <text:p>0.044035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0678" calcext:value-type="float">
            <text:p>0.052506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222" calcext:value-type="float">
            <text:p>0.061012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873" calcext:value-type="float">
            <text:p>0.071387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3472" calcext:value-type="float">
            <text:p>0.081334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0264" calcext:value-type="float">
            <text:p>0.0967026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898" calcext:value-type="float">
            <text:p>0.1080898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526" calcext:value-type="float">
            <text:p>52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3188" calcext:value-type="float">
            <text:p>0.0109318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895" calcext:value-type="float">
            <text:p>0.0220489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1766" calcext:value-type="float">
            <text:p>0.0334176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71" calcext:value-type="float">
            <text:p>0.0442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5326" calcext:value-type="float">
            <text:p>0.052153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48" calcext:value-type="float">
            <text:p>0.060814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982" calcext:value-type="float">
            <text:p>0.071298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177" calcext:value-type="float">
            <text:p>0.08161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3092" calcext:value-type="float">
            <text:p>0.0963309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9747" calcext:value-type="float">
            <text:p>0.1082974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527" calcext:value-type="float">
            <text:p>52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3748" calcext:value-type="float">
            <text:p>0.0110374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6792" calcext:value-type="float">
            <text:p>0.021967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9779" calcext:value-type="float">
            <text:p>0.033297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7271" calcext:value-type="float">
            <text:p>0.044472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7383" calcext:value-type="float">
            <text:p>0.051973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32" calcext:value-type="float">
            <text:p>0.06081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667" calcext:value-type="float">
            <text:p>0.07136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0192" calcext:value-type="float">
            <text:p>0.081901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9782" calcext:value-type="float">
            <text:p>0.096197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97456" calcext:value-type="float">
            <text:p>0.10897456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528" calcext:value-type="float">
            <text:p>52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4387" calcext:value-type="float">
            <text:p>0.0109438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814" calcext:value-type="float">
            <text:p>0.02188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9366" calcext:value-type="float">
            <text:p>0.0333936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56196" calcext:value-type="float">
            <text:p>0.044561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4034" calcext:value-type="float">
            <text:p>0.051940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8914" calcext:value-type="float">
            <text:p>0.060689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0436" calcext:value-type="float">
            <text:p>0.071204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87453" calcext:value-type="float">
            <text:p>0.081874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1015" calcext:value-type="float">
            <text:p>0.095710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31328" calcext:value-type="float">
            <text:p>0.1093132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29" calcext:value-type="float">
            <text:p>52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8538" calcext:value-type="float">
            <text:p>0.010985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2634" calcext:value-type="float">
            <text:p>0.0219263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4049" calcext:value-type="float">
            <text:p>0.033440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8294" calcext:value-type="float">
            <text:p>0.044829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5797" calcext:value-type="float">
            <text:p>0.051757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202" calcext:value-type="float">
            <text:p>0.060812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8287" calcext:value-type="float">
            <text:p>0.071182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8927" calcext:value-type="float">
            <text:p>0.0818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5649" calcext:value-type="float">
            <text:p>0.0954564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83998" calcext:value-type="float">
            <text:p>0.10983998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530" calcext:value-type="float">
            <text:p>53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8658" calcext:value-type="float">
            <text:p>0.010886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5453" calcext:value-type="float">
            <text:p>0.021954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5253" calcext:value-type="float">
            <text:p>0.0333525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89486" calcext:value-type="float">
            <text:p>0.0448948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9689" calcext:value-type="float">
            <text:p>0.051796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324" calcext:value-type="float">
            <text:p>0.060953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7088" calcext:value-type="float">
            <text:p>0.0713708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096" calcext:value-type="float">
            <text:p>0.08190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9901" calcext:value-type="float">
            <text:p>0.0951990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6814" calcext:value-type="float">
            <text:p>0.1097681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531" calcext:value-type="float">
            <text:p>5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8086" calcext:value-type="float">
            <text:p>0.010880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386" calcext:value-type="float">
            <text:p>0.021943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3067" calcext:value-type="float">
            <text:p>0.0333306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7012" calcext:value-type="float">
            <text:p>0.045170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1668" calcext:value-type="float">
            <text:p>0.052116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9656" calcext:value-type="float">
            <text:p>0.061096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867" calcext:value-type="float">
            <text:p>0.071618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3263" calcext:value-type="float">
            <text:p>0.0815326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8751" calcext:value-type="float">
            <text:p>0.094875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2681" calcext:value-type="float">
            <text:p>0.1102681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532" calcext:value-type="float">
            <text:p>53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4447" calcext:value-type="float">
            <text:p>0.010844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322" calcext:value-type="float">
            <text:p>0.021932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3354" calcext:value-type="float">
            <text:p>0.033333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96481" calcext:value-type="float">
            <text:p>0.044964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3271" calcext:value-type="float">
            <text:p>0.052332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0498" calcext:value-type="float">
            <text:p>0.061004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6215" calcext:value-type="float">
            <text:p>0.0715621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9233" calcext:value-type="float">
            <text:p>0.081392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114" calcext:value-type="float">
            <text:p>0.09471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0709" calcext:value-type="float">
            <text:p>0.1100709</text:p>
          </table:table-cell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533" calcext:value-type="float">
            <text:p>53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5334" calcext:value-type="float">
            <text:p>0.010853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004" calcext:value-type="float">
            <text:p>0.021940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1257" calcext:value-type="float">
            <text:p>0.033212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93693" calcext:value-type="float">
            <text:p>0.044936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0732" calcext:value-type="float">
            <text:p>0.0523073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938" calcext:value-type="float">
            <text:p>0.061059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6274" calcext:value-type="float">
            <text:p>0.071762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95" calcext:value-type="float">
            <text:p>0.081039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7945" calcext:value-type="float">
            <text:p>0.094779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5901" calcext:value-type="float">
            <text:p>0.10955901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534" calcext:value-type="float">
            <text:p>53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5615" calcext:value-type="float">
            <text:p>0.0109561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6608" calcext:value-type="float">
            <text:p>0.0220660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6688" calcext:value-type="float">
            <text:p>0.033066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68266" calcext:value-type="float">
            <text:p>0.044682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102" calcext:value-type="float">
            <text:p>0.05261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781" calcext:value-type="float">
            <text:p>0.061167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1459" calcext:value-type="float">
            <text:p>0.071714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7054" calcext:value-type="float">
            <text:p>0.080870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3682" calcext:value-type="float">
            <text:p>0.094736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9535" calcext:value-type="float">
            <text:p>0.10919535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535" calcext:value-type="float">
            <text:p>53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0802" calcext:value-type="float">
            <text:p>0.0109080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5844" calcext:value-type="float">
            <text:p>0.022158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239" calcext:value-type="float">
            <text:p>0.03292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556" calcext:value-type="float">
            <text:p>0.044355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0052" calcext:value-type="float">
            <text:p>0.0528005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73" calcext:value-type="float">
            <text:p>0.06114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5441" calcext:value-type="float">
            <text:p>0.0718544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6488" calcext:value-type="float">
            <text:p>0.080364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1521" calcext:value-type="float">
            <text:p>0.095015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5711" calcext:value-type="float">
            <text:p>0.10905711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536" calcext:value-type="float">
            <text:p>53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2566" calcext:value-type="float">
            <text:p>0.0109256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82" calcext:value-type="float">
            <text:p>0.02223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1457" calcext:value-type="float">
            <text:p>0.032814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9196" calcext:value-type="float">
            <text:p>0.044091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6474" calcext:value-type="float">
            <text:p>0.052864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259" calcext:value-type="float">
            <text:p>0.061142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5818" calcext:value-type="float">
            <text:p>0.071658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1927" calcext:value-type="float">
            <text:p>0.08011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8977" calcext:value-type="float">
            <text:p>0.0950897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6725" calcext:value-type="float">
            <text:p>0.10866725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537" calcext:value-type="float">
            <text:p>53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2674" calcext:value-type="float">
            <text:p>0.0109267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105" calcext:value-type="float">
            <text:p>0.0223510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534" calcext:value-type="float">
            <text:p>0.032655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2851" calcext:value-type="float">
            <text:p>0.043928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9091" calcext:value-type="float">
            <text:p>0.053090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895" calcext:value-type="float">
            <text:p>0.061118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918" calcext:value-type="float">
            <text:p>0.071849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102" calcext:value-type="float">
            <text:p>0.08011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515" calcext:value-type="float">
            <text:p>0.095295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0506" calcext:value-type="float">
            <text:p>0.1081050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38" calcext:value-type="float">
            <text:p>53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853" calcext:value-type="float">
            <text:p>0.0109685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823" calcext:value-type="float">
            <text:p>0.022318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138" calcext:value-type="float">
            <text:p>0.032513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449" calcext:value-type="float">
            <text:p>0.04364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4071" calcext:value-type="float">
            <text:p>0.053140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3151" calcext:value-type="float">
            <text:p>0.061231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893" calcext:value-type="float">
            <text:p>0.0717089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507" calcext:value-type="float">
            <text:p>0.080095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1815" calcext:value-type="float">
            <text:p>0.095818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102" calcext:value-type="float">
            <text:p>0.1078102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539" calcext:value-type="float">
            <text:p>53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828" calcext:value-type="float">
            <text:p>0.011078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7288" calcext:value-type="float">
            <text:p>0.022372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3339" calcext:value-type="float">
            <text:p>0.032433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2908" calcext:value-type="float">
            <text:p>0.0435290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6831" calcext:value-type="float">
            <text:p>0.053068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9276" calcext:value-type="float">
            <text:p>0.0611927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7346" calcext:value-type="float">
            <text:p>0.071473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5646" calcext:value-type="float">
            <text:p>0.080356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7766" calcext:value-type="float">
            <text:p>0.0962776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58074" calcext:value-type="float">
            <text:p>0.10758074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540" calcext:value-type="float">
            <text:p>54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884" calcext:value-type="float">
            <text:p>0.0111088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9474" calcext:value-type="float">
            <text:p>0.022294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4372" calcext:value-type="float">
            <text:p>0.032343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7318" calcext:value-type="float">
            <text:p>0.043373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2344" calcext:value-type="float">
            <text:p>0.0532234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586" calcext:value-type="float">
            <text:p>0.061055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744" calcext:value-type="float">
            <text:p>0.071467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4171" calcext:value-type="float">
            <text:p>0.080541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8529" calcext:value-type="float">
            <text:p>0.096385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35199" calcext:value-type="float">
            <text:p>0.10735199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541" calcext:value-type="float">
            <text:p>54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43" calcext:value-type="float">
            <text:p>0.01122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072" calcext:value-type="float">
            <text:p>0.022250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8245" calcext:value-type="float">
            <text:p>0.0322824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1104" calcext:value-type="float">
            <text:p>0.043411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4297" calcext:value-type="float">
            <text:p>0.053242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449" calcext:value-type="float">
            <text:p>0.060974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1267" calcext:value-type="float">
            <text:p>0.071412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1898" calcext:value-type="float">
            <text:p>0.0807189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8618" calcext:value-type="float">
            <text:p>0.096586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45844" calcext:value-type="float">
            <text:p>0.10745844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542" calcext:value-type="float">
            <text:p>54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144" calcext:value-type="float">
            <text:p>0.0114014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374" calcext:value-type="float">
            <text:p>0.022313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1774" calcext:value-type="float">
            <text:p>0.032317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1247" calcext:value-type="float">
            <text:p>0.0432124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594" calcext:value-type="float">
            <text:p>0.05335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382" calcext:value-type="float">
            <text:p>0.061013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9967" calcext:value-type="float">
            <text:p>0.071399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0729" calcext:value-type="float">
            <text:p>0.0810072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9145" calcext:value-type="float">
            <text:p>0.096591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223" calcext:value-type="float">
            <text:p>0.1076223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543" calcext:value-type="float">
            <text:p>54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421" calcext:value-type="float">
            <text:p>0.011274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075" calcext:value-type="float">
            <text:p>0.022240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228" calcext:value-type="float">
            <text:p>0.032322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8477" calcext:value-type="float">
            <text:p>0.043384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9226" calcext:value-type="float">
            <text:p>0.053292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9011" calcext:value-type="float">
            <text:p>0.0609901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501" calcext:value-type="float">
            <text:p>0.071245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553" calcext:value-type="float">
            <text:p>0.08155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0387" calcext:value-type="float">
            <text:p>0.0963038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5812" calcext:value-type="float">
            <text:p>0.10775812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544" calcext:value-type="float">
            <text:p>54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5712" calcext:value-type="float">
            <text:p>0.011257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192" calcext:value-type="float">
            <text:p>0.022131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3643" calcext:value-type="float">
            <text:p>0.0324364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9435" calcext:value-type="float">
            <text:p>0.0433943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805" calcext:value-type="float">
            <text:p>0.053380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342" calcext:value-type="float">
            <text:p>0.0610134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2581" calcext:value-type="float">
            <text:p>0.071325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3147" calcext:value-type="float">
            <text:p>0.0814314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8961" calcext:value-type="float">
            <text:p>0.096389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6061" calcext:value-type="float">
            <text:p>0.1079606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545" calcext:value-type="float">
            <text:p>54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6452" calcext:value-type="float">
            <text:p>0.0112645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285" calcext:value-type="float">
            <text:p>0.022202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1548" calcext:value-type="float">
            <text:p>0.0323154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4433" calcext:value-type="float">
            <text:p>0.043444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2734" calcext:value-type="float">
            <text:p>0.053327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158" calcext:value-type="float">
            <text:p>0.0609315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492" calcext:value-type="float">
            <text:p>0.071614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0454" calcext:value-type="float">
            <text:p>0.081604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0919" calcext:value-type="float">
            <text:p>0.09609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33682" calcext:value-type="float">
            <text:p>0.10833682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546" calcext:value-type="float">
            <text:p>54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3712" calcext:value-type="float">
            <text:p>0.011337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677" calcext:value-type="float">
            <text:p>0.0220867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3781" calcext:value-type="float">
            <text:p>0.032637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0895" calcext:value-type="float">
            <text:p>0.043608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063" calcext:value-type="float">
            <text:p>0.053410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93" calcext:value-type="float">
            <text:p>0.061049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471" calcext:value-type="float">
            <text:p>0.071704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9095" calcext:value-type="float">
            <text:p>0.0816909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7507" calcext:value-type="float">
            <text:p>0.0959750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0731" calcext:value-type="float">
            <text:p>0.10860731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547" calcext:value-type="float">
            <text:p>54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7271" calcext:value-type="float">
            <text:p>0.011172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557" calcext:value-type="float">
            <text:p>0.022015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0299" calcext:value-type="float">
            <text:p>0.032802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1419" calcext:value-type="float">
            <text:p>0.043814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5768" calcext:value-type="float">
            <text:p>0.053457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2386" calcext:value-type="float">
            <text:p>0.061123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9784" calcext:value-type="float">
            <text:p>0.0718978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7346" calcext:value-type="float">
            <text:p>0.081473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2659" calcext:value-type="float">
            <text:p>0.095526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8304" calcext:value-type="float">
            <text:p>0.10908304</text:p>
          </table:table-cell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548" calcext:value-type="float">
            <text:p>54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67" calcext:value-type="float">
            <text:p>0.011116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58" calcext:value-type="float">
            <text:p>0.022120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9876" calcext:value-type="float">
            <text:p>0.0328987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079" calcext:value-type="float">
            <text:p>0.043990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2035" calcext:value-type="float">
            <text:p>0.053220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4895" calcext:value-type="float">
            <text:p>0.061248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267" calcext:value-type="float">
            <text:p>0.071842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9097" calcext:value-type="float">
            <text:p>0.081390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6398" calcext:value-type="float">
            <text:p>0.0953639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694" calcext:value-type="float">
            <text:p>0.1091669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49" calcext:value-type="float">
            <text:p>5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211" calcext:value-type="float">
            <text:p>0.0110621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059" calcext:value-type="float">
            <text:p>0.0219405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746" calcext:value-type="float">
            <text:p>0.03307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1549" calcext:value-type="float">
            <text:p>0.044015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4268" calcext:value-type="float">
            <text:p>0.053342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0902" calcext:value-type="float">
            <text:p>0.061209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3255" calcext:value-type="float">
            <text:p>0.0721325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5122" calcext:value-type="float">
            <text:p>0.081351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5356" calcext:value-type="float">
            <text:p>0.0951535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35222" calcext:value-type="float">
            <text:p>0.10935222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550" calcext:value-type="float">
            <text:p>55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4025" calcext:value-type="float">
            <text:p>0.011040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3288" calcext:value-type="float">
            <text:p>0.021932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9907" calcext:value-type="float">
            <text:p>0.033199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1938" calcext:value-type="float">
            <text:p>0.0441193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8824" calcext:value-type="float">
            <text:p>0.053188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74" calcext:value-type="float">
            <text:p>0.06147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0337" calcext:value-type="float">
            <text:p>0.071903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837" calcext:value-type="float">
            <text:p>0.080883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4371" calcext:value-type="float">
            <text:p>0.095143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62951" calcext:value-type="float">
            <text:p>0.10962951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551" calcext:value-type="float">
            <text:p>55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876" calcext:value-type="float">
            <text:p>0.0109687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549" calcext:value-type="float">
            <text:p>0.022045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9915" calcext:value-type="float">
            <text:p>0.033399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203" calcext:value-type="float">
            <text:p>0.044220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8365" calcext:value-type="float">
            <text:p>0.052883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966" calcext:value-type="float">
            <text:p>0.061296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2624" calcext:value-type="float">
            <text:p>0.0719262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0053" calcext:value-type="float">
            <text:p>0.081000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9633" calcext:value-type="float">
            <text:p>0.0947963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6152" calcext:value-type="float">
            <text:p>0.1095615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52" calcext:value-type="float">
            <text:p>55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9944" calcext:value-type="float">
            <text:p>0.0109994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726" calcext:value-type="float">
            <text:p>0.0219972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735" calcext:value-type="float">
            <text:p>0.03337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0179" calcext:value-type="float">
            <text:p>0.044201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1098" calcext:value-type="float">
            <text:p>0.052910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8739" calcext:value-type="float">
            <text:p>0.061387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7078" calcext:value-type="float">
            <text:p>0.071870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4923" calcext:value-type="float">
            <text:p>0.0805492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9921" calcext:value-type="float">
            <text:p>0.094799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41537" calcext:value-type="float">
            <text:p>0.10941537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553" calcext:value-type="float">
            <text:p>55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8854" calcext:value-type="float">
            <text:p>0.010988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007" calcext:value-type="float">
            <text:p>0.0219900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3365" calcext:value-type="float">
            <text:p>0.0334336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089" calcext:value-type="float">
            <text:p>0.0442508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8873" calcext:value-type="float">
            <text:p>0.0526887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6024" calcext:value-type="float">
            <text:p>0.061260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9668" calcext:value-type="float">
            <text:p>0.0718966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0758" calcext:value-type="float">
            <text:p>0.0805075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881" calcext:value-type="float">
            <text:p>0.0948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99" calcext:value-type="float">
            <text:p>0.108899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554" calcext:value-type="float">
            <text:p>55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1928" calcext:value-type="float">
            <text:p>0.010919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352" calcext:value-type="float">
            <text:p>0.022043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2356" calcext:value-type="float">
            <text:p>0.0334235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16" calcext:value-type="float">
            <text:p>0.04421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5813" calcext:value-type="float">
            <text:p>0.0525581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829" calcext:value-type="float">
            <text:p>0.061078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34" calcext:value-type="float">
            <text:p>0.071823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5863" calcext:value-type="float">
            <text:p>0.0804586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8958" calcext:value-type="float">
            <text:p>0.0949895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8145" calcext:value-type="float">
            <text:p>0.10858145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555" calcext:value-type="float">
            <text:p>55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1448" calcext:value-type="float">
            <text:p>0.0109144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939" calcext:value-type="float">
            <text:p>0.022019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68" calcext:value-type="float">
            <text:p>0.0332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761" calcext:value-type="float">
            <text:p>0.044257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3132" calcext:value-type="float">
            <text:p>0.0524313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201" calcext:value-type="float">
            <text:p>0.0611420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3432" calcext:value-type="float">
            <text:p>0.0715343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316" calcext:value-type="float">
            <text:p>0.08043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268" calcext:value-type="float">
            <text:p>0.09532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0125" calcext:value-type="float">
            <text:p>0.10820125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556" calcext:value-type="float">
            <text:p>55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7477" calcext:value-type="float">
            <text:p>0.010974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088" calcext:value-type="float">
            <text:p>0.022080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8919" calcext:value-type="float">
            <text:p>0.033289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562" calcext:value-type="float">
            <text:p>0.0442556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5823" calcext:value-type="float">
            <text:p>0.052258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9456" calcext:value-type="float">
            <text:p>0.060994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2826" calcext:value-type="float">
            <text:p>0.071428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3648" calcext:value-type="float">
            <text:p>0.0805364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789" calcext:value-type="float">
            <text:p>0.0953878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902" calcext:value-type="float">
            <text:p>0.1078902</text:p>
          </table:table-cell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557" calcext:value-type="float">
            <text:p>55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0027" calcext:value-type="float">
            <text:p>0.011000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3211" calcext:value-type="float">
            <text:p>0.0220321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4281" calcext:value-type="float">
            <text:p>0.033242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3291" calcext:value-type="float">
            <text:p>0.0441329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6404" calcext:value-type="float">
            <text:p>0.052064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9855" calcext:value-type="float">
            <text:p>0.060698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051" calcext:value-type="float">
            <text:p>0.0712405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8889" calcext:value-type="float">
            <text:p>0.080688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9736" calcext:value-type="float">
            <text:p>0.0956973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597" calcext:value-type="float">
            <text:p>0.1079059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58" calcext:value-type="float">
            <text:p>55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317" calcext:value-type="float">
            <text:p>0.0110231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934" calcext:value-type="float">
            <text:p>0.0221093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2793" calcext:value-type="float">
            <text:p>0.0331279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4346" calcext:value-type="float">
            <text:p>0.0441434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689" calcext:value-type="float">
            <text:p>0.05206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311" calcext:value-type="float">
            <text:p>0.0608631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887" calcext:value-type="float">
            <text:p>0.071248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159" calcext:value-type="float">
            <text:p>0.0810415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4449" calcext:value-type="float">
            <text:p>0.0959444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0355" calcext:value-type="float">
            <text:p>0.10760355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559" calcext:value-type="float">
            <text:p>55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277" calcext:value-type="float">
            <text:p>0.011062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398" calcext:value-type="float">
            <text:p>0.0220839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0099" calcext:value-type="float">
            <text:p>0.033200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682" calcext:value-type="float">
            <text:p>0.044168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1889" calcext:value-type="float">
            <text:p>0.052318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4428" calcext:value-type="float">
            <text:p>0.060644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5668" calcext:value-type="float">
            <text:p>0.0711566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1126" calcext:value-type="float">
            <text:p>0.081011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9409" calcext:value-type="float">
            <text:p>0.0962940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8782" calcext:value-type="float">
            <text:p>0.10778782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560" calcext:value-type="float">
            <text:p>56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639" calcext:value-type="float">
            <text:p>0.0111063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068" calcext:value-type="float">
            <text:p>0.022160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4828" calcext:value-type="float">
            <text:p>0.0329482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4707" calcext:value-type="float">
            <text:p>0.0442470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189" calcext:value-type="float">
            <text:p>0.052471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09" calcext:value-type="float">
            <text:p>0.06070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9302" calcext:value-type="float">
            <text:p>0.0709930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6642" calcext:value-type="float">
            <text:p>0.081066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2057" calcext:value-type="float">
            <text:p>0.096520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7408" calcext:value-type="float">
            <text:p>0.1077740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61" calcext:value-type="float">
            <text:p>56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611" calcext:value-type="float">
            <text:p>0.0110261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514" calcext:value-type="float">
            <text:p>0.022225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1942" calcext:value-type="float">
            <text:p>0.0329194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019" calcext:value-type="float">
            <text:p>0.044250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2922" calcext:value-type="float">
            <text:p>0.0526292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708" calcext:value-type="float">
            <text:p>0.0608670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2297" calcext:value-type="float">
            <text:p>0.0711229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6254" calcext:value-type="float">
            <text:p>0.081262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2957" calcext:value-type="float">
            <text:p>0.096329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2524" calcext:value-type="float">
            <text:p>0.10802524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562" calcext:value-type="float">
            <text:p>56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8321" calcext:value-type="float">
            <text:p>0.011083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749" calcext:value-type="float">
            <text:p>0.022267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5116" calcext:value-type="float">
            <text:p>0.032951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8539" calcext:value-type="float">
            <text:p>0.044285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9763" calcext:value-type="float">
            <text:p>0.052597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9952" calcext:value-type="float">
            <text:p>0.0610995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9098" calcext:value-type="float">
            <text:p>0.0711909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3531" calcext:value-type="float">
            <text:p>0.0811353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7491" calcext:value-type="float">
            <text:p>0.096374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0066" calcext:value-type="float">
            <text:p>0.10850066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563" calcext:value-type="float">
            <text:p>56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623" calcext:value-type="float">
            <text:p>0.0110762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937" calcext:value-type="float">
            <text:p>0.022209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1478" calcext:value-type="float">
            <text:p>0.0328147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348" calcext:value-type="float">
            <text:p>0.0442534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105" calcext:value-type="float">
            <text:p>0.0528710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5194" calcext:value-type="float">
            <text:p>0.061351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0958" calcext:value-type="float">
            <text:p>0.071309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6828" calcext:value-type="float">
            <text:p>0.0812682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0029" calcext:value-type="float">
            <text:p>0.096100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4193" calcext:value-type="float">
            <text:p>0.10884193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564" calcext:value-type="float">
            <text:p>56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479" calcext:value-type="float">
            <text:p>0.011114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7055" calcext:value-type="float">
            <text:p>0.022270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4257" calcext:value-type="float">
            <text:p>0.032742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7204" calcext:value-type="float">
            <text:p>0.044272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8715" calcext:value-type="float">
            <text:p>0.0530871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086" calcext:value-type="float">
            <text:p>0.061070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607" calcext:value-type="float">
            <text:p>0.07166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2101" calcext:value-type="float">
            <text:p>0.0815210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7068" calcext:value-type="float">
            <text:p>0.096170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2171" calcext:value-type="float">
            <text:p>0.10922171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565" calcext:value-type="float">
            <text:p>56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005" calcext:value-type="float">
            <text:p>0.011110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427" calcext:value-type="float">
            <text:p>0.0222542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465" calcext:value-type="float">
            <text:p>0.0327146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7813" calcext:value-type="float">
            <text:p>0.0441781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4691" calcext:value-type="float">
            <text:p>0.053346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4567" calcext:value-type="float">
            <text:p>0.0613456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3357" calcext:value-type="float">
            <text:p>0.0718335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3073" calcext:value-type="float">
            <text:p>0.081230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3799" calcext:value-type="float">
            <text:p>0.0957379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6093" calcext:value-type="float">
            <text:p>0.10906093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566" calcext:value-type="float">
            <text:p>56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008" calcext:value-type="float">
            <text:p>0.0112400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363" calcext:value-type="float">
            <text:p>0.0222236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0901" calcext:value-type="float">
            <text:p>0.032709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2281" calcext:value-type="float">
            <text:p>0.044022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7655" calcext:value-type="float">
            <text:p>0.0532765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9162" calcext:value-type="float">
            <text:p>0.0615916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7498" calcext:value-type="float">
            <text:p>0.0718749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1554" calcext:value-type="float">
            <text:p>0.081015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4283" calcext:value-type="float">
            <text:p>0.0956428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2159" calcext:value-type="float">
            <text:p>0.10902159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567" calcext:value-type="float">
            <text:p>56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8786" calcext:value-type="float">
            <text:p>0.011187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396" calcext:value-type="float">
            <text:p>0.022323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668" calcext:value-type="float">
            <text:p>0.032656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5873" calcext:value-type="float">
            <text:p>0.0439587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3999" calcext:value-type="float">
            <text:p>0.053539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0596" calcext:value-type="float">
            <text:p>0.061405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8002" calcext:value-type="float">
            <text:p>0.0721800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9272" calcext:value-type="float">
            <text:p>0.080992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203" calcext:value-type="float">
            <text:p>0.0953820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9273" calcext:value-type="float">
            <text:p>0.1092927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68" calcext:value-type="float">
            <text:p>56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9147" calcext:value-type="float">
            <text:p>0.011191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347" calcext:value-type="float">
            <text:p>0.032683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0275" calcext:value-type="float">
            <text:p>0.043902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651" calcext:value-type="float">
            <text:p>0.0534165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5009" calcext:value-type="float">
            <text:p>0.0613500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8294" calcext:value-type="float">
            <text:p>0.072282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2657" calcext:value-type="float">
            <text:p>0.080826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4524" calcext:value-type="float">
            <text:p>0.0953452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652" calcext:value-type="float">
            <text:p>0.1095652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569" calcext:value-type="float">
            <text:p>56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928" calcext:value-type="float">
            <text:p>0.011209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947" calcext:value-type="float">
            <text:p>0.022259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8569" calcext:value-type="float">
            <text:p>0.032485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1785" calcext:value-type="float">
            <text:p>0.043517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9309" calcext:value-type="float">
            <text:p>0.0533930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439" calcext:value-type="float">
            <text:p>0.061044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9327" calcext:value-type="float">
            <text:p>0.072293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3341" calcext:value-type="float">
            <text:p>0.080633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711" calcext:value-type="float">
            <text:p>0.095071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466" calcext:value-type="float">
            <text:p>0.10916466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570" calcext:value-type="float">
            <text:p>57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8297" calcext:value-type="float">
            <text:p>0.011182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8598" calcext:value-type="float">
            <text:p>0.0222859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9683" calcext:value-type="float">
            <text:p>0.032596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4315" calcext:value-type="float">
            <text:p>0.0435431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2476" calcext:value-type="float">
            <text:p>0.0535247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346" calcext:value-type="float">
            <text:p>0.061163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011" calcext:value-type="float">
            <text:p>0.07200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6583" calcext:value-type="float">
            <text:p>0.0806658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1035" calcext:value-type="float">
            <text:p>0.0949103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76855" calcext:value-type="float">
            <text:p>0.10876855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571" calcext:value-type="float">
            <text:p>57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812" calcext:value-type="float">
            <text:p>0.011298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632" calcext:value-type="float">
            <text:p>0.0222463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9441" calcext:value-type="float">
            <text:p>0.0324944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7256" calcext:value-type="float">
            <text:p>0.0435725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4074" calcext:value-type="float">
            <text:p>0.053440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029" calcext:value-type="float">
            <text:p>0.060950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5886" calcext:value-type="float">
            <text:p>0.0717588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2433" calcext:value-type="float">
            <text:p>0.080524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2243" calcext:value-type="float">
            <text:p>0.0949224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8399" calcext:value-type="float">
            <text:p>0.10848399</text:p>
          </table:table-cell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572" calcext:value-type="float">
            <text:p>57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557" calcext:value-type="float">
            <text:p>0.0112755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432" calcext:value-type="float">
            <text:p>0.0221843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4861" calcext:value-type="float">
            <text:p>0.0325486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074" calcext:value-type="float">
            <text:p>0.0436107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3969" calcext:value-type="float">
            <text:p>0.053139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9" calcext:value-type="float">
            <text:p>0.0609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4182" calcext:value-type="float">
            <text:p>0.0717418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3799" calcext:value-type="float">
            <text:p>0.080737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7263" calcext:value-type="float">
            <text:p>0.095072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9677" calcext:value-type="float">
            <text:p>0.10829677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573" calcext:value-type="float">
            <text:p>57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743" calcext:value-type="float">
            <text:p>0.011207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62" calcext:value-type="float">
            <text:p>0.02212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594" calcext:value-type="float">
            <text:p>0.032559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798" calcext:value-type="float">
            <text:p>0.04327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5641" calcext:value-type="float">
            <text:p>0.053156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0704" calcext:value-type="float">
            <text:p>0.060807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8128" calcext:value-type="float">
            <text:p>0.0714812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867" calcext:value-type="float">
            <text:p>0.080908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429" calcext:value-type="float">
            <text:p>0.095294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4305" calcext:value-type="float">
            <text:p>0.108143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4" calcext:value-type="float">
            <text:p>57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074" calcext:value-type="float">
            <text:p>0.0112007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7375" calcext:value-type="float">
            <text:p>0.021973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6232" calcext:value-type="float">
            <text:p>0.0325623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6416" calcext:value-type="float">
            <text:p>0.0436641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4712" calcext:value-type="float">
            <text:p>0.053047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96" calcext:value-type="float">
            <text:p>0.06086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926" calcext:value-type="float">
            <text:p>0.071469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474" calcext:value-type="float">
            <text:p>0.0809047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2338" calcext:value-type="float">
            <text:p>0.0953233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9028" calcext:value-type="float">
            <text:p>0.10819028</text:p>
          </table:table-cell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575" calcext:value-type="float">
            <text:p>57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5297" calcext:value-type="float">
            <text:p>0.011152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7109" calcext:value-type="float">
            <text:p>0.022071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3439" calcext:value-type="float">
            <text:p>0.032734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123" calcext:value-type="float">
            <text:p>0.043512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3541" calcext:value-type="float">
            <text:p>0.052835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1142" calcext:value-type="float">
            <text:p>0.0609114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4412" calcext:value-type="float">
            <text:p>0.0714441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9819" calcext:value-type="float">
            <text:p>0.0808981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4391" calcext:value-type="float">
            <text:p>0.095443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6566" calcext:value-type="float">
            <text:p>0.10786566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576" calcext:value-type="float">
            <text:p>57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3306" calcext:value-type="float">
            <text:p>0.0111330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3444" calcext:value-type="float">
            <text:p>0.022034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6555" calcext:value-type="float">
            <text:p>0.0328655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5168" calcext:value-type="float">
            <text:p>0.043651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75" calcext:value-type="float">
            <text:p>0.05284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591" calcext:value-type="float">
            <text:p>0.0609359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1997" calcext:value-type="float">
            <text:p>0.0713199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344" calcext:value-type="float">
            <text:p>0.0810334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6206" calcext:value-type="float">
            <text:p>0.0955620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4885" calcext:value-type="float">
            <text:p>0.10774885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577" calcext:value-type="float">
            <text:p>57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1221" calcext:value-type="float">
            <text:p>0.011012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051" calcext:value-type="float">
            <text:p>0.022100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2207" calcext:value-type="float">
            <text:p>0.032922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4555" calcext:value-type="float">
            <text:p>0.043945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0088" calcext:value-type="float">
            <text:p>0.0525008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988" calcext:value-type="float">
            <text:p>0.06089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9589" calcext:value-type="float">
            <text:p>0.0711958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9003" calcext:value-type="float">
            <text:p>0.0810900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4779" calcext:value-type="float">
            <text:p>0.095847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6992" calcext:value-type="float">
            <text:p>0.10786992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578" calcext:value-type="float">
            <text:p>57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0467" calcext:value-type="float">
            <text:p>0.0110046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8546" calcext:value-type="float">
            <text:p>0.021985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146" calcext:value-type="float">
            <text:p>0.033031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2201" calcext:value-type="float">
            <text:p>0.0440220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4094" calcext:value-type="float">
            <text:p>0.052540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0804" calcext:value-type="float">
            <text:p>0.061108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787" calcext:value-type="float">
            <text:p>0.07127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4656" calcext:value-type="float">
            <text:p>0.0812465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3143" calcext:value-type="float">
            <text:p>0.0959314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981" calcext:value-type="float">
            <text:p>0.10790981</text:p>
          </table:table-cell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579" calcext:value-type="float">
            <text:p>57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7241" calcext:value-type="float">
            <text:p>0.0109724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064" calcext:value-type="float">
            <text:p>0.0220406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377" calcext:value-type="float">
            <text:p>0.0330337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368" calcext:value-type="float">
            <text:p>0.04423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8284" calcext:value-type="float">
            <text:p>0.0524828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7091" calcext:value-type="float">
            <text:p>0.0611709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3909" calcext:value-type="float">
            <text:p>0.0713390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7486" calcext:value-type="float">
            <text:p>0.0811748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0271" calcext:value-type="float">
            <text:p>0.096102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8951" calcext:value-type="float">
            <text:p>0.10808951</text:p>
          </table:table-cell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580" calcext:value-type="float">
            <text:p>58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5116" calcext:value-type="float">
            <text:p>0.011051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0383" calcext:value-type="float">
            <text:p>0.0220038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96" calcext:value-type="float">
            <text:p>0.03323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7966" calcext:value-type="float">
            <text:p>0.044179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3965" calcext:value-type="float">
            <text:p>0.052539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1563" calcext:value-type="float">
            <text:p>0.0613156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9575" calcext:value-type="float">
            <text:p>0.071695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1871" calcext:value-type="float">
            <text:p>0.081418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05377" calcext:value-type="float">
            <text:p>0.0960537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9994" calcext:value-type="float">
            <text:p>0.10799994</text:p>
          </table:table-cell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581" calcext:value-type="float">
            <text:p>58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0627" calcext:value-type="float">
            <text:p>0.010906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484" calcext:value-type="float">
            <text:p>0.0221348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2359" calcext:value-type="float">
            <text:p>0.0332235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8661" calcext:value-type="float">
            <text:p>0.044386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431" calcext:value-type="float">
            <text:p>0.05254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6647" calcext:value-type="float">
            <text:p>0.0613664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119" calcext:value-type="float">
            <text:p>0.0716111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701" calcext:value-type="float">
            <text:p>0.0810470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2079" calcext:value-type="float">
            <text:p>0.096220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587" calcext:value-type="float">
            <text:p>0.1084587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582" calcext:value-type="float">
            <text:p>58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5354" calcext:value-type="float">
            <text:p>0.010953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892" calcext:value-type="float">
            <text:p>0.021998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6687" calcext:value-type="float">
            <text:p>0.033366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51339" calcext:value-type="float">
            <text:p>0.044513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5904" calcext:value-type="float">
            <text:p>0.052659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0631" calcext:value-type="float">
            <text:p>0.0613063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1758" calcext:value-type="float">
            <text:p>0.071817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898" calcext:value-type="float">
            <text:p>0.081089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9061" calcext:value-type="float">
            <text:p>0.095990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6502" calcext:value-type="float">
            <text:p>0.10866502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583" calcext:value-type="float">
            <text:p>5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077" calcext:value-type="float">
            <text:p>0.010960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776" calcext:value-type="float">
            <text:p>0.022107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9354" calcext:value-type="float">
            <text:p>0.033293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7609" calcext:value-type="float">
            <text:p>0.0443760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9331" calcext:value-type="float">
            <text:p>0.052893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1846" calcext:value-type="float">
            <text:p>0.061218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4724" calcext:value-type="float">
            <text:p>0.0717472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117" calcext:value-type="float">
            <text:p>0.0809011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4847" calcext:value-type="float">
            <text:p>0.095848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9386" calcext:value-type="float">
            <text:p>0.10889386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84" calcext:value-type="float">
            <text:p>58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391" calcext:value-type="float">
            <text:p>0.011023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379" calcext:value-type="float">
            <text:p>0.022183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334" calcext:value-type="float">
            <text:p>0.033233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5506" calcext:value-type="float">
            <text:p>0.0443550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3907" calcext:value-type="float">
            <text:p>0.0529390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1907" calcext:value-type="float">
            <text:p>0.0612190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061" calcext:value-type="float">
            <text:p>0.0718206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4622" calcext:value-type="float">
            <text:p>0.080746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0168" calcext:value-type="float">
            <text:p>0.095801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76499" calcext:value-type="float">
            <text:p>0.10876499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585" calcext:value-type="float">
            <text:p>58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9089" calcext:value-type="float">
            <text:p>0.0109908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667" calcext:value-type="float">
            <text:p>0.0221066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0114" calcext:value-type="float">
            <text:p>0.0332011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0828" calcext:value-type="float">
            <text:p>0.0444082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5817" calcext:value-type="float">
            <text:p>0.052758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083" calcext:value-type="float">
            <text:p>0.0611608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7401" calcext:value-type="float">
            <text:p>0.071774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1787" calcext:value-type="float">
            <text:p>0.080717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2915" calcext:value-type="float">
            <text:p>0.095529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2132" calcext:value-type="float">
            <text:p>0.10902132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586" calcext:value-type="float">
            <text:p>58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124" calcext:value-type="float">
            <text:p>0.0110612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569" calcext:value-type="float">
            <text:p>0.0221356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792" calcext:value-type="float">
            <text:p>0.0329779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2553" calcext:value-type="float">
            <text:p>0.044225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7082" calcext:value-type="float">
            <text:p>0.0529708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341" calcext:value-type="float">
            <text:p>0.060973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564" calcext:value-type="float">
            <text:p>0.0718256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093" calcext:value-type="float">
            <text:p>0.08070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7742" calcext:value-type="float">
            <text:p>0.095477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3113" calcext:value-type="float">
            <text:p>0.10903113</text:p>
          </table:table-cell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587" calcext:value-type="float">
            <text:p>58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5316" calcext:value-type="float">
            <text:p>0.011153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192" calcext:value-type="float">
            <text:p>0.022221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464" calcext:value-type="float">
            <text:p>0.032974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8249" calcext:value-type="float">
            <text:p>0.044182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003" calcext:value-type="float">
            <text:p>0.0528700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5635" calcext:value-type="float">
            <text:p>0.0608563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418" calcext:value-type="float">
            <text:p>0.071844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939" calcext:value-type="float">
            <text:p>0.080493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785" calcext:value-type="float">
            <text:p>0.095387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2953" calcext:value-type="float">
            <text:p>0.1091295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88" calcext:value-type="float">
            <text:p>58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424" calcext:value-type="float">
            <text:p>0.0111142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104" calcext:value-type="float">
            <text:p>0.022161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0548" calcext:value-type="float">
            <text:p>0.0330054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0608" calcext:value-type="float">
            <text:p>0.0441060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7346" calcext:value-type="float">
            <text:p>0.0529734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432" calcext:value-type="float">
            <text:p>0.060954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726" calcext:value-type="float">
            <text:p>0.071707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6297" calcext:value-type="float">
            <text:p>0.080662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6244" calcext:value-type="float">
            <text:p>0.0952624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97587" calcext:value-type="float">
            <text:p>0.10897587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589" calcext:value-type="float">
            <text:p>58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104" calcext:value-type="float">
            <text:p>0.01121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694" calcext:value-type="float">
            <text:p>0.0222069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9351" calcext:value-type="float">
            <text:p>0.032893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459" calcext:value-type="float">
            <text:p>0.0439945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6198" calcext:value-type="float">
            <text:p>0.052961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3928" calcext:value-type="float">
            <text:p>0.061039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3214" calcext:value-type="float">
            <text:p>0.071732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8978" calcext:value-type="float">
            <text:p>0.0807897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625" calcext:value-type="float">
            <text:p>0.095386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7778" calcext:value-type="float">
            <text:p>0.10887778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590" calcext:value-type="float">
            <text:p>59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05" calcext:value-type="float">
            <text:p>0.01116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28" calcext:value-type="float">
            <text:p>0.022252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6386" calcext:value-type="float">
            <text:p>0.032663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0636" calcext:value-type="float">
            <text:p>0.0438063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3991" calcext:value-type="float">
            <text:p>0.052939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494" calcext:value-type="float">
            <text:p>0.061114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307" calcext:value-type="float">
            <text:p>0.07173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8543" calcext:value-type="float">
            <text:p>0.0808854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4563" calcext:value-type="float">
            <text:p>0.095145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947" calcext:value-type="float">
            <text:p>0.1084947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591" calcext:value-type="float">
            <text:p>59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3166" calcext:value-type="float">
            <text:p>0.0112316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76" calcext:value-type="float">
            <text:p>0.022120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29" calcext:value-type="float">
            <text:p>0.032682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241" calcext:value-type="float">
            <text:p>0.0438824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822" calcext:value-type="float">
            <text:p>0.0528782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716" calcext:value-type="float">
            <text:p>0.061067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2111" calcext:value-type="float">
            <text:p>0.071621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22" calcext:value-type="float">
            <text:p>0.08103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7361" calcext:value-type="float">
            <text:p>0.095373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4741" calcext:value-type="float">
            <text:p>0.10864741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592" calcext:value-type="float">
            <text:p>5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832" calcext:value-type="float">
            <text:p>0.011118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467" calcext:value-type="float">
            <text:p>0.0222546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7561" calcext:value-type="float">
            <text:p>0.0327756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4004" calcext:value-type="float">
            <text:p>0.043840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6435" calcext:value-type="float">
            <text:p>0.053164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856" calcext:value-type="float">
            <text:p>0.061068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5744" calcext:value-type="float">
            <text:p>0.071557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066" calcext:value-type="float">
            <text:p>0.081040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6969" calcext:value-type="float">
            <text:p>0.095269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6752" calcext:value-type="float">
            <text:p>0.10826752</text:p>
          </table:table-cell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593" calcext:value-type="float">
            <text:p>59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418" calcext:value-type="float">
            <text:p>0.0112041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797" calcext:value-type="float">
            <text:p>0.0222479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9617" calcext:value-type="float">
            <text:p>0.032696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4832" calcext:value-type="float">
            <text:p>0.0438483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6728" calcext:value-type="float">
            <text:p>0.052967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2398" calcext:value-type="float">
            <text:p>0.061223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4872" calcext:value-type="float">
            <text:p>0.0716487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8924" calcext:value-type="float">
            <text:p>0.0811892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493" calcext:value-type="float">
            <text:p>0.095649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0077" calcext:value-type="float">
            <text:p>0.10820077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594" calcext:value-type="float">
            <text:p>59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796" calcext:value-type="float">
            <text:p>0.011247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546" calcext:value-type="float">
            <text:p>0.022315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2734" calcext:value-type="float">
            <text:p>0.032727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198" calcext:value-type="float">
            <text:p>0.04381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0298" calcext:value-type="float">
            <text:p>0.053002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203" calcext:value-type="float">
            <text:p>0.0610420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6419" calcext:value-type="float">
            <text:p>0.0713641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2649" calcext:value-type="float">
            <text:p>0.081026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1316" calcext:value-type="float">
            <text:p>0.0954131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8397" calcext:value-type="float">
            <text:p>0.10858397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595" calcext:value-type="float">
            <text:p>59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2793" calcext:value-type="float">
            <text:p>0.0111279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001" calcext:value-type="float">
            <text:p>0.0222600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3385" calcext:value-type="float">
            <text:p>0.032733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965" calcext:value-type="float">
            <text:p>0.0438896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6256" calcext:value-type="float">
            <text:p>0.053162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9005" calcext:value-type="float">
            <text:p>0.0611900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5736" calcext:value-type="float">
            <text:p>0.071457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1802" calcext:value-type="float">
            <text:p>0.081318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8323" calcext:value-type="float">
            <text:p>0.0957832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9897" calcext:value-type="float">
            <text:p>0.10819897</text:p>
          </table:table-cell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596" calcext:value-type="float">
            <text:p>59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013" calcext:value-type="float">
            <text:p>0.011100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125" calcext:value-type="float">
            <text:p>0.022261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709" calcext:value-type="float">
            <text:p>0.032657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324" calcext:value-type="float">
            <text:p>0.043883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1771" calcext:value-type="float">
            <text:p>0.053117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2116" calcext:value-type="float">
            <text:p>0.061421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1894" calcext:value-type="float">
            <text:p>0.071518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352" calcext:value-type="float">
            <text:p>0.081033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2045" calcext:value-type="float">
            <text:p>0.095820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2714" calcext:value-type="float">
            <text:p>0.10792714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597" calcext:value-type="float">
            <text:p>59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146" calcext:value-type="float">
            <text:p>0.011161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1565" calcext:value-type="float">
            <text:p>0.0222156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179" calcext:value-type="float">
            <text:p>0.032711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0953" calcext:value-type="float">
            <text:p>0.043909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714" calcext:value-type="float">
            <text:p>0.0528471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945" calcext:value-type="float">
            <text:p>0.0610594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5332" calcext:value-type="float">
            <text:p>0.0715533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611" calcext:value-type="float">
            <text:p>0.0810361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08" calcext:value-type="float">
            <text:p>0.09580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7334" calcext:value-type="float">
            <text:p>0.1080733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98" calcext:value-type="float">
            <text:p>59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3158" calcext:value-type="float">
            <text:p>0.011231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653" calcext:value-type="float">
            <text:p>0.022236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2988" calcext:value-type="float">
            <text:p>0.032729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9853" calcext:value-type="float">
            <text:p>0.043798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1269" calcext:value-type="float">
            <text:p>0.053112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395" calcext:value-type="float">
            <text:p>0.061063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2805" calcext:value-type="float">
            <text:p>0.0715280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5461" calcext:value-type="float">
            <text:p>0.081054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3896" calcext:value-type="float">
            <text:p>0.095938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0316" calcext:value-type="float">
            <text:p>0.10810316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599" calcext:value-type="float">
            <text:p>59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496" calcext:value-type="float">
            <text:p>0.011164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588" calcext:value-type="float">
            <text:p>0.022235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5509" calcext:value-type="float">
            <text:p>0.032855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5962" calcext:value-type="float">
            <text:p>0.0438596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5078" calcext:value-type="float">
            <text:p>0.052850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826" calcext:value-type="float">
            <text:p>0.061082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4065" calcext:value-type="float">
            <text:p>0.0715406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3564" calcext:value-type="float">
            <text:p>0.0808356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3476" calcext:value-type="float">
            <text:p>0.095734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437" calcext:value-type="float">
            <text:p>0.10790437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600" calcext:value-type="float">
            <text:p>60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722" calcext:value-type="float">
            <text:p>0.0110772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739" calcext:value-type="float">
            <text:p>0.02217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363" calcext:value-type="float">
            <text:p>0.0328236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6098" calcext:value-type="float">
            <text:p>0.043860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015" calcext:value-type="float">
            <text:p>0.052801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8256" calcext:value-type="float">
            <text:p>0.060982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8827" calcext:value-type="float">
            <text:p>0.071588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9557" calcext:value-type="float">
            <text:p>0.080895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6965" calcext:value-type="float">
            <text:p>0.0958696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4481" calcext:value-type="float">
            <text:p>0.10824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41:11.431466474</meta:creation-date>
    <dc:date>2017-10-05T20:01:18.253708593</dc:date>
    <meta:editing-duration>PT20M10S</meta:editing-duration>
    <meta:editing-cycles>3</meta:editing-cycles>
    <meta:generator>LibreOffice/4.4.6.3$Linux_X86_64 LibreOffice_project/40m0$Build-3</meta:generator>
    <meta:document-statistic meta:table-count="1" meta:cell-count="12864" meta:object-count="0"/>
  </office:meta>
</office:document-meta>
</file>